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464cd" officeooo:paragraph-rsid="000464cd" style:font-size-asian="15pt" style:font-size-complex="15pt"/>
    </style:style>
    <style:style style:name="P2" style:family="paragraph" style:parent-style-name="Preformatted_20_Text">
      <style:text-properties fo:font-size="15pt" officeooo:rsid="000464cd" officeooo:paragraph-rsid="0006160a" style:font-size-asian="15pt" style:font-size-complex="15pt"/>
    </style:style>
    <style:style style:name="P3" style:family="paragraph" style:parent-style-name="Preformatted_20_Text">
      <style:text-properties fo:font-size="12pt" officeooo:rsid="000464cd" officeooo:paragraph-rsid="000464cd" style:font-size-asian="12pt" style:font-size-complex="12pt"/>
    </style:style>
    <style:style style:name="P4" style:family="paragraph" style:parent-style-name="Footer">
      <style:text-properties officeooo:rsid="000464cd" officeooo:paragraph-rsid="000464cd"/>
    </style:style>
    <style:style style:name="T1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60 地獄新娘</text:p>
        <text:p text:style-name="P1"/>
        <text:p text:style-name="P1">今仔日是欲參加 蔡 家的生日宴會。</text:p>
        <text:p text:style-name="P1">Kin-á-ji̍t sī beh tsham-ka <text:s/>Tshuà <text:s/>--ka ê senn-ji̍t iàn-huē. </text:p>
        <text:p text:style-name="P1"/>
        <text:p text:style-name="P2">我問你到底人走去tueh？</text:p>
        <text:p text:style-name="P1">Guá mn̄g --lí tàu-té lâng tsáu khì tueh?</text:p>
        <text:p text:style-name="P1"/>
        <text:p text:style-name="P1">毋過，</text:p>
        <text:p text:style-name="P1">M̄-koh, </text:p>
        <text:p text:style-name="P1"/>
        <text:p text:style-name="P1">頭家娘若欲出去攏無共我講。</text:p>
        <text:p text:style-name="P1">thâu-ke-niû nā beh tshut-khì lóng bô kā guá kóng. </text:p>
        <text:p text:style-name="P1"/>
        <text:p text:style-name="P1">共你講？</text:p>
        <text:p text:style-name="P1">Kā lí kóng? </text:p>
        <text:p text:style-name="P1"/>
        <text:p text:style-name="P1">人咧？</text:p>
        <text:p text:style-name="P1">Lâng --leh?</text:p>
        <text:p text:style-name="P1"/>
        <text:p text:style-name="P1">昨暗嘛無看見伊出去。</text:p>
        <text:p text:style-name="P1">Tsa-àm mā bô khuànn-kìnn i tshut-khì.</text:p>
        <text:p text:style-name="P1"/>
        <text:p text:style-name="P1">我無佇咧的時，</text:p>
        <text:p text:style-name="P1">Guá bô tī-leh ê sî, </text:p>
        <text:p text:style-name="P1"/>
        <text:p text:style-name="P1">伊捌踮外口過暝無？</text:p>
        <text:p text:style-name="P1">i bat tàm guā-kháu kè-mî --bô?</text:p>
        <text:p text:style-name="P1"/>
        <text:p text:style-name="P1">伊毋捌按呢啦！</text:p>
        <text:p text:style-name="P1">I m̄ bat án-ne --lah!</text:p>
        <text:p text:style-name="P1"/>
        <text:p text:style-name="P1">派人去揣！</text:p>
        <text:p text:style-name="P1">Phài lâng khì tshuē!</text:p>
        <text:p text:style-name="P1"/>
        <text:p text:style-name="P1">好！</text:p>
        <text:p text:style-name="P1">Hó!</text:p>
        <text:p text:style-name="P1"/>
        <text:p text:style-name="P1">你是 高鳳嬌 小姐是毋？</text:p>
        <text:p text:style-name="P1">Lí sī <text:s/>Ko Hōng-kiau <text:s/>sió-tsiá sī --m̄? </text:p>
        <text:p text:style-name="P1"/>
        <text:p text:style-name="P1"><text:s/>高景敏 是毋是你的大兄？</text:p>
        <text:p text:style-name="P1"><text:s/>Ko Kíng-bín <text:s/>sī m̄ sī lí ê tuā-hiann?</text:p>
        <text:p text:style-name="P1"/>
        <text:p text:style-name="P1">是啦！</text:p>
        <text:p text:style-name="P1">Sī --lah! </text:p>
        <text:p text:style-name="P1"/>
        <text:p text:style-name="P1">是怎樣？</text:p>
        <text:p text:style-name="P1">Sī-tsánn-iūnn?</text:p>
        <text:p text:style-name="P1"/>
        <text:p text:style-name="P1">呃，</text:p>
        <text:p text:style-name="P1">Eh, </text:p>
        <text:p text:style-name="P1"/>
        <text:p text:style-name="P1">我欲共你報告一个不幸的消息！</text:p>
        <text:p text:style-name="P1">guá beh kā lí pò-kò tsi̍t ê put-hīng ê siau-sit! </text:p>
        <text:p text:style-name="P1"/>
        <text:p text:style-name="P1">拄才 野柳 派出所有電話來，</text:p>
        <text:p text:style-name="P1">Tú-tsiah <text:s/>Iá-liú <text:s/>phài-tshut-sóo ū tiān-uē lâi, </text:p>
        <text:p text:style-name="P1"/>
        <text:p text:style-name="P1">有一臺遊艇失事，</text:p>
        <text:p text:style-name="P1">ū tsi̍t tâi iû-thíng sit-sū, </text:p>
        <text:p text:style-name="P1"/>
        <text:p text:style-name="P1">船內一對男女跋落海中，</text:p>
        <text:p text:style-name="P1">tsûn-lāi tsi̍t tuì lâm-lú pua̍h lo̍h hái-tiong, </text:p>
        <text:p text:style-name="P1"/>
        <text:p text:style-name="P1">男的死體已經揣著，</text:p>
        <text:p text:style-name="P1">lâm ê sí-thé í-king tshē--tio̍h, </text:p>
        <text:p text:style-name="P1"><text:soft-page-break/>可能是 高景敏 ，</text:p>
        <text:p text:style-name="P1">khó-lîng sī <text:s/>Ko Kíng-bín , </text:p>
        <text:p text:style-name="P1"/>
        <text:p text:style-name="P1">你來看覓咧！</text:p>
        <text:p text:style-name="P1">lí lâi khuànn-māi --eh!</text:p>
        <text:p text:style-name="P1"/>
        <text:p text:style-name="P1">啥物？</text:p>
        <text:p text:style-name="P1">Siánn-mih? </text:p>
        <text:p text:style-name="P1"/>
        <text:p text:style-name="P1">我的大兄？</text:p>
        <text:p text:style-name="P1">Guá ê tuā-hiann?</text:p>
        <text:p text:style-name="P1"/>
        <text:p text:style-name="P1">是啦！</text:p>
        <text:p text:style-name="P1">Sī --lah! </text:p>
        <text:p text:style-name="P1"/>
        <text:p text:style-name="P1">女的只干焦留一跤皮包，</text:p>
        <text:p text:style-name="P1">Lú--ê tsí kan-na lâu tsi̍t kha phê-pau,</text:p>
        <text:p text:style-name="P1"/>
        <text:p text:style-name="P1">啊屍體揣猶未著！</text:p>
        <text:p text:style-name="P1">ah si-thé tshē á-bē tio̍h! </text:p>
        <text:p text:style-name="P1"/>
        <text:p text:style-name="P1">希望高小姐你即時來現場認屍！</text:p>
        <text:p text:style-name="P1">Hi-bāng Ko sió-tsiá lí tsik-sî lâi hiān-tiûnn jīn si!</text:p>
        <text:p text:style-name="P1"/>
        <text:p text:style-name="P1">好！</text:p>
        <text:p text:style-name="P1">Hó! </text:p>
        <text:p text:style-name="P1"/>
        <text:p text:style-name="P1">哪有這號代誌？</text:p>
        <text:p text:style-name="P1">Ná ū tsit lō tāi-tsì? </text:p>
        <text:p text:style-name="P1"/>
        <text:p text:style-name="P1">伊今仔日欲去 香港 ！</text:p>
        <text:p text:style-name="P1">I kin-á-ji̍t bueh khì <text:s/>Hiong-káng !</text:p>
        <text:p text:style-name="P1"/>
        <text:p text:style-name="P1">我想講恁結婚七、八年矣，</text:p>
        <text:p text:style-name="P1">Guá siūnn-kóng lín kiat-hun tshit, pueh nî --ah, </text:p>
        <text:p text:style-name="P1"/>
        <text:p text:style-name="P1">阮大兄一定看破 瑞雲 的愛，</text:p>
        <text:p text:style-name="P1">gún tuā-hiann it-tīng khuànn-phuà <text:s/>Suī-hûn <text:s/>ê ài, </text:p>
        <text:p text:style-name="P1"/>
        <text:p text:style-name="P1">哪會知影in兩个猶閣咧來往，</text:p>
        <text:p text:style-name="P1">ná ē tsai-iánn in nn̄g ê ah koh leh lâi-óng, </text:p>
        <text:p text:style-name="P1"/>
        <text:p text:style-name="P1">一來二去攏是阮大兄毋好！</text:p>
        <text:p text:style-name="P1">it lâi jī khì lóng sī gún tuā-hiann m̄ hó!</text:p>
        <text:p text:style-name="P1"/>
        <text:p text:style-name="P1">看我這个面欲叫我攑去⿰佗位？</text:p>
        <text:p text:style-name="P1">Khuànn guá tsit ê bīn beh kiò guá gia̍h khì tueh? </text:p>
        <text:p text:style-name="P1"/>
        <text:p text:style-name="P1">連暗報都刊甲按呢！</text:p>
        <text:p text:style-name="P1">Liân àm-pò to khan kah án-ni!</text:p>
        <text:p text:style-name="P1"/>
        <text:p text:style-name="P1"><text:s/>義明 兄！</text:p>
        <text:p text:style-name="P1"><text:s/>Gī-bîng <text:s/>hiann!</text:p>
        <text:p text:style-name="P1"/>
        <text:p text:style-name="P1">出去！</text:p>
        <text:p text:style-name="P1">Tshut-khì!</text:p>
        <text:p text:style-name="P1"/>
        <text:p text:style-name="P1">阮大姊知影我對 新加坡 轉來 臺灣 ，</text:p>
        <text:p text:style-name="P3">Gún tuā-tsí tsai-iánn guá tuì <text:s/>Sin-ka-pho <text:s/>tńg--lâi <text:s/>Tâi-uân . </text:p>
        <text:p text:style-name="P1"/>
        <text:p text:style-name="P1">才寫批叫我來揣伊𨑨迌，</text:p>
        <text:p text:style-name="P1">Tsiah siá phue kiò guá lâi tshuē i tshit-thô, </text:p>
        <text:p text:style-name="P1"/>
        <text:p text:style-name="P1">日期閣是出事前寫來的，</text:p>
        <text:p text:style-name="P1">li̍t-kî koh sī tshut-sū tsîng siá --lâi --ê, </text:p>
        <text:p text:style-name="P1"/>
        <text:p text:style-name="P1"><text:soft-page-break/>敢誠實會做出這款敗門風的代誌？</text:p>
        <text:p text:style-name="P1">kám tsiânn-si̍t ē tsò-tshut tsit khuán pāi mn̂g-hong ê tāi-tsì? </text:p>
        <text:p text:style-name="P1"/>
        <text:p text:style-name="P1">阮兩个姊妹仔已經分開十五年，</text:p>
        <text:p text:style-name="P1">Gún nn̄g ê tsí-bē-á í-king hun-khui tsa̍p-gōo nî, </text:p>
        <text:p text:style-name="P1"/>
        <text:p text:style-name="P1">對伊的代誌我是完全毋知，</text:p>
        <text:p text:style-name="P1">tuì i ê tāi-tsì guá sī uân-tsuân m̄ tsai, </text:p>
        <text:p text:style-name="P1"/>
        <text:p text:style-name="P1">毋過阮二姨仔咧講，</text:p>
        <text:p text:style-name="P1">m̄-koh gún jī-î-á leh kóng, </text:p>
        <text:p text:style-name="P1"/>
        <text:p text:style-name="P1">伊是一个真好女德又閣溫馴的人。</text:p>
        <text:p text:style-name="P1">i sī tsi̍t ê tsin hó lú-tik iū-koh un-sûn ê lâng.</text:p>
        <text:p text:style-name="P1"/>
        <text:p text:style-name="P1">小姐，</text:p>
        <text:p text:style-name="P1">Sió-tsiá, </text:p>
        <text:p text:style-name="P1"/>
        <text:p text:style-name="P1">這張批是毋是你落去的？</text:p>
        <text:p text:style-name="P1">tsit tiunn phue sī m̄ sī lí lak--khì --ê? </text:p>
        <text:p text:style-name="P1"/>
        <text:p text:style-name="P1">是我的！</text:p>
        <text:p text:style-name="P1">Sī guá ê! </text:p>
        <text:p text:style-name="P1"/>
        <text:p text:style-name="P1">多謝！</text:p>
        <text:p text:style-name="P1">To-siā!</text:p>
        <text:p text:style-name="P1"/>
        <text:p text:style-name="P1">小姐，</text:p>
        <text:p text:style-name="P1">Sió-tsiá, </text:p>
        <text:p text:style-name="P1"/>
        <text:p text:style-name="P1">你咧做老師乎？</text:p>
        <text:p text:style-name="P1">lí leh tsuè lāu-sir --honnh? </text:p>
        <text:p text:style-name="P1">我會曉看命，</text:p>
        <text:p text:style-name="P1">Guá ē-hiáu khuànn-miā, </text:p>
        <text:p text:style-name="P1"/>
        <text:p text:style-name="P1">來，</text:p>
        <text:p text:style-name="P1">lâi, </text:p>
        <text:p text:style-name="P1"/>
        <text:p text:style-name="P1">我共你看一下命，</text:p>
        <text:p text:style-name="P1">guá kā lí khuànn tsi̍t-ē miā, </text:p>
        <text:p text:style-name="P1"/>
        <text:p text:style-name="P1">我是專門咧研究面相，</text:p>
        <text:p text:style-name="P1">guá sī tsuan-bûn leh gián-kiù bīn-siòng, </text:p>
        <text:p text:style-name="P1"/>
        <text:p text:style-name="P1">來參考參考，</text:p>
        <text:p text:style-name="P1">lâi tsham-khó tsham-khó, </text:p>
        <text:p text:style-name="P1"/>
        <text:p text:style-name="P1">免費相送，</text:p>
        <text:p text:style-name="P1">bián-huì sio-sàng, </text:p>
        <text:p text:style-name="P1"/>
        <text:p text:style-name="P1">免客氣啦！</text:p>
        <text:p text:style-name="P1">bián kheh-khì --lah! </text:p>
        <text:p text:style-name="P1"/>
        <text:p text:style-name="P1">小姐，</text:p>
        <text:p text:style-name="P1">Sió-tsiá, </text:p>
        <text:p text:style-name="P1"/>
        <text:p text:style-name="P1">你愛注意喔！</text:p>
        <text:p text:style-name="P1">lí ài tsù-ì --ooh! </text:p>
        <text:p text:style-name="P1"/>
        <text:p text:style-name="P1">你按現在開始，</text:p>
        <text:p text:style-name="P1">Lí àn hiān-tsāi khai-sí, </text:p>
        <text:p text:style-name="P1"/>
        <text:p text:style-name="P1">會行入去一个佮以前完全無仝款的新環境，</text:p>
        <text:p text:style-name="P1">ē kiânn ji̍p-khì tsi̍t ê kah í-tsîng uân-tsuân bô kāng-khuán ê sin khuân-kíng, </text:p>
        <text:p text:style-name="P1"/>
        <text:p text:style-name="P1">彼个所在充滿著陰森佮恐怖！ </text:p>
        <text:p text:style-name="P3">hit ê sóo-tsāi tshiong-muá-tio̍h im-sim kah khióng-pòo!</text:p>
        <text:p text:style-name="P1"/>
        <text:p text:style-name="P1"><text:soft-page-break/>啊？</text:p>
        <text:p text:style-name="P1">Ah?</text:p>
        <text:p text:style-name="P1"/>
        <text:p text:style-name="P1">彼个所在有一个可憐的囡仔，</text:p>
        <text:p text:style-name="P1">Hit ê sóo-tsāi ū tsi̍t ê khó-liân ê gín-á, </text:p>
        <text:p text:style-name="P1"/>
        <text:p text:style-name="P1">佮一个名聲無通偌好的查埔人，</text:p>
        <text:p text:style-name="P1">kah tsi̍t ê miâ-siann bô thang guā hó ê tsa-poo-lâng, </text:p>
        <text:p text:style-name="P1"/>
        <text:p text:style-name="P1">大概是彼个囡仔的老爸。</text:p>
        <text:p text:style-name="P1">tāi-khài sī hit ê gín-á ê lāu-pē. </text:p>
        <text:p text:style-name="P1"/>
        <text:p text:style-name="P1">總講一句話你愛小心，</text:p>
        <text:p text:style-name="P1">Tsóng kóng tsi̍t kù uē lí ài sió-sim, </text:p>
        <text:p text:style-name="P1"/>
        <text:p text:style-name="P1">若無你一定會食虧！</text:p>
        <text:p text:style-name="P1">nā-bô lí it-tīng ē tsia̍h-khui!</text:p>
        <text:p text:style-name="P1"/>
        <text:p text:style-name="P1">真多謝，</text:p>
        <text:p text:style-name="P1">Tsin to-siā, </text:p>
        <text:p text:style-name="P1"/>
        <text:p text:style-name="P1">我無彼時間通相命！</text:p>
        <text:p text:style-name="P1">guá bô he sî-kan thang siòng-miā!</text:p>
        <text:p text:style-name="P1"/>
        <text:p text:style-name="P1">呃，</text:p>
        <text:p text:style-name="P1">Eh, </text:p>
        <text:p text:style-name="P1"/>
        <text:p text:style-name="P1">小姐！</text:p>
        <text:p text:style-name="P1">sió-tsiá!</text:p>
        <text:p text:style-name="P1"/>
        <text:p text:style-name="P1"><text:s/>金山仔 ！</text:p>
        <text:p text:style-name="P1"><text:s/>Kim-san--á ! </text:p>
        <text:p text:style-name="P1"/>
        <text:p text:style-name="P1"><text:s/>金山仔 ！</text:p>
        <text:p text:style-name="P1"><text:s/>Kim-san--á !</text:p>
        <text:p text:style-name="P1"/>
        <text:p text:style-name="P1">轉來矣！</text:p>
        <text:p text:style-name="P1">Tńg-lâi --ah! </text:p>
        <text:p text:style-name="P1"/>
        <text:p text:style-name="P1">啥物代誌啊？</text:p>
        <text:p text:style-name="P1">Siánn-mih tāi-tsì --ah?</text:p>
        <text:p text:style-name="P1"/>
        <text:p text:style-name="P1">透早咧創啥貨？</text:p>
        <text:p text:style-name="P1">Thàu-tsá leh tshòng sánn-hè? </text:p>
        <text:p text:style-name="P1"/>
        <text:p text:style-name="P1">毋成⿰查某囡仔！</text:p>
        <text:p text:style-name="P1">M̄-tsiânn tsa̋u gín-á! </text:p>
        <text:p text:style-name="P1"/>
        <text:p text:style-name="P1">騙人咧毋捌做少年！</text:p>
        <text:p text:style-name="P1">Phiàn lâng leh m̄ bat tsuè siàu-liân! </text:p>
        <text:p text:style-name="P1"/>
        <text:p text:style-name="P1"><text:s/>金山 啊！</text:p>
        <text:p text:style-name="P1"><text:s/>Kim-san <text:s/>--ah!</text:p>
        <text:p text:style-name="P1"/>
        <text:p text:style-name="P1">唅？</text:p>
        <text:p text:style-name="P1">Hannh?</text:p>
        <text:p text:style-name="P1"/>
        <text:p text:style-name="P1">呃，</text:p>
        <text:p text:style-name="P1">Eh, </text:p>
        <text:p text:style-name="P1"/>
        <text:p text:style-name="P1">啊今你彼喙脣抹彼啥？</text:p>
        <text:p text:style-name="P1">ah tann lí he tshuì-tûn buah he siánn? </text:p>
        <text:p text:style-name="P1"/>
        <text:p text:style-name="P1">唉，</text:p>
        <text:p text:style-name="P1">Haih, </text:p>
        <text:p text:style-name="P1"/>
        <text:p text:style-name="P1">啊你到這陣猶未去接 白 老師！</text:p>
        <text:p text:style-name="P1">ah lí kàu tsit-tsūn iáu-bē khì tsiap <text:s/>Pe̍h <text:s/>lāu-su!</text:p>
        <text:p text:style-name="P1"/>
        <text:p text:style-name="P1"><text:soft-page-break/>人我就欲去矣！</text:p>
        <text:p text:style-name="P1">Lâng guá tō beh khì --ah! </text:p>
        <text:p text:style-name="P1"/>
        <text:p text:style-name="P1">啊伊就強欲死賴人，</text:p>
        <text:p text:style-name="P1">Ah i tō kiōng-beh sí-luā--lâng, </text:p>
        <text:p text:style-name="P1"/>
        <text:p text:style-name="P1">我哪有法度！</text:p>
        <text:p text:style-name="P1">guá ná ū huat-tōo!</text:p>
        <text:p text:style-name="P1"/>
        <text:p text:style-name="P1">慢且咧！</text:p>
        <text:p text:style-name="P1">Bān-tshiánn --leh!</text:p>
        <text:p text:style-name="P1"/>
        <text:p text:style-name="P1">唅？</text:p>
        <text:p text:style-name="P1">Hannh?</text:p>
        <text:p text:style-name="P1"/>
        <text:p text:style-name="P1">啊你這張無提去是欲怎樣去接伊啦！</text:p>
        <text:p text:style-name="P1">Iah lí tsit tiunn bô the̍h--khì sī beh tsánn-iūnn khì tsiap --i --lah!</text:p>
        <text:p text:style-name="P1"/>
        <text:p text:style-name="P1">乎，</text:p>
        <text:p text:style-name="P1">Honnh, </text:p>
        <text:p text:style-name="P1"/>
        <text:p text:style-name="P1">mh？</text:p>
        <text:p text:style-name="P1">mh? </text:p>
        <text:p text:style-name="P1"/>
        <text:p text:style-name="P1">這張像，</text:p>
        <text:p text:style-name="P1">Tsit tiunn siōng, </text:p>
        <text:p text:style-name="P1"/>
        <text:p text:style-name="P1">呃呃，</text:p>
        <text:p text:style-name="P1">eh eh, </text:p>
        <text:p text:style-name="P1"/>
        <text:p text:style-name="P1"><text:s/>劉 管家啊!</text:p>
        <text:p text:style-name="P1"><text:s/>Lâu <text:s/>kuán-ke --ah!</text:p>
        <text:p text:style-name="P1"/>
        <text:p text:style-name="P1">啥物老管家！</text:p>
        <text:p text:style-name="P1">Siánn-mih lāu kuán-ke!</text:p>
        <text:p text:style-name="P1"/>
        <text:p text:style-name="P1">我是講劉，</text:p>
        <text:p text:style-name="P1">Guá sī kóng lâu, </text:p>
        <text:p text:style-name="P1"/>
        <text:p text:style-name="P1">毋是講老！</text:p>
        <text:p text:style-name="P1">m̄ sī kóng lāu! </text:p>
        <text:p text:style-name="P1"/>
        <text:p text:style-name="P1">抑無叫你 劉 女士，</text:p>
        <text:p text:style-name="P1">A̍h-bô kiò lí <text:s/>Lâu <text:s/>lú-sū, </text:p>
        <text:p text:style-name="P1"/>
        <text:p text:style-name="P1">摸一下肝按呢好無？</text:p>
        <text:p text:style-name="P1">bong tsi̍t-ē kuann án-ne hó --bô? </text:p>
        <text:p text:style-name="P1"/>
        <text:p text:style-name="P1">這个老師佮頭家娘誠仝款，</text:p>
        <text:p text:style-name="P1">Tsit ê lāu-su kah thâu-ke-niû tsiânn kāng-khuán, </text:p>
        <text:p text:style-name="P1"/>
        <text:p text:style-name="P1">敢若姊妹仔乎！ </text:p>
        <text:p text:style-name="P1">kánn-ná tsí-bē-á --honnh!</text:p>
        <text:p text:style-name="P1"/>
        <text:p text:style-name="P1">專工叫人去選的！</text:p>
        <text:p text:style-name="P1">Tsuan-kang kiò lâng khì suán --ê! </text:p>
        <text:p text:style-name="P1"/>
        <text:p text:style-name="P1">毋才袂予小姐去想著in老母！</text:p>
        <text:p text:style-name="P1">M̄-tsiah buē hōo sió-tsiá khì siūnn-tio̍h in lāu-bú!</text:p>
        <text:p text:style-name="P1"/>
        <text:p text:style-name="P1">有影就著！</text:p>
        <text:p text:style-name="P1">Ū-iánn tō tio̍h! </text:p>
        <text:p text:style-name="P1"/>
        <text:p text:style-name="P1">啊就攏你的功矣呢！</text:p>
        <text:p text:style-name="P1">Ah tō lóng lí ê kong --ah --neh!</text:p>
        <text:p text:style-name="P1"/>
        <text:p text:style-name="P1">烏白講，</text:p>
        <text:p text:style-name="P1">Oo-pe̍h-kóng, </text:p>
        <text:p text:style-name="P1"/>
        <text:p text:style-name="P1">啥物我的公！</text:p>
        <text:p text:style-name="P1">siánn-mih guá ê kong!</text:p>
        <text:p text:style-name="P1"/>
        <text:p text:style-name="P1"><text:soft-page-break/>毋是彼號公，</text:p>
        <text:p text:style-name="P1">M̄ sī hit-lō kong, </text:p>
        <text:p text:style-name="P1"/>
        <text:p text:style-name="P1">我是講功德的</text:p>
        <text:p text:style-name="P1">guá sī kóng kong-tik ê</text:p>
        <text:p text:style-name="P1"/>
        <text:p text:style-name="P1">啊好啦好啦好啦好啦，</text:p>
        <text:p text:style-name="P1">Ah hó --lah hó --lah hó --lah hó --lah, </text:p>
        <text:p text:style-name="P1"/>
        <text:p text:style-name="P1">緊去緊去！</text:p>
        <text:p text:style-name="P1">kín khì kín khì!</text:p>
        <text:p text:style-name="P1"/>
        <text:p text:style-name="P1">呃，</text:p>
        <text:p text:style-name="P1">Eh, </text:p>
        <text:p text:style-name="P1"/>
        <text:p text:style-name="P1">借問咧，</text:p>
        <text:p text:style-name="P1">tsioh-mn̄g --leh, </text:p>
        <text:p text:style-name="P1"/>
        <text:p text:style-name="P1">你是 白 小姐是毋？</text:p>
        <text:p text:style-name="P1">lí sī <text:s/>Pe̍h <text:s/>sió-tsiá sī --m̄?</text:p>
        <text:p text:style-name="P1"/>
        <text:p text:style-name="P1">是啦！</text:p>
        <text:p text:style-name="P1">Sī --lah!</text:p>
        <text:p text:style-name="P1"/>
        <text:p text:style-name="P1">啊！</text:p>
        <text:p text:style-name="P1">Ah! </text:p>
        <text:p text:style-name="P1"/>
        <text:p text:style-name="P1"><text:s/>白 老師我聽你誠久矣！</text:p>
        <text:p text:style-name="P1"><text:s/>Pe̍h <text:s/>lāu-su guá thìng lí tsiânn kú --ah! </text:p>
        <text:p text:style-name="P1"/>
        <text:p text:style-name="P1">請請請！</text:p>
        <text:p text:style-name="P1">Tshiánn tshiánn tshiánn!</text:p>
        <text:p text:style-name="P1"/>
        <text:p text:style-name="P1">老師？</text:p>
        <text:p text:style-name="P1">Lāu-su? </text:p>
        <text:p text:style-name="P1"/>
        <text:p text:style-name="P2"/>
        <text:p text:style-name="P2">我才讀高中nia̋，</text:p>
        <text:p text:style-name="P1">Guá tsiah tha̍k ko-tiong --nia̋, </text:p>
        <text:p text:style-name="P1"/>
        <text:p text:style-name="P1">猶未做老師啦！</text:p>
        <text:p text:style-name="P1">ah-buē tsò lāu-sir --lah!</text:p>
        <text:p text:style-name="P1"/>
        <text:p text:style-name="P1">啊！</text:p>
        <text:p text:style-name="P1">Ah! </text:p>
        <text:p text:style-name="P1"/>
        <text:p text:style-name="P1">失禮失禮！</text:p>
        <text:p text:style-name="P1">Sit-lé sit-lé! </text:p>
        <text:p text:style-name="P1"/>
        <text:p text:style-name="P1">呃，</text:p>
        <text:p text:style-name="P1">Eh,</text:p>
        <text:p text:style-name="P1"/>
        <text:p text:style-name="P1">你是 白 小姐是毋？</text:p>
        <text:p text:style-name="P1">lí sī <text:s/>Pe̍h <text:s/>sió-tsiá sī --m̄?</text:p>
        <text:p text:style-name="P1"/>
        <text:p text:style-name="P1">是！</text:p>
        <text:p text:style-name="P1">Sī!</text:p>
        <text:p text:style-name="P1"/>
        <text:p text:style-name="P1">啊！</text:p>
        <text:p text:style-name="P1">Ah! </text:p>
        <text:p text:style-name="P1"/>
        <text:p text:style-name="P1"><text:s/>白 老師乎！</text:p>
        <text:p text:style-name="P1"><text:s/>Pe̍h <text:s/>lāu-su --honnh!</text:p>
        <text:p text:style-name="P1"/>
        <text:p text:style-name="P1">是！</text:p>
        <text:p text:style-name="P1">Sī!</text:p>
        <text:p text:style-name="P1"/>
        <text:p text:style-name="P1">我等你誠久矣，</text:p>
        <text:p text:style-name="P1">Guá tán lí tsiânn kú --ah, </text:p>
        <text:p text:style-name="P1"/>
        <text:p text:style-name="P1">請請，</text:p>
        <text:p text:style-name="P1">tshiánn tshiánn, </text:p>
        <text:p text:style-name="P1"/>
        <text:p text:style-name="P1">請上車！</text:p>
        <text:p text:style-name="P1">tshiánn tsiūnn-tshia! </text:p>
        <text:p text:style-name="P1"><text:soft-page-break/></text:p>
        <text:p text:style-name="P1">到矣，</text:p>
        <text:p text:style-name="P1">Kàu --ah! </text:p>
        <text:p text:style-name="P1"/>
        <text:p text:style-name="P1">對遮起去就是！</text:p>
        <text:p text:style-name="P1">Uì tsia khí-khì tō sī!</text:p>
        <text:p text:style-name="P1"/>
        <text:p text:style-name="P1">喔，</text:p>
        <text:p text:style-name="P1">Ooh, </text:p>
        <text:p text:style-name="P1"/>
        <text:p text:style-name="P1"><text:s/>白 老師！</text:p>
        <text:p text:style-name="P1"><text:s/>Pe̍h <text:s/>lāu-su!</text:p>
        <text:p text:style-name="P1"/>
        <text:p text:style-name="P1"><text:s/>劉 女士！</text:p>
        <text:p text:style-name="P1"><text:s/>Lâu <text:s/>lú-sū!</text:p>
        <text:p text:style-name="P1"/>
        <text:p text:style-name="P1">一路予你太辛苦！</text:p>
        <text:p text:style-name="P1">Tsi̍t-lōo hōo lí thài sin-khóo!</text:p>
        <text:p text:style-name="P1"/>
        <text:p text:style-name="P1">袂啦！</text:p>
        <text:p text:style-name="P1">Buē --lah!</text:p>
        <text:p text:style-name="P1"/>
        <text:p text:style-name="P1">請起來樓頂！</text:p>
        <text:p text:style-name="P1">Tshiánn khí-lâi lâu-tíng! </text:p>
        <text:p text:style-name="P1"/>
        <text:p text:style-name="P1">拄才我𤆬你去二樓去看，</text:p>
        <text:p text:style-name="P1">Tú-tsiah guá tshuā lí khì jī lâu khì khuànn, </text:p>
        <text:p text:style-name="P1"/>
        <text:p text:style-name="P1">彼間房間就是頭家娘的房間，</text:p>
        <text:p text:style-name="P1">hit king pâng-king tō sī thâu-ke-niû ê pâng-king, </text:p>
        <text:p text:style-name="P1"/>
        <text:p text:style-name="P1">最好啊你是莫入去較好，</text:p>
        <text:p text:style-name="P1">tsuè hó --ah lí sī mài ji̍p-khì khah hó,</text:p>
        <text:p text:style-name="P1"/>
        <text:p text:style-name="P1">這間就是你的房間。</text:p>
        <text:p text:style-name="P1">tsit king tō sī lí ê pâng-king. </text:p>
        <text:p text:style-name="P1"/>
        <text:p text:style-name="P1">看啥？</text:p>
        <text:p text:style-name="P1">Khuànn siánn!</text:p>
        <text:p text:style-name="P1"/>
        <text:p text:style-name="P1">這位是？</text:p>
        <text:p text:style-name="P1">Tsit uī sī?</text:p>
        <text:p text:style-name="P1"/>
        <text:p text:style-name="P1">我的⿰查某孫啦。</text:p>
        <text:p text:style-name="P1">Guá ê tsa̋u-sun --lah. </text:p>
        <text:p text:style-name="P1"/>
        <text:p text:style-name="P1">去！</text:p>
        <text:p text:style-name="P1">Khì!</text:p>
        <text:p text:style-name="P1"/>
        <text:p text:style-name="P1">真古錐！</text:p>
        <text:p text:style-name="P1">Tsin kóo-tsui!</text:p>
        <text:p text:style-name="P1"/>
        <text:p text:style-name="P1">戇戇啦！</text:p>
        <text:p text:style-name="P1">Gōng-gōng --lah! </text:p>
        <text:p text:style-name="P1"/>
        <text:p text:style-name="P1">請！</text:p>
        <text:p text:style-name="P1">Tshiánn!</text:p>
        <text:p text:style-name="P1"/>
        <text:p text:style-name="P1"><text:s/>招弟 啊，</text:p>
        <text:p text:style-name="P1"><text:s/>Tsio-tī <text:s/>--ah, </text:p>
        <text:p text:style-name="P1"/>
        <text:p text:style-name="P1">共伊拚拚予清氣，</text:p>
        <text:p text:style-name="P1">kā i piànn-piànn hōo tshing-khì, </text:p>
        <text:p text:style-name="P1"/>
        <text:p text:style-name="P1">床巾煞舒舒咧！</text:p>
        <text:p text:style-name="P1">tshn̂g-kun suah tshu-tshu--leh!</text:p>
        <text:p text:style-name="P1"/>
        <text:p text:style-name="P1">好！</text:p>
        <text:p text:style-name="P1">Hó!</text:p>
        <text:p text:style-name="P1"/>
        <text:p text:style-name="P1"><text:s/>劉 女士，</text:p>
        <text:p text:style-name="P1"><text:s/>Lâu <text:s/>lú-sū, </text:p>
        <text:p text:style-name="P1"/>
        <text:p text:style-name="P1"><text:soft-page-break/>無閒做你去！ </text:p>
        <text:p text:style-name="P1">bô-îng tsò lí khì!</text:p>
        <text:p text:style-name="P1"/>
        <text:p text:style-name="P1">抑無你若整理好勢，</text:p>
        <text:p text:style-name="P1">Ia̍h-bô lí nā tsíng-lí hó-sè, </text:p>
        <text:p text:style-name="P1"/>
        <text:p text:style-name="P1">才請你來二樓客廳！</text:p>
        <text:p text:style-name="P1">tsiah tshiánn lí lâi jī lâu kheh-thiann!</text:p>
        <text:p text:style-name="P1"/>
        <text:p text:style-name="P1">好。</text:p>
        <text:p text:style-name="P1">Hó. </text:p>
        <text:p text:style-name="P1"/>
        <text:p text:style-name="P1"><text:s/>招弟 啊，</text:p>
        <text:p text:style-name="P1"><text:s/>Tsio-tī <text:s/>--ah, </text:p>
        <text:p text:style-name="P1"/>
        <text:p text:style-name="P1">哪會無看見小姐？</text:p>
        <text:p text:style-name="P1">ná ē bô khuànn-kìnn sió-tsiá?</text:p>
        <text:p text:style-name="P1"/>
        <text:p text:style-name="P1">喔，</text:p>
        <text:p text:style-name="P1">Ooh, </text:p>
        <text:p text:style-name="P1"/>
        <text:p text:style-name="P1">in老爸若無佇咧伊攏嘛無愛蹛厝裡，</text:p>
        <text:p text:style-name="P1">in lāu-pē nā-bô tī --leh i lóng mā bô ài tuà tshù--lí, </text:p>
        <text:p text:style-name="P1"/>
        <text:p text:style-name="P1">拄才伊閣聽講你欲來喔，</text:p>
        <text:p text:style-name="P1">tú-tsiah i koh thiann-kóng lí beh lâi --ooh, </text:p>
        <text:p text:style-name="P1"/>
        <text:p text:style-name="P1">伊才刁工走去隔壁揣彼个 高 小姐。</text:p>
        <text:p text:style-name="P1">i tsiah thiau-kang tsáu khì keh-piah tshuē hit ê <text:s/>Ko <text:s/>sió-tsiá.</text:p>
        <text:p text:style-name="P1"/>
        <text:p text:style-name="P1">啊？</text:p>
        <text:p text:style-name="P1">Ah?</text:p>
        <text:p text:style-name="P1"/>
        <text:p text:style-name="P1"><text:s/>淑媛 我看你猶是轉去揣你彼位新來的老師乎！</text:p>
        <text:p text:style-name="P1"><text:s/>Siok-luán <text:s/>guá khuànn lí iah sī tńg-khì tshuē lí hit uī sin lâi ê lāu-su --honnh!</text:p>
        <text:p text:style-name="P1"/>
        <text:p text:style-name="P1"><text:s/>鳳嬌 阿姑，</text:p>
        <text:p text:style-name="P1"><text:s/>Hōng-kiau <text:s/>a-koo, </text:p>
        <text:p text:style-name="P1"/>
        <text:p text:style-name="P1">伊是阮倩的，</text:p>
        <text:p text:style-name="P1">i sī gún tshiànn --ê, </text:p>
        <text:p text:style-name="P1"/>
        <text:p text:style-name="P1">我哪著去看伊！</text:p>
        <text:p text:style-name="P1">guá ná-tio̍h khì khuànn --i! </text:p>
        <text:p text:style-name="P1"/>
        <text:p text:style-name="P1">阿叔！</text:p>
        <text:p text:style-name="P1">A-tsik!</text:p>
        <text:p text:style-name="P1"/>
        <text:p text:style-name="P1">啊喂。</text:p>
        <text:p text:style-name="P1">Ah ueh.</text:p>
        <text:p text:style-name="P1"/>
        <text:p text:style-name="P1">二兄。</text:p>
        <text:p text:style-name="P1">Jī-hiann.</text:p>
        <text:p text:style-name="P1"/>
        <text:p text:style-name="P1">阿叔，</text:p>
        <text:p text:style-name="P1">A-tsik, </text:p>
        <text:p text:style-name="P1"/>
        <text:p text:style-name="P1">你有買啥物物件轉來欲送我無？</text:p>
        <text:p text:style-name="P1">lí ū bé siánn-mih mi̍h-kiānn tńg--lâi beh sàng --guá --bô?</text:p>
        <text:p text:style-name="P1"/>
        <text:p text:style-name="P1">哈哈哈！</text:p>
        <text:p text:style-name="P1">Ha ha ha!</text:p>
        <text:p text:style-name="P1"/>
        <text:p text:style-name="P1">二兄，</text:p>
        <text:p text:style-name="P1">Jī-hiann, </text:p>
        <text:p text:style-name="P1"><text:soft-page-break/>你哪會這个時陣才轉來？</text:p>
        <text:p text:style-name="P1">lí ná ē tsit ê sî-tsūn tsiah tńg--lâi?</text:p>
        <text:p text:style-name="P1"/>
        <text:p text:style-name="P1">阿叔顧家己的代誌煞袂記得！</text:p>
        <text:p text:style-name="P1">A-tsik kòo ka-tī ê tāi-tsì suah bē-kì-eh! </text:p>
        <text:p text:style-name="P1"/>
        <text:p text:style-name="P1">後擺若去，</text:p>
        <text:p text:style-name="P1">Āu-pái nā khì, </text:p>
        <text:p text:style-name="P1"/>
        <text:p text:style-name="P1">才買一項你上愛的物件予你乎！</text:p>
        <text:p text:style-name="P1">tsiah bué tsi̍t hāng lí siāng ài ê mi̍h-kiānn hōo --lí --honnh!</text:p>
        <text:p text:style-name="P1"/>
        <text:p text:style-name="P1">攏嘛咧⿰共人騙！</text:p>
        <text:p text:style-name="P1">Lóng mā leh ka̋ng phiàn! </text:p>
        <text:p text:style-name="P1"/>
        <text:p text:style-name="P1">我知影你是毋是去揣媠查某，</text:p>
        <text:p text:style-name="P1">Guá tsai-iánn lí sī m̄ sī khì tshē suí tsa-bóo, </text:p>
        <text:p text:style-name="P1"/>
        <text:p text:style-name="P1">才會攏袂記得！</text:p>
        <text:p text:style-name="P1">tsiah ē lóng bē-kì-eh!</text:p>
        <text:p text:style-name="P1"/>
        <text:p text:style-name="P1">Mh，</text:p>
        <text:p text:style-name="P1">Mh, </text:p>
        <text:p text:style-name="P1"/>
        <text:p text:style-name="P1">烏白講！</text:p>
        <text:p text:style-name="P1">oo-pe̍h-kóng!</text:p>
        <text:p text:style-name="P1"/>
        <text:p text:style-name="P1">阮兜彼个 愛仔 ，</text:p>
        <text:p text:style-name="P1">Gún tau hit ê <text:s/>Ài--á , </text:p>
        <text:p text:style-name="P1"/>
        <text:p text:style-name="P1"><text:s/>招弟仔 ，</text:p>
        <text:p text:style-name="P1"><text:s/>Tsio-tī--á , </text:p>
        <text:p text:style-name="P1"/>
        <text:p text:style-name="P1">攏嘛咧講！</text:p>
        <text:p text:style-name="P1">lóng mā leh kóng! </text:p>
        <text:p text:style-name="P1"/>
        <text:p text:style-name="P1">講啥物？</text:p>
        <text:p text:style-name="P1">Kóng siánn-mih?</text:p>
        <text:p text:style-name="P1"/>
        <text:p text:style-name="P1">阿姑嘛捌共我講，</text:p>
        <text:p text:style-name="P1">A-koo mā bat kā guá kóng, </text:p>
        <text:p text:style-name="P1"/>
        <text:p text:style-name="P1">講阮爸爸閣咧揣隔壁彼个連阿伯in太太！</text:p>
        <text:p text:style-name="P1">kóng gún pa--pah koh leh tshē keh-piah hit ê Liân a-peh in thài-thài! </text:p>
        <text:p text:style-name="P1"/>
        <text:p text:style-name="P1">著無？</text:p>
        <text:p text:style-name="P1">Tio̍h --bô?</text:p>
        <text:p text:style-name="P1"/>
        <text:p text:style-name="P1">阿叔講輸你，</text:p>
        <text:p text:style-name="P1">A-tsik kóng su --lí, </text:p>
        <text:p text:style-name="P1"/>
        <text:p text:style-name="P1">拄才恁厝裡敲電話來，</text:p>
        <text:p text:style-name="P1">Tú-tsiah lín tshù--lí khà tiān-uē lâi, </text:p>
        <text:p text:style-name="P1"/>
        <text:p text:style-name="P1">講恁爸爸欲轉來！</text:p>
        <text:p text:style-name="P1">kóng lín pa--pah beh tńg--lâi!</text:p>
        <text:p text:style-name="P1"/>
        <text:p text:style-name="P1">有影？</text:p>
        <text:p text:style-name="P1">Ū-iánn?</text:p>
        <text:p text:style-name="P1"/>
        <text:p text:style-name="P1"><text:s/>淑媛 小等咧，</text:p>
        <text:p text:style-name="P1"><text:s/>Siok-luán <text:s/>sió-tán --leh, </text:p>
        <text:p text:style-name="P1"/>
        <text:p text:style-name="P1"><text:s/>淑媛 啊！</text:p>
        <text:p text:style-name="P1"><text:s/>Siok-luán <text:s/>--ah!</text:p>
        <text:p text:style-name="P1"/>
        <text:p text:style-name="P1">大概連鞭轉來！</text:p>
        <text:p text:style-name="P1">Tāi-khài liâm-mi tńg--lâi! </text:p>
        <text:p text:style-name="P1"/>
        <text:p text:style-name="P1"/>
        <text:p text:style-name="P1"><text:soft-page-break/>喔，</text:p>
        <text:p text:style-name="P1">Ooh, </text:p>
        <text:p text:style-name="P1"/>
        <text:p text:style-name="P1">頭家！</text:p>
        <text:p text:style-name="P1">thâu-ke!</text:p>
        <text:p text:style-name="P1"/>
        <text:p text:style-name="P1">請坐！</text:p>
        <text:p text:style-name="P1">Tshiánn-tsē!</text:p>
        <text:p text:style-name="P1"/>
        <text:p text:style-name="P1"><text:s/>白 老師，</text:p>
        <text:p text:style-name="P1"><text:s/>Pe̍h <text:s/>lāu-su, </text:p>
        <text:p text:style-name="P1"/>
        <text:p text:style-name="P1">這位就是我的頭家！</text:p>
        <text:p text:style-name="P1"><text:span text:style-name="T1">tsit uī tō sī guá ê thâu-ke!</text:span> </text:p>
        <text:p text:style-name="P1"/>
        <text:p text:style-name="P1">伊就是 白 老師！</text:p>
        <text:p text:style-name="P1">I tō sī <text:s/>Pe̍h <text:s/>lāu-su!</text:p>
        <text:p text:style-name="P1"/>
        <text:p text:style-name="P1"><text:s/>王 先生！</text:p>
        <text:p text:style-name="P1"><text:s/>Ông <text:s/>sian-sinn!</text:p>
        <text:p text:style-name="P1"/>
        <text:p text:style-name="P1">這位就是 連 太太。</text:p>
        <text:p text:style-name="P1">Tsit uī tō sī <text:s/>Liân <text:s/>thài-thài.</text:p>
        <text:p text:style-name="P1"/>
        <text:p text:style-name="P1"><text:s/>白 老師。</text:p>
        <text:p text:style-name="P1"><text:s/>Pe̍h <text:s/>lāu-su.</text:p>
        <text:p text:style-name="P1"/>
        <text:p text:style-name="P1"><text:s/>劉 媽。</text:p>
        <text:p text:style-name="P1"><text:s/>Lâu <text:s/>ma.</text:p>
        <text:p text:style-name="P1"/>
        <text:p text:style-name="P1">唅？</text:p>
        <text:p text:style-name="P1">Hannh?</text:p>
        <text:p text:style-name="P1"/>
        <text:p text:style-name="P1"><text:s/>淑媛 咧？</text:p>
        <text:p text:style-name="P1"><text:s/>Siok-luán <text:s/>--leh?</text:p>
        <text:p text:style-name="P1"/>
        <text:p text:style-name="P1">去隔壁𨑨迌大概連鞭轉來！</text:p>
        <text:p text:style-name="P1">Khì keh-piah thit-thô tāi-khài liâm-mi tńg--lâi!</text:p>
        <text:p text:style-name="P1"/>
        <text:p text:style-name="P1">爸爸、爸爸！</text:p>
        <text:p text:style-name="P1">Pa--pah, pa--pah!</text:p>
        <text:p text:style-name="P1"/>
        <text:p text:style-name="P1">你知 白 老師欲來，</text:p>
        <text:p text:style-name="P1"><text:span text:style-name="T1">Lí tsai <text:s/>Pe̍h <text:s/>lāu-su beh lâi,</text:span> </text:p>
        <text:p text:style-name="P1"/>
        <text:p text:style-name="P1">哪會𨑨迌到這馬才轉來？</text:p>
        <text:p text:style-name="P1">ná ē tshit-thô kàu tsit-má tsiah tńg--lâi?</text:p>
        <text:p text:style-name="P1"/>
        <text:p text:style-name="P1">爸爸。</text:p>
        <text:p text:style-name="P1">Pa--pah.</text:p>
        <text:p text:style-name="P1"/>
        <text:p text:style-name="P1">去見老師。</text:p>
        <text:p text:style-name="P1">Khì kìnn lāu-su.</text:p>
        <text:p text:style-name="P1"/>
        <text:p text:style-name="P1"><text:s/>白 老師，</text:p>
        <text:p text:style-name="P1"><text:s/>Pe̍h <text:s/>lāu-su, </text:p>
        <text:p text:style-name="P1"/>
        <text:p text:style-name="P1">我姓 高 。</text:p>
        <text:p text:style-name="P1">guá sìnn <text:s/>Ko .</text:p>
        <text:p text:style-name="P1"/>
        <text:p text:style-name="P1">喔，</text:p>
        <text:p text:style-name="P1">Ooh, </text:p>
        <text:p text:style-name="P1"/>
        <text:p text:style-name="P1">你就是 高鳳嬌 小姐。</text:p>
        <text:p text:style-name="P1">lí tō sī <text:s/>Ko Hōng-kiau <text:s/>sió-tsiá. </text:p>
        <text:p text:style-name="P1"/>
        <text:p text:style-name="P1"><text:s/>淑媛 ，</text:p>
        <text:p text:style-name="P1"><text:s/>Siok-luán , </text:p>
        <text:p text:style-name="P1"/>
        <text:p text:style-name="P1">老師拄才有看你的筆記簿，</text:p>
        <text:p text:style-name="P1">lāu-su tú-tsiah ū khuànn lí ê pit-kì-phōo, </text:p>
        <text:p text:style-name="P1"/>
        <text:p text:style-name="P1">你對算術無趣味是毋？</text:p>
        <text:p text:style-name="P1">lí tuì suàn-su̍t bô tshù-bī sī --m̄?</text:p>
        <text:p text:style-name="P1"><text:soft-page-break/></text:p>
        <text:p text:style-name="P1"><text:s/>淑媛 ，</text:p>
        <text:p text:style-name="P1"><text:s/>Siok-luán ,</text:p>
        <text:p text:style-name="P1"/>
        <text:p text:style-name="P1">老師佇咧問你，</text:p>
        <text:p text:style-name="P1">lāu-su tī-leh mn̄g --lí, </text:p>
        <text:p text:style-name="P1"/>
        <text:p text:style-name="P1">毋就緊應老師才著！</text:p>
        <text:p text:style-name="P1">m̄ tō kín ìn lāu-su tsiah tio̍h!</text:p>
        <text:p text:style-name="P1"/>
        <text:p text:style-name="P1"><text:s/>白 老師，</text:p>
        <text:p text:style-name="P1"><text:s/>Pe̍h <text:s/>lāu-su, </text:p>
        <text:p text:style-name="P1"/>
        <text:p text:style-name="P1">我猶有代誌欲先失禮，</text:p>
        <text:p text:style-name="P1">guá iáu ū tāi-tsì beh sing sit-lé, </text:p>
        <text:p text:style-name="P1"/>
        <text:p text:style-name="P1">對 淑媛 的教育，</text:p>
        <text:p text:style-name="P1">tuì <text:s/>Siok-luán <text:s/>ê kàu-io̍k, </text:p>
        <text:p text:style-name="P1"/>
        <text:p text:style-name="P1">你家己主意就好！</text:p>
        <text:p text:style-name="P1">lí ka-tī tsú-ì tiō hó!</text:p>
        <text:p text:style-name="P1"/>
        <text:p text:style-name="P1">表兄。</text:p>
        <text:p text:style-name="P1">Piáu-hiann.</text:p>
        <text:p text:style-name="P1"/>
        <text:p text:style-name="P1">恁逐家，</text:p>
        <text:p text:style-name="P1">Lín ta̍k-ke, </text:p>
        <text:p text:style-name="P1"/>
        <text:p text:style-name="P1">我先失禮乎！</text:p>
        <text:p text:style-name="P1">guá sing sit-lé --honnh! </text:p>
        <text:p text:style-name="P1"/>
        <text:p text:style-name="P1"><text:s/>淑媛 ，</text:p>
        <text:p text:style-name="P1"><text:s/>Siok-luán , </text:p>
        <text:p text:style-name="P1"/>
        <text:p text:style-name="P1"><text:s/>再見！ </text:p>
        <text:p text:style-name="P1"><text:s/>再見! </text:p>
        <text:p text:style-name="P1"/>
        <text:p text:style-name="P1">阿姑。</text:p>
        <text:p text:style-name="P1">A-koo.</text:p>
        <text:p text:style-name="P1"/>
        <text:p text:style-name="P1">毋通吼。</text:p>
        <text:p text:style-name="P1">M̄-thang háu.</text:p>
        <text:p text:style-name="P1"/>
        <text:p text:style-name="P1">啊！</text:p>
        <text:p text:style-name="P1">Ah!</text:p>
        <text:p text:style-name="P1"/>
        <text:p text:style-name="P1">咱真有緣乎！</text:p>
        <text:p text:style-name="P1">Lán tsin ū-iân --honnh! </text:p>
        <text:p text:style-name="P1"/>
        <text:p text:style-name="P1"><text:s/>白 老師，</text:p>
        <text:p text:style-name="P1"><text:s/>Pe̍h <text:s/>lāu-su, </text:p>
        <text:p text:style-name="P1"/>
        <text:p text:style-name="P1">你來這間公館無幾工，</text:p>
        <text:p text:style-name="P1">lí lâi tsit king kong-kuán bô kuí kang, </text:p>
        <text:p text:style-name="P1"/>
        <text:p text:style-name="P1">面色哪會遐爾䆀？</text:p>
        <text:p text:style-name="P1">bīn-sik ná ē hiah-nī bái?</text:p>
        <text:p text:style-name="P1"/>
        <text:p text:style-name="P1">唅，</text:p>
        <text:p text:style-name="P1">Hannh, </text:p>
        <text:p text:style-name="P1"/>
        <text:p text:style-name="P1">你到底是啥物人？</text:p>
        <text:p text:style-name="P1">lí tàu-té sī siánn-mih lâng?</text:p>
        <text:p text:style-name="P1"/>
        <text:p text:style-name="P1">哼哼，</text:p>
        <text:p text:style-name="P1">Hngh hngh, </text:p>
        <text:p text:style-name="P1"/>
        <text:p text:style-name="P1">我是 高鳳嬌 的二兄。</text:p>
        <text:p text:style-name="P1">guá sī <text:s/>Ko Hōng-kiau <text:s/>ê jī-hiann.</text:p>
        <text:p text:style-name="P1"/>
        <text:p text:style-name="P1">喔，</text:p>
        <text:p text:style-name="P1">Ooh, </text:p>
        <text:p text:style-name="P1"/>
        <text:p text:style-name="P1">就是按呢才會知影我欲來遮。</text:p>
        <text:p text:style-name="P1">tō sī án-ne tsiah ē tsai-<text:soft-page-break/>iánn guá beh lâi tsia.</text:p>
        <text:p text:style-name="P1"/>
        <text:p text:style-name="P1">遮出鬼，</text:p>
        <text:p text:style-name="P1">Tsia tshut kuí, </text:p>
        <text:p text:style-name="P1"/>
        <text:p text:style-name="P1">天咧欲暗矣，</text:p>
        <text:p text:style-name="P1">thinn teh-beh àm --ah, </text:p>
        <text:p text:style-name="P1"/>
        <text:p text:style-name="P1">你哪會敢來遮？</text:p>
        <text:p text:style-name="P1">lí ná ē kánn lâi tsia?</text:p>
        <text:p text:style-name="P1"/>
        <text:p text:style-name="P1">怎樣出鬼？</text:p>
        <text:p text:style-name="P1">Tsuánn-iūnn tshut kuí?</text:p>
        <text:p text:style-name="P1"/>
        <text:p text:style-name="P1">故事真簡單，</text:p>
        <text:p text:style-name="P1">Kòo-sū tsin kán-tan, </text:p>
        <text:p text:style-name="P1"/>
        <text:p text:style-name="P1">太太發覺伊的翁婿真風流，</text:p>
        <text:p text:style-name="P1">thài-thài huat-kak i ê ang-sài tsin hong-liû, </text:p>
        <text:p text:style-name="P1"/>
        <text:p text:style-name="P1">才佮伊的情人出去𨑨迌，</text:p>
        <text:p text:style-name="P1">tsiah kah i ê tsîng-jîn tshut-khì tshit-thô, </text:p>
        <text:p text:style-name="P1"/>
        <text:p text:style-name="P1">坐遊艇煞來失事。</text:p>
        <text:p text:style-name="P1">tsē iû-thíng suah lâi sit-sū. </text:p>
        <text:p text:style-name="P1"/>
        <text:p text:style-name="P1">彼个查埔是啥物人？</text:p>
        <text:p text:style-name="P1">Hit ê ta-poo sī siánn-mih lâng?</text:p>
        <text:p text:style-name="P1"/>
        <text:p text:style-name="P1">阮大兄，</text:p>
        <text:p text:style-name="P1">Guán tuā-hiann, </text:p>
        <text:p text:style-name="P1"/>
        <text:p text:style-name="P1">伊的屍體揣有，</text:p>
        <text:p text:style-name="P1">i ê si-thé tshuē ū, </text:p>
        <text:p text:style-name="P1"/>
        <text:p text:style-name="P1">但是太太的屍體揣無，</text:p>
        <text:p text:style-name="P1">tān-sī thài-thài ê si-thé tshuē bô, </text:p>
        <text:p text:style-name="P1"/>
        <text:p text:style-name="P1">所以有人講太太無死！</text:p>
        <text:p text:style-name="P1">sóo-í ū lâng kóng thài-thài bô sí!</text:p>
        <text:p text:style-name="P1"/>
        <text:p text:style-name="P1">太太無死？</text:p>
        <text:p text:style-name="P1">Thài-thài bô sí? </text:p>
        <text:p text:style-name="P1"/>
        <text:p text:style-name="P1">啊這馬人佇佗位？</text:p>
        <text:p text:style-name="P1">Ah tsit-má lâng tī tó-uī?</text:p>
        <text:p text:style-name="P1"/>
        <text:p text:style-name="P1">這是謎，</text:p>
        <text:p text:style-name="P1">Tse sī bê, </text:p>
        <text:p text:style-name="P1"/>
        <text:p text:style-name="P1">所以才有鬼魂出現！</text:p>
        <text:p text:style-name="P1">sóo-í tsiah ū kuí-hûn tshut-hiān! </text:p>
        <text:p text:style-name="P1"/>
        <text:p text:style-name="P1"><text:s/>白 老師，</text:p>
        <text:p text:style-name="P1"><text:s/>Pe̍h <text:s/>lāu-su, </text:p>
        <text:p text:style-name="P1"/>
        <text:p text:style-name="P1">你會驚袂？</text:p>
        <text:p text:style-name="P1">lí ē kiann --buē? </text:p>
        <text:p text:style-name="P1"/>
        <text:p text:style-name="P1">我送你轉來去！</text:p>
        <text:p text:style-name="P1">Guá sàng lí tńg--lâi-khì!</text:p>
        <text:p text:style-name="P1"/>
        <text:p text:style-name="P1">我毋驚，</text:p>
        <text:p text:style-name="P1">Guá m̄ kiann, </text:p>
        <text:p text:style-name="P1"/>
        <text:p text:style-name="P1">多謝你！</text:p>
        <text:p text:style-name="P1">to-siā --lí!</text:p>
        <text:p text:style-name="P1"/>
        <text:p text:style-name="P1"><text:s/>阿童仔 ，</text:p>
        <text:p text:style-name="P1"><text:s/>A-tông--á , </text:p>
        <text:p text:style-name="P1"/>
        <text:p text:style-name="P1">我有一項代誌想欲共你講呢！</text:p>
        <text:p text:style-name="P1">guá ū tsi̍t hāng tāi-tsì <text:soft-page-break/>siūnn-beh kā lí kóng --neh!</text:p>
        <text:p text:style-name="P1"/>
        <text:p text:style-name="P1">是閣交著新愛人是毋？</text:p>
        <text:p text:style-name="P1">Sī koh kau-tio̍h sin ài-jîn sī --m̄?</text:p>
        <text:p text:style-name="P1"/>
        <text:p text:style-name="P1">哎唷，</text:p>
        <text:p text:style-name="P1">Aih-ioh, </text:p>
        <text:p text:style-name="P1"/>
        <text:p text:style-name="P1">你哪會遮爾聰明啦！</text:p>
        <text:p text:style-name="P1">lí ná ē tsiah-nī tshong-bîng --lah! </text:p>
        <text:p text:style-name="P1"/>
        <text:p text:style-name="P1">我共你講，</text:p>
        <text:p text:style-name="P1">Guá kā lí kóng, </text:p>
        <text:p text:style-name="P1"/>
        <text:p text:style-name="P1">我這馬新交彼个愛人是啥物人！</text:p>
        <text:p text:style-name="P1">guá tsit-má sin kau hit ê ài-jîn sī siánn-mih lâng!</text:p>
        <text:p text:style-name="P1"/>
        <text:p text:style-name="P1">你無講我哪會知？</text:p>
        <text:p text:style-name="P1">Lí bô kóng guá ná ē tsai?</text:p>
        <text:p text:style-name="P1"/>
        <text:p text:style-name="P1">就是這間厝的人啦！</text:p>
        <text:p text:style-name="P1">Tō sī tsit king tshù ê lâng --lah?</text:p>
        <text:p text:style-name="P1"/>
        <text:p text:style-name="P1">這間？</text:p>
        <text:p text:style-name="P1">Tsit king?</text:p>
        <text:p text:style-name="P1"/>
        <text:p text:style-name="P1">就是頭家啦！</text:p>
        <text:p text:style-name="P1">Tō sī thâu-ke --lah!</text:p>
        <text:p text:style-name="P1"/>
        <text:p text:style-name="P1">唅，</text:p>
        <text:p text:style-name="P1">Hannh, </text:p>
        <text:p text:style-name="P1"/>
        <text:p text:style-name="P1">你有啥物資格好愛人？</text:p>
        <text:p text:style-name="P1">lí ū siánn-mih tsu-keh hó ài --lâng?</text:p>
        <text:p text:style-name="P1"/>
        <text:p text:style-name="P1">啊，</text:p>
        <text:p text:style-name="P1">Ah, </text:p>
        <text:p text:style-name="P1"/>
        <text:p text:style-name="P1">你毋知影啦！</text:p>
        <text:p text:style-name="P1">lí m̄ tsai-iánn --lah! </text:p>
        <text:p text:style-name="P1"/>
        <text:p text:style-name="P1">人頭家對我的態度乎，</text:p>
        <text:p text:style-name="P1">Lâng thâu-ke tuì guá ê thāi-tōo --honnh, </text:p>
        <text:p text:style-name="P1"/>
        <text:p text:style-name="P1">佮過去攏無仝款呢！</text:p>
        <text:p text:style-name="P1">kah kè-khì lóng bô kāng-khuán --neh! </text:p>
        <text:p text:style-name="P1"/>
        <text:p text:style-name="P1">伊若看著我乎，</text:p>
        <text:p text:style-name="P1">I nā khuànn-tio̍h guá --honnh, </text:p>
        <text:p text:style-name="P1"/>
        <text:p text:style-name="P1">彼目睭攏嘛按呢共我勾一下！</text:p>
        <text:p text:style-name="P1">he ba̍k-tsiu lóng mā án-ne kā guá kau --tsi̍t-ē!</text:p>
        <text:p text:style-name="P1"/>
        <text:p text:style-name="P1">哎唷，</text:p>
        <text:p text:style-name="P1">Aih-ioh, </text:p>
        <text:p text:style-name="P1"/>
        <text:p text:style-name="P1">偌好咧你敢知？</text:p>
        <text:p text:style-name="P1">guā hó --leh lí kám tsai?</text:p>
        <text:p text:style-name="P1"/>
        <text:p text:style-name="P1">莫想較袂陷眠啦！</text:p>
        <text:p text:style-name="P1">Mài siūnn khah bē hām-bîn --lah!</text:p>
        <text:p text:style-name="P1"/>
        <text:p text:style-name="P1">哼！</text:p>
        <text:p text:style-name="P1">Hngh! </text:p>
        <text:p text:style-name="P1"/>
        <text:p text:style-name="P1">你若毋相信乎，</text:p>
        <text:p text:style-name="P1">Lí nā m̄ siong-sìn --honnh, </text:p>
        <text:p text:style-name="P1"/>
        <text:p text:style-name="P1">有一日你一定會叫我頭家娘，</text:p>
        <text:p text:style-name="P1"><text:soft-page-break/>ū-tsi̍t-ji̍t lí it-tīng ē kiò guá thâu-ke-niû, </text:p>
        <text:p text:style-name="P1"/>
        <text:p text:style-name="P1">哼！</text:p>
        <text:p text:style-name="P1">hngh!</text:p>
        <text:p text:style-name="P1"/>
        <text:p text:style-name="P1">你會痟、你會痟！</text:p>
        <text:p text:style-name="P1">Lí ē siáu, lí ē siáu!</text:p>
        <text:p text:style-name="P1"/>
        <text:p text:style-name="P1">頭家娘！</text:p>
        <text:p text:style-name="P1">Thâu-ke-niû!</text:p>
        <text:p text:style-name="P1"/>
        <text:p text:style-name="P1">頭家娘？</text:p>
        <text:p text:style-name="P1">Thâu-ke-niû? </text:p>
        <text:p text:style-name="P1"/>
        <text:p text:style-name="P1">毋是，</text:p>
        <text:p text:style-name="P1">M̄ sī, </text:p>
        <text:p text:style-name="P1"/>
        <text:p text:style-name="P1">我是新來的老師！</text:p>
        <text:p text:style-name="P1">guá sī sin lâi ê lāu-su!</text:p>
        <text:p text:style-name="P1"/>
        <text:p text:style-name="P1">謼，</text:p>
        <text:p text:style-name="P1">Hooh, </text:p>
        <text:p text:style-name="P1"/>
        <text:p text:style-name="P1">新來的老師喔！</text:p>
        <text:p text:style-name="P1">sin lâi ê lāu-su --ooh!</text:p>
        <text:p text:style-name="P1"/>
        <text:p text:style-name="P1">你叫做？</text:p>
        <text:p text:style-name="P1">Lí kiò-tsò?</text:p>
        <text:p text:style-name="P1"/>
        <text:p text:style-name="P1">我內面的粗工，</text:p>
        <text:p text:style-name="P1">Guá lāi-bīn ê tshoo-kang, </text:p>
        <text:p text:style-name="P1"/>
        <text:p text:style-name="P1"><text:s/>童仔 ！</text:p>
        <text:p text:style-name="P1"><text:s/>Tông--á !</text:p>
        <text:p text:style-name="P1"/>
        <text:p text:style-name="P1"><text:s/>童仔 ，</text:p>
        <text:p text:style-name="P1"><text:s/>Tông--á , </text:p>
        <text:p text:style-name="P1"/>
        <text:p text:style-name="P1">喔，</text:p>
        <text:p text:style-name="P1">ooh, </text:p>
        <text:p text:style-name="P1"/>
        <text:p text:style-name="P1"><text:s/>童叔仔 ！</text:p>
        <text:p text:style-name="P1"><text:s/>Tông tsik--á !</text:p>
        <text:p text:style-name="P1"/>
        <text:p text:style-name="P1">嘿，</text:p>
        <text:p text:style-name="P1">Heh, </text:p>
        <text:p text:style-name="P1"/>
        <text:p text:style-name="P1">誠有禮數！</text:p>
        <text:p text:style-name="P1">tsiânn ū lé-sòo! </text:p>
        <text:p text:style-name="P1"/>
        <text:p text:style-name="P1"><text:s/>阿蘭 咧唱歌啦，</text:p>
        <text:p text:style-name="P1"><text:s/>A-lân <text:s/>leh tshiùnn-kua --lah, </text:p>
        <text:p text:style-name="P1"/>
        <text:p text:style-name="P1">日頭若欲暗踮咧佛堂前大細聲是活欲驚死人！</text:p>
        <text:p text:style-name="P1">ji̍t-thâu nā beh àm tiàm leh pu̍t-tn̂g-tsîng tuā-suè-siann sī ua̍h-beh kiann--sí-lâng! </text:p>
        <text:p text:style-name="P1"/>
        <text:p text:style-name="P1">我來共講！</text:p>
        <text:p text:style-name="P1">Guá lâi kā kóng!</text:p>
        <text:p text:style-name="P1"/>
        <text:p text:style-name="P1">啊！</text:p>
        <text:p text:style-name="P1">Ah!</text:p>
        <text:p text:style-name="P1"/>
        <text:p text:style-name="P1">哎喲、哎喲喂啊、哎喲喂啊，</text:p>
        <text:p text:style-name="P1">Ai-iō, ai-iō-uê --ah, ai-iō-uê --ah, </text:p>
        <text:p text:style-name="P1"/>
        <text:p text:style-name="P1">有鬼，</text:p>
        <text:p text:style-name="P1">ū kuí, </text:p>
        <text:p text:style-name="P1"/>
        <text:p text:style-name="P1">有鬼啦！</text:p>
        <text:p text:style-name="P1">ū kuí --lah!</text:p>
        <text:p text:style-name="P1"/>
        <text:p text:style-name="P1">怎樣啦？</text:p>
        <text:p text:style-name="P1">Tsánn-iūnn --lah?</text:p>
        <text:p text:style-name="P1"><text:soft-page-break/></text:p>
        <text:p text:style-name="P1">鬼佇佗位？</text:p>
        <text:p text:style-name="P1">Kuí tī tó-uī?</text:p>
        <text:p text:style-name="P1"/>
        <text:p text:style-name="P1">佇太太的房間啦！</text:p>
        <text:p text:style-name="P1">Tī thài-thài ê pâng-king --lah!</text:p>
        <text:p text:style-name="P1"/>
        <text:p text:style-name="P1">講鬼話！</text:p>
        <text:p text:style-name="P1">Kóng kuí uē!</text:p>
        <text:p text:style-name="P1"/>
        <text:p text:style-name="P1">誠實的啦！</text:p>
        <text:p text:style-name="P1">Tsiânn-si̍t --ê --lah! </text:p>
        <text:p text:style-name="P1"/>
        <text:p text:style-name="P1">真正有鬼啦！</text:p>
        <text:p text:style-name="P1">Tsin-tsiànn ū kuí --lah!</text:p>
        <text:p text:style-name="P1"/>
        <text:p text:style-name="P1">敢遐奇怪？ </text:p>
        <text:p text:style-name="P1">Kánn hiah kî-kuài? </text:p>
        <text:p text:style-name="P1"/>
        <text:p text:style-name="P1">當頭白日曷有啥物鬼！</text:p>
        <text:p text:style-name="P1">Tng-thâu-pe̍h-ji̍t a̍h ū siánn-mih kuí!</text:p>
        <text:p text:style-name="P1"/>
        <text:p text:style-name="P1">來看覓嘛！</text:p>
        <text:p text:style-name="P1">Lâi khuànn-māi --mah!</text:p>
        <text:p text:style-name="P1"/>
        <text:p text:style-name="P1">我毋敢，</text:p>
        <text:p text:style-name="P1">Guá m̄ kánn, </text:p>
        <text:p text:style-name="P1"/>
        <text:p text:style-name="P1">我毋敢去！</text:p>
        <text:p text:style-name="P1">guá m̄ kánn khì!</text:p>
        <text:p text:style-name="P1"/>
        <text:p text:style-name="P1">是怎樣毋敢？</text:p>
        <text:p text:style-name="P1">Sī-tsánn-iūnn m̄ kánn?</text:p>
        <text:p text:style-name="P1"/>
        <text:p text:style-name="P1">遮濟人閣毋敢！</text:p>
        <text:p text:style-name="P1">Tsiah tsuē lâng koh m̄ kánn?</text:p>
        <text:p text:style-name="P1"/>
        <text:p text:style-name="P1">行行行來看覓！</text:p>
        <text:p text:style-name="P1">Kiânn kiânn kiânn lâi khuànn-māi!</text:p>
        <text:p text:style-name="P1"/>
        <text:p text:style-name="P1">正經抑假影的？</text:p>
        <text:p text:style-name="P1">Tsìng-king a̍h ké-iánn --ê?</text:p>
        <text:p text:style-name="P1"/>
        <text:p text:style-name="P1">哎喲、哎喲，</text:p>
        <text:p text:style-name="P1">Ai-iō, ai-iō , </text:p>
        <text:p text:style-name="P1"/>
        <text:p text:style-name="P1">哎喲喂啊，喂，</text:p>
        <text:p text:style-name="P1">ai-iō-uê --ah, eh, </text:p>
        <text:p text:style-name="P1"/>
        <text:p text:style-name="P1">啊門哪會開開？</text:p>
        <text:p text:style-name="P1">ah mn̂g ná ē khui-khui?</text:p>
        <text:p text:style-name="P1"/>
        <text:p text:style-name="P1">開開就著矣！</text:p>
        <text:p text:style-name="P1">Khui-khui tō tio̍h --ah!</text:p>
        <text:p text:style-name="P1"/>
        <text:p text:style-name="P1">無啦，</text:p>
        <text:p text:style-name="P1">Bô --lah, </text:p>
        <text:p text:style-name="P1"/>
        <text:p text:style-name="P1">拄才是關咧啦！</text:p>
        <text:p text:style-name="P1">tú-tsiah sī kuainn --leh --lah!</text:p>
        <text:p text:style-name="P1"/>
        <text:p text:style-name="P1">看毋著是無？</text:p>
        <text:p text:style-name="P1">Khuànn m̄-tio̍h sī --bô?</text:p>
        <text:p text:style-name="P1"/>
        <text:p text:style-name="P1">我欲哪會看毋著！</text:p>
        <text:p text:style-name="P1">Guá beh ná ē khuànn m̄-tio̍h! </text:p>
        <text:p text:style-name="P1"/>
        <text:p text:style-name="P1">我拄才提物件對遮過的時陣，</text:p>
        <text:p text:style-name="P1">Guá tú-tsiah the̍h mi̍h-kiānn uì tsia kuè ê sî-tsūn, </text:p>
        <text:p text:style-name="P1"/>
        <text:p text:style-name="P1">門就開開佇咧！</text:p>
        <text:p text:style-name="P1">mn̂g tō khui-khui tī-leh! </text:p>
        <text:p text:style-name="P1"><text:soft-page-break/></text:p>
        <text:p text:style-name="P1">我聽著門按呢 kuâinn 一下，</text:p>
        <text:p text:style-name="P1">Guá thiann-tio̍h mn̂g án-ne <text:s/>kuâinn <text:s/>--tsi̍t-ē, </text:p>
        <text:p text:style-name="P1"/>
        <text:p text:style-name="P1">我才停跤共伊看。</text:p>
        <text:p text:style-name="P1">guá tsiah thîng-kha kā i khuànn. </text:p>
        <text:p text:style-name="P1"/>
        <text:p text:style-name="P1">忽然間有一个烏影！</text:p>
        <text:p text:style-name="P1">Hut-jiân-kan ū tsi̍t ê oo-iánn!</text:p>
        <text:p text:style-name="P1"/>
        <text:p text:style-name="P1">烏影？</text:p>
        <text:p text:style-name="P1">Oo-iánn? </text:p>
        <text:p text:style-name="P1"/>
        <text:p text:style-name="P1">抑怎樣？</text:p>
        <text:p text:style-name="P1">Iah tsánn-iūnn?</text:p>
        <text:p text:style-name="P1"/>
        <text:p text:style-name="P1">門自按呢家己關起來，</text:p>
        <text:p text:style-name="P1">Mn̂g tsū-án-ne ka-tī kuainn --khí-lâi, </text:p>
        <text:p text:style-name="P1"/>
        <text:p text:style-name="P1">我驚一下做伊起跤步走！</text:p>
        <text:p text:style-name="P1">guá kiann tsi̍t-ē tsuè i khí-kha-pōo tsáu!</text:p>
        <text:p text:style-name="P1"/>
        <text:p text:style-name="P1">哪有啊！</text:p>
        <text:p text:style-name="P1">Ná ū --ah! </text:p>
        <text:p text:style-name="P1"/>
        <text:p text:style-name="P1">曷無看覓嘛！</text:p>
        <text:p text:style-name="P1">Ia̍h bô khuànn-māi --mah!</text:p>
        <text:p text:style-name="P1"/>
        <text:p text:style-name="P1">敢無是毋？</text:p>
        <text:p text:style-name="P1">Kám bô sī --m̄?</text:p>
        <text:p text:style-name="P1"/>
        <text:p text:style-name="P1">哪有？</text:p>
        <text:p text:style-name="P1">Ná ū? </text:p>
        <text:p text:style-name="P1"/>
        <text:p text:style-name="P1">入來看啦！</text:p>
        <text:p text:style-name="P1">Ji̍p-lâi khuànn --lah!</text:p>
        <text:p text:style-name="P1"/>
        <text:p text:style-name="P1">曷無啥物貨，</text:p>
        <text:p text:style-name="P1">Ia̍h bô siánn-mih hè, </text:p>
        <text:p text:style-name="P1"/>
        <text:p text:style-name="P1">烏白講！</text:p>
        <text:p text:style-name="P1">oo-pe̍h-kóng!</text:p>
        <text:p text:style-name="P1"/>
        <text:p text:style-name="P1">一、兩，</text:p>
        <text:p text:style-name="P1">Tsi̍t, nn̄g, </text:p>
        <text:p text:style-name="P1"/>
        <text:p text:style-name="P1">一間、兩間，</text:p>
        <text:p text:style-name="P1">tsi̍t king, nn̄g king, </text:p>
        <text:p text:style-name="P1"/>
        <text:p text:style-name="P1">奇怪，</text:p>
        <text:p text:style-name="P1">kî-kuài, </text:p>
        <text:p text:style-name="P1"/>
        <text:p text:style-name="P1">阮阿姊房間哪會光光？</text:p>
        <text:p text:style-name="P1">gún a-tsí pâng-king ná ē kng-kng? </text:p>
        <text:p text:style-name="P1"/>
        <text:p text:style-name="P1">啊！</text:p>
        <text:p text:style-name="P1">Ah!</text:p>
        <text:p text:style-name="P1"/>
        <text:p text:style-name="P1">是 白 老師啦、 白 老師、 白 老師</text:p>
        <text:p text:style-name="P1">Sī <text:s/>Pe̍h <text:s/>lāu-su --lah, <text:s/>Pe̍h <text:s/>lāu-su, <text:s/>Pe̍h <text:s/>lāu-su</text:p>
        <text:p text:style-name="P1"/>
        <text:p text:style-name="P1">彼个、</text:p>
        <text:p text:style-name="P1">Hit ê, </text:p>
        <text:p text:style-name="P1"/>
        <text:p text:style-name="P1">彼个鎖匙空，有一蕊目睭！</text:p>
        <text:p text:style-name="P1">hit ê só-sî khang, ū tsi̍t luí ba̍k-tsiu!</text:p>
        <text:p text:style-name="P1"/>
        <text:p text:style-name="P1">唅！</text:p>
        <text:p text:style-name="P1">Hannh! </text:p>
        <text:p text:style-name="P1"/>
        <text:p text:style-name="P1">有一蕊目睭？</text:p>
        <text:p text:style-name="P1"><text:soft-page-break/>Ū tsi̍t luí ba̍k-tsiu?</text:p>
        <text:p text:style-name="P1"/>
        <text:p text:style-name="P1"><text:s/>童仔 ，</text:p>
        <text:p text:style-name="P1"><text:s/>Tông--á , </text:p>
        <text:p text:style-name="P1"/>
        <text:p text:style-name="P1">你緊入去共看覓！</text:p>
        <text:p text:style-name="P1">lí kín ji̍p-khì kā khuànn-māi!</text:p>
        <text:p text:style-name="P1"/>
        <text:p text:style-name="P1">我毋敢！</text:p>
        <text:p text:style-name="P1">Guá m̄ kánn!</text:p>
        <text:p text:style-name="P1"/>
        <text:p text:style-name="P1">喔，</text:p>
        <text:p text:style-name="P1">Ooh, </text:p>
        <text:p text:style-name="P1"/>
        <text:p text:style-name="P1">你誠無路用！</text:p>
        <text:p text:style-name="P1">lí tsiânn bô-lōo-īng!</text:p>
        <text:p text:style-name="P1"/>
        <text:p text:style-name="P1">門哪會咧振動？</text:p>
        <text:p text:style-name="P1">Mn̂g ná ē leh tín-tāng?</text:p>
        <text:p text:style-name="P1"/>
        <text:p text:style-name="P1"><text:s/>白 老師，</text:p>
        <text:p text:style-name="P1"><text:s/>Pe̍h <text:s/>lāu-su, </text:p>
        <text:p text:style-name="P1"/>
        <text:p text:style-name="P1">咱入來共看！</text:p>
        <text:p text:style-name="P1">lán ji̍p-lâi kā khuànn!</text:p>
        <text:p text:style-name="P1"/>
        <text:p text:style-name="P1">唅！</text:p>
        <text:p text:style-name="P1">Hannh! </text:p>
        <text:p text:style-name="P1"/>
        <text:p text:style-name="P1">好、</text:p>
        <text:p text:style-name="P1">Hó, </text:p>
        <text:p text:style-name="P1"/>
        <text:p text:style-name="P1">好、</text:p>
        <text:p text:style-name="P1">hó, </text:p>
        <text:p text:style-name="P1"/>
        <text:p text:style-name="P1">好、</text:p>
        <text:p text:style-name="P1">hó, </text:p>
        <text:p text:style-name="P1"/>
        <text:p text:style-name="P1">好。</text:p>
        <text:p text:style-name="P1">hó.</text:p>
        <text:p text:style-name="P1"/>
        <text:p text:style-name="P1">棉被是毋是有人振動過？</text:p>
        <text:p text:style-name="P1">Mî-phē sī m̄ sī ū lâng tín-tāng kuè? </text:p>
        <text:p text:style-name="P1"/>
        <text:p text:style-name="P1">若按呢是有人踮遮睏？</text:p>
        <text:p text:style-name="P1">Nā án-ne sī ū lâng tiàm tsia khùn?</text:p>
        <text:p text:style-name="P1"/>
        <text:p text:style-name="P1">你有入來無？</text:p>
        <text:p text:style-name="P1">Lí ū ji̍p-lâi --bô?</text:p>
        <text:p text:style-name="P1"/>
        <text:p text:style-name="P1">無！</text:p>
        <text:p text:style-name="P1">Bô! </text:p>
        <text:p text:style-name="P1"/>
        <text:p text:style-name="P1">你就捌交代講毋通入來這間房間，</text:p>
        <text:p text:style-name="P1">Lí tō bat kau-tài kóng m̄-thang ji̍p-lâi tsit king pâng-king, </text:p>
        <text:p text:style-name="P1"/>
        <text:p text:style-name="P1">我哪敢入來！</text:p>
        <text:p text:style-name="P1">guá ná kánn ji̍p-lâi!</text:p>
        <text:p text:style-name="P1"/>
        <text:p text:style-name="P1">這，</text:p>
        <text:p text:style-name="P1">Tse, </text:p>
        <text:p text:style-name="P1"/>
        <text:p text:style-name="P1">啊，</text:p>
        <text:p text:style-name="P1">ah, </text:p>
        <text:p text:style-name="P1"/>
        <text:p text:style-name="P1">頭毛啦！</text:p>
        <text:p text:style-name="P1">thâu-mn̂g --lah!</text:p>
        <text:p text:style-name="P1"/>
        <text:p text:style-name="P1">頭毛？</text:p>
        <text:p text:style-name="P1">Thâu-mn̂g? </text:p>
        <text:p text:style-name="P1"/>
        <text:p text:style-name="P1">猶燒燒！</text:p>
        <text:p text:style-name="P1">Ah sio-sio!</text:p>
        <text:p text:style-name="P1"/>
        <text:p text:style-name="P1">我知影，</text:p>
        <text:p text:style-name="P1"><text:soft-page-break/>Guá tsai-iánn, </text:p>
        <text:p text:style-name="P1"/>
        <text:p text:style-name="P1">這、這、這是咱頭家娘轉來睏啦！</text:p>
        <text:p text:style-name="P1">tse, tse, tse sī lán thâu-ke-niû tńg--lâi khùn --lah!</text:p>
        <text:p text:style-name="P1"/>
        <text:p text:style-name="P1">啊！</text:p>
        <text:p text:style-name="P1">Ah!</text:p>
        <text:p text:style-name="P1"/>
        <text:p text:style-name="P1">阿姊！</text:p>
        <text:p text:style-name="P1">A-tsí!</text:p>
        <text:p text:style-name="P1"/>
        <text:p text:style-name="P1">啥物人？</text:p>
        <text:p text:style-name="P1">Siánn-mih lâng?</text:p>
        <text:p text:style-name="P1"/>
        <text:p text:style-name="P1">是我啦！</text:p>
        <text:p text:style-name="P1">Sī guá --lah! </text:p>
        <text:p text:style-name="P1"/>
        <text:p text:style-name="P1">老師𠢕早！</text:p>
        <text:p text:style-name="P1">Lāu-su gâu-tsá!</text:p>
        <text:p text:style-name="P1"/>
        <text:p text:style-name="P1">𠢕早！</text:p>
        <text:p text:style-name="P1">Gâu-tsá!</text:p>
        <text:p text:style-name="P1"/>
        <text:p text:style-name="P1">請你去食早頓！</text:p>
        <text:p text:style-name="P1">Tshiánn lí khì tsia̍h tsá-tǹg!</text:p>
        <text:p text:style-name="P1"/>
        <text:p text:style-name="P1">囥咧我家己來整理就好！</text:p>
        <text:p text:style-name="P1">Khǹg --leh guá ka-tī lâi tsíng-lí tō hó!</text:p>
        <text:p text:style-name="P1"/>
        <text:p text:style-name="P1">毋免啦，</text:p>
        <text:p text:style-name="P1">M̄-bián --lah, </text:p>
        <text:p text:style-name="P1"/>
        <text:p text:style-name="P1">我摺！</text:p>
        <text:p text:style-name="P1">guá tsih! </text:p>
        <text:p text:style-name="P1"/>
        <text:p text:style-name="P1">奇怪，</text:p>
        <text:p text:style-name="P1">Kî-kuài,</text:p>
        <text:p text:style-name="P1"/>
        <text:p text:style-name="P1">真久就無出現鬼矣！</text:p>
        <text:p text:style-name="P1">tsin kú tō bô tshut-hiān kuí --ah!</text:p>
        <text:p text:style-name="P1"/>
        <text:p text:style-name="P1">這間厝佇當時起才鬧鬼？</text:p>
        <text:p text:style-name="P1">Tsit king tshù tī tang-sî khí tsiah nāu kuí?</text:p>
        <text:p text:style-name="P1"/>
        <text:p text:style-name="P1">自太太死了後出現兩擺。</text:p>
        <text:p text:style-name="P1">Tsū thài-thài sí liáu-āu tshut-hiān nn̄g pái.</text:p>
        <text:p text:style-name="P1"/>
        <text:p text:style-name="P1">昨暗彼毋是鬼，</text:p>
        <text:p text:style-name="P1">Tsa-àm he m̄ sī kuí,</text:p>
        <text:p text:style-name="P1"/>
        <text:p text:style-name="P1">一定是人。</text:p>
        <text:p text:style-name="P1">it-tīng sī lâng.</text:p>
        <text:p text:style-name="P1"/>
        <text:p text:style-name="P1">你哪會知影？</text:p>
        <text:p text:style-name="P1">Lí ná ē tsai-iánn?</text:p>
        <text:p text:style-name="P1"/>
        <text:p text:style-name="P1">因為有人無歡迎我來做家庭教師，</text:p>
        <text:p text:style-name="P1">In-uī ū lâng bô huan-gîng guá lâi tsò ka-tîng kàu-su, </text:p>
        <text:p text:style-name="P1"/>
        <text:p text:style-name="P1">想欲hannh我，</text:p>
        <text:p text:style-name="P1">siūnn-beh hannh --guá, </text:p>
        <text:p text:style-name="P1"/>
        <text:p text:style-name="P1">趕我走路。</text:p>
        <text:p text:style-name="P1">kuánn guá tsáu-lōo.</text:p>
        <text:p text:style-name="P1"/>
        <text:p text:style-name="P1">唅，</text:p>
        <text:p text:style-name="P1">Hannh, </text:p>
        <text:p text:style-name="P1"/>
        <text:p text:style-name="P1">我想袂啦，</text:p>
        <text:p text:style-name="P1">guá siūnn buē --lah, </text:p>
        <text:p text:style-name="P1"/>
        <text:p text:style-name="P1"><text:soft-page-break/>厝內面也無幾个人，</text:p>
        <text:p text:style-name="P1">tshù lāi-bīn iā bô kuí ê lâng, </text:p>
        <text:p text:style-name="P1"/>
        <text:p text:style-name="P1">而且老師，</text:p>
        <text:p text:style-name="P1">jî-tshiánn lāu-su, </text:p>
        <text:p text:style-name="P1"/>
        <text:p text:style-name="P1">你是 劉 管家的好朋友介紹來的，</text:p>
        <text:p text:style-name="P1">lí sī <text:s/>Lâu <text:s/>kuán-ke ê hó pîng-iú kài-siāu lâi --ê, </text:p>
        <text:p text:style-name="P1"/>
        <text:p text:style-name="P1">逐家一定會真歡迎你嘛！</text:p>
        <text:p text:style-name="P1">ta̍k-ke it-tīng ē tsin huan-gîng --lí --mah!</text:p>
        <text:p text:style-name="P1"/>
        <text:p text:style-name="P1">眠床頂彼啥物人？</text:p>
        <text:p text:style-name="P1">Bîn-tshn̂g-tíng he siánn-mih lâng?</text:p>
        <text:p text:style-name="P1"/>
        <text:p text:style-name="P1">啊，</text:p>
        <text:p text:style-name="P1">Ah, </text:p>
        <text:p text:style-name="P1"/>
        <text:p text:style-name="P1">無一定是太太的靈魂轉來！</text:p>
        <text:p text:style-name="P1">bô-it-tīng sī thài-thài ê lîng-hûn tńg--lâi!</text:p>
        <text:p text:style-name="P1"/>
        <text:p text:style-name="P1"><text:s/>淑媛 ，</text:p>
        <text:p text:style-name="P1"><text:s/>Siok-luán , </text:p>
        <text:p text:style-name="P1"/>
        <text:p text:style-name="P1">十二加七是偌濟？</text:p>
        <text:p text:style-name="P1">tsa̍p-jī ka tshit sī guā-tsuē? </text:p>
        <text:p text:style-name="P1"/>
        <text:p text:style-name="P1">喂，</text:p>
        <text:p text:style-name="P1">Ueh, </text:p>
        <text:p text:style-name="P1"/>
        <text:p text:style-name="P1">十二加七偌濟？</text:p>
        <text:p text:style-name="P1">tsa̍p-jī ka tshit guā-tsuē?</text:p>
        <text:p text:style-name="P1"/>
        <text:p text:style-name="P1">看啥物？</text:p>
        <text:p text:style-name="P1">Khuànn siánn-mih? </text:p>
        <text:p text:style-name="P1"/>
        <text:p text:style-name="P1">走啦！</text:p>
        <text:p text:style-name="P1">Tsáu --lah!</text:p>
        <text:p text:style-name="P1"/>
        <text:p text:style-name="P1"><text:s/>淑媛 ，</text:p>
        <text:p text:style-name="P1"><text:s/>Siok-luán , </text:p>
        <text:p text:style-name="P1"/>
        <text:p text:style-name="P1">毋好按呢。</text:p>
        <text:p text:style-name="P1">m̄-hó án-ne. </text:p>
        <text:p text:style-name="P1"/>
        <text:p text:style-name="P1">你愛讀書是毋？</text:p>
        <text:p text:style-name="P1">Lí ài tha̍k-tsu sī --m̄? </text:p>
        <text:p text:style-name="P1"/>
        <text:p text:style-name="P1">入來無要緊，</text:p>
        <text:p text:style-name="P1">Ji̍p--lâi bô iàu-kín, </text:p>
        <text:p text:style-name="P1"/>
        <text:p text:style-name="P1">來。</text:p>
        <text:p text:style-name="P1">Lâi.</text:p>
        <text:p text:style-name="P1"/>
        <text:p text:style-name="P1">出去啦、出去啦！</text:p>
        <text:p text:style-name="P1">Tshut-khì --lah, tshut-khì --lah!</text:p>
        <text:p text:style-name="P1"/>
        <text:p text:style-name="P1"><text:s/>淑媛 ，</text:p>
        <text:p text:style-name="P1"><text:s/>Siok-luán , </text:p>
        <text:p text:style-name="P1"/>
        <text:p text:style-name="P1">毋好按呢，</text:p>
        <text:p text:style-name="P1">m̄-hó án-ne, </text:p>
        <text:p text:style-name="P1"/>
        <text:p text:style-name="P1">加一个人佮你做伴敢毋是較好？</text:p>
        <text:p text:style-name="P1">ke tsi̍t ê lâng kah lí tsò-phuānn kám m̄ sī khah hó? </text:p>
        <text:p text:style-name="P1"/>
        <text:p text:style-name="P1">你叫做 素蘭 是毋？</text:p>
        <text:p text:style-name="P1">Lí kiò-tsò <text:s/>Sòo-lân <text:s/>sī --m̄? </text:p>
        <text:p text:style-name="P1"/>
        <text:p text:style-name="P1">來，</text:p>
        <text:p text:style-name="P1">Lâi, </text:p>
        <text:p text:style-name="P1"><text:soft-page-break/></text:p>
        <text:p text:style-name="P1">無要緊。</text:p>
        <text:p text:style-name="P1">bô iàu-kín. </text:p>
        <text:p text:style-name="P1"/>
        <text:p text:style-name="P1">來，</text:p>
        <text:p text:style-name="P1">Lâi, </text:p>
        <text:p text:style-name="P1"/>
        <text:p text:style-name="P1"><text:s/>淑媛 ，</text:p>
        <text:p text:style-name="P1"><text:s/>Siok-luán , </text:p>
        <text:p text:style-name="P1"/>
        <text:p text:style-name="P1">算術毋緊去做。</text:p>
        <text:p text:style-name="P1">suàn-su̍t m̄ kín khì tsò. </text:p>
        <text:p text:style-name="P1"/>
        <text:p text:style-name="P1">遐坐無要緊。</text:p>
        <text:p text:style-name="P1">Hia tsē bô iàu-kín.</text:p>
        <text:p text:style-name="P1"/>
        <text:p text:style-name="P1">十二加七算好未？</text:p>
        <text:p text:style-name="P1">Tsa̍p-jī ka tshit sǹg hó --bē? </text:p>
        <text:p text:style-name="P1"/>
        <text:p text:style-name="P1">爸爸予你十二箍，</text:p>
        <text:p text:style-name="P1">Pa--pah hōo lí tsa̍p-jī khoo, </text:p>
        <text:p text:style-name="P1"/>
        <text:p text:style-name="P1">媽媽予你七箍，</text:p>
        <text:p text:style-name="P1">má-mah hōo lí tshit khoo, </text:p>
        <text:p text:style-name="P1"/>
        <text:p text:style-name="P1">總共偌濟？</text:p>
        <text:p text:style-name="P1">tsóng-kiōng guā-tsuē?</text:p>
        <text:p text:style-name="P1"/>
        <text:p text:style-name="P1">媽媽、媽媽。</text:p>
        <text:p text:style-name="P1">Má-mah, má-mah.</text:p>
        <text:p text:style-name="P1"/>
        <text:p text:style-name="P1"><text:s/>淑媛 ，</text:p>
        <text:p text:style-name="P1"><text:s/>Siok-luán , </text:p>
        <text:p text:style-name="P1"/>
        <text:p text:style-name="P1">咱來外口行行咧乎？</text:p>
        <text:p text:style-name="P1">lán lâi guā-kháu kiânn-kiânn--leh --honnh?</text:p>
        <text:p text:style-name="P1"/>
        <text:p text:style-name="P1"><text:s/>阿蘭 做陣來去，</text:p>
        <text:p text:style-name="P1"><text:s/>A-lân <text:s/>tsò-tīn lâi-khì, </text:p>
        <text:p text:style-name="P1"/>
        <text:p text:style-name="P1"><text:s/>阿蘭 ，</text:p>
        <text:p text:style-name="P1"><text:s/>A-lân , </text:p>
        <text:p text:style-name="P1"/>
        <text:p text:style-name="P1">較緊咧。</text:p>
        <text:p text:style-name="P1">khah kín --leh!</text:p>
        <text:p text:style-name="P1"/>
        <text:p text:style-name="P1"><text:s/>淑媛 、</text:p>
        <text:p text:style-name="P1"><text:s/>Siok-luán , </text:p>
        <text:p text:style-name="P1"/>
        <text:p text:style-name="P1"><text:s/>淑媛 、</text:p>
        <text:p text:style-name="P1"><text:s/>Siok-luán ,</text:p>
        <text:p text:style-name="P1"/>
        <text:p text:style-name="P1"><text:s/>淑媛 、</text:p>
        <text:p text:style-name="P1"><text:s/>Siok-luán , </text:p>
        <text:p text:style-name="P1"/>
        <text:p text:style-name="P1"><text:s/>淑媛 ！</text:p>
        <text:p text:style-name="P1"><text:s/>Siok-luán ! </text:p>
        <text:p text:style-name="P1"/>
        <text:p text:style-name="P1"><text:s/>阿蘭 ，</text:p>
        <text:p text:style-name="P1"><text:s/>A-lân , </text:p>
        <text:p text:style-name="P1"/>
        <text:p text:style-name="P1">你知影 淑媛 欲去佗位無？</text:p>
        <text:p text:style-name="P1">lí tsai-iánn <text:s/>Siok-luán <text:s/>beh khì tó-uī --bô?</text:p>
        <text:p text:style-name="P1"/>
        <text:p text:style-name="P1">墓裡遐。</text:p>
        <text:p text:style-name="P1">Bōng--e hia.</text:p>
        <text:p text:style-name="P1"/>
        <text:p text:style-name="P1">是 淑媛 媽媽的墓是毋？</text:p>
        <text:p text:style-name="P1">Sī <text:s/>Siok-luán <text:s/>má-mah ê bōng sī --m̄?</text:p>
        <text:p text:style-name="P1"/>
        <text:p text:style-name="P1">Mh,</text:p>
        <text:p text:style-name="P1">Mh, </text:p>
        <text:p text:style-name="P1"/>
        <text:p text:style-name="P1">in媽媽無死，</text:p>
        <text:p text:style-name="P1">in má-mah bô sí, </text:p>
        <text:p text:style-name="P1"><text:soft-page-break/></text:p>
        <text:p text:style-name="P1">頭家娘無死。</text:p>
        <text:p text:style-name="P1">thâu-ke-niû bô sí!</text:p>
        <text:p text:style-name="P1"/>
        <text:p text:style-name="P1">唅，</text:p>
        <text:p text:style-name="P1">Hannh, </text:p>
        <text:p text:style-name="P1"/>
        <text:p text:style-name="P1"><text:s/>阿蘭 你講啥物？</text:p>
        <text:p text:style-name="P1"><text:s/>A-lân <text:s/>lí kóng siánn-mih? </text:p>
        <text:p text:style-name="P1"/>
        <text:p text:style-name="P1">頭家娘無死？</text:p>
        <text:p text:style-name="P1">Thâu-ke-niû bô sí? </text:p>
        <text:p text:style-name="P1"/>
        <text:p text:style-name="P1">你哪會知影？</text:p>
        <text:p text:style-name="P1">Lí ná ē tsai-iánn? </text:p>
        <text:p text:style-name="P1"/>
        <text:p text:style-name="P1">你𤆬老師來去墓裡好毋？</text:p>
        <text:p text:style-name="P1">Lí tshuā lāu-su lâi-khì bōng--e hó --m̄?</text:p>
        <text:p text:style-name="P1"/>
        <text:p text:style-name="P1">媽媽，</text:p>
        <text:p text:style-name="P1">Má-mah, </text:p>
        <text:p text:style-name="P1"/>
        <text:p text:style-name="P1">你怎樣欲放 淑媛 一个人？</text:p>
        <text:p text:style-name="P1">lí tsuánn-iūnn beh pàng <text:s/>Siok-luán <text:s/>tsi̍t ê lâng? </text:p>
        <text:p text:style-name="P1"/>
        <text:p text:style-name="P1">媽媽，</text:p>
        <text:p text:style-name="P1">Má-mah,</text:p>
        <text:p text:style-name="P1"/>
        <text:p text:style-name="P1">你袂得通疼 淑媛 ，</text:p>
        <text:p text:style-name="P1">lí bē-tit-thang thiànn <text:s/>Siok-luán , </text:p>
        <text:p text:style-name="P1"/>
        <text:p text:style-name="P1">爸爸也無愛疼我！</text:p>
        <text:p text:style-name="P1">pa--pah iā bô ài thiànn --guá! </text:p>
        <text:p text:style-name="P1"/>
        <text:p text:style-name="P1">媽媽。</text:p>
        <text:p text:style-name="P1">Má-mah.</text:p>
        <text:p text:style-name="P1"/>
        <text:p text:style-name="P1">老師，</text:p>
        <text:p text:style-name="P1">Lāu-su, </text:p>
        <text:p text:style-name="P1"/>
        <text:p text:style-name="P1">佇遐！</text:p>
        <text:p text:style-name="P1">tī hia!</text:p>
        <text:p text:style-name="P1"/>
        <text:p text:style-name="P1">媽媽、</text:p>
        <text:p text:style-name="P1">Má-mah, </text:p>
        <text:p text:style-name="P1"/>
        <text:p text:style-name="P1">媽媽。</text:p>
        <text:p text:style-name="P1">Má-mah.</text:p>
        <text:p text:style-name="P1"/>
        <text:p text:style-name="P1"><text:s/>淑媛 、</text:p>
        <text:p text:style-name="P1"><text:s/>Siok-luán , </text:p>
        <text:p text:style-name="P1"/>
        <text:p text:style-name="P1"><text:s/>淑媛 、</text:p>
        <text:p text:style-name="P1"><text:s/>Siok-luán , </text:p>
        <text:p text:style-name="P1"/>
        <text:p text:style-name="P1"><text:s/>淑媛 ，</text:p>
        <text:p text:style-name="P1"><text:s/>Siok-luán , </text:p>
        <text:p text:style-name="P1"/>
        <text:p text:style-name="P1">毋好哭。</text:p>
        <text:p text:style-name="P1">m̄-hó khàu. </text:p>
        <text:p text:style-name="P1"/>
        <text:p text:style-name="P1">老師共你上課以外，</text:p>
        <text:p text:style-name="P1">Lāu-su kā lí siōng-khò í-guā, </text:p>
        <text:p text:style-name="P1"/>
        <text:p text:style-name="P1">盡量代替恁媽媽來疼惜你，</text:p>
        <text:p text:style-name="P1">tsīn-liōng tāi-thè lín má-mah lâi thiànn-sioh --lí, </text:p>
        <text:p text:style-name="P1"/>
        <text:p text:style-name="P1">好毋？</text:p>
        <text:p text:style-name="P1">hó --m̄? </text:p>
        <text:p text:style-name="P1"/>
        <text:p text:style-name="P1">老師答應你，</text:p>
        <text:p text:style-name="P1">Lāu-su tah-ìng --lí, </text:p>
        <text:p text:style-name="P1"/>
        <text:p text:style-name="P1">一定共你想辦法，</text:p>
        <text:p text:style-name="P1"><text:soft-page-break/>it-tīng kā lí siūnn pān-huat, </text:p>
        <text:p text:style-name="P1"/>
        <text:p text:style-name="P1">予恁爸爸親像較早按呢來疼你，</text:p>
        <text:p text:style-name="P1">hōo lín pa--pah tshin-tshiūnn khah-tsá án-ne lâi thiànn lí, </text:p>
        <text:p text:style-name="P1"/>
        <text:p text:style-name="P1">乖乎。</text:p>
        <text:p text:style-name="P1">kuai --honnh. </text:p>
        <text:p text:style-name="P1"/>
        <text:p text:style-name="P1">好毋？</text:p>
        <text:p text:style-name="P1">Hó --m̄?</text:p>
        <text:p text:style-name="P1"/>
        <text:p text:style-name="P1">老師，</text:p>
        <text:p text:style-name="P1">Lāu-su, </text:p>
        <text:p text:style-name="P1"/>
        <text:p text:style-name="P1">你真親像阮媽媽呢。</text:p>
        <text:p text:style-name="P1">lí tsin tshin-tshiūnn gún má-mah --neh.</text:p>
        <text:p text:style-name="P1"/>
        <text:p text:style-name="P1">誠實的？ </text:p>
        <text:p text:style-name="P1">Tsiânn-si̍t --ê?</text:p>
        <text:p text:style-name="P1"/>
        <text:p text:style-name="P1">鳥隻吱吱啼，</text:p>
        <text:p text:style-name="P1">Tsiáu-tsiah ki-ki thî, </text:p>
        <text:p text:style-name="P1"/>
        <text:p text:style-name="P1">鳥啼聲，</text:p>
        <text:p text:style-name="P1">tsiáu thî siann,</text:p>
        <text:p text:style-name="P1"/>
        <text:p text:style-name="P1">大哀悲，</text:p>
        <text:p text:style-name="P1">tāi ai-pi, </text:p>
        <text:p text:style-name="P1"/>
        <text:p text:style-name="P1">催人珠淚滴。</text:p>
        <text:p text:style-name="P1">tshui lâng tsu-luī tih.</text:p>
        <text:p text:style-name="P1"/>
        <text:p text:style-name="P1"><text:s/>阿蘭 ，</text:p>
        <text:p text:style-name="P1"><text:s/>A-lân ,</text:p>
        <text:p text:style-name="P1"/>
        <text:p text:style-name="P1">啥物人教你唱歌？</text:p>
        <text:p text:style-name="P1">siánn-mih lâng kà lí tshiùnn-kua?</text:p>
        <text:p text:style-name="P1"/>
        <text:p text:style-name="P1">頭家娘。</text:p>
        <text:p text:style-name="P1">Thâu-ke-niû.</text:p>
        <text:p text:style-name="P1"/>
        <text:p text:style-name="P1">啥物？</text:p>
        <text:p text:style-name="P1">Siánn-mih? </text:p>
        <text:p text:style-name="P1"/>
        <text:p text:style-name="P1">阮媽媽喔？</text:p>
        <text:p text:style-name="P1">Gún má-mah --ooh?</text:p>
        <text:p text:style-name="P1"/>
        <text:p text:style-name="P1">太太。</text:p>
        <text:p text:style-name="P1">Thài-thài.</text:p>
        <text:p text:style-name="P1"/>
        <text:p text:style-name="P1">Mh，</text:p>
        <text:p text:style-name="P1">Mh, </text:p>
        <text:p text:style-name="P1"/>
        <text:p text:style-name="P1">頭家娘。</text:p>
        <text:p text:style-name="P1">thâu-ke-niû.</text:p>
        <text:p text:style-name="P1"/>
        <text:p text:style-name="P1">阿兄，</text:p>
        <text:p text:style-name="P1">A-hiann, </text:p>
        <text:p text:style-name="P1"/>
        <text:p text:style-name="P1">你最近捌看著 連 先生in太太 連春鶯 無？</text:p>
        <text:p text:style-name="P1">lí tsuè-kīn bat khuànn-tio̍h <text:s/>Liân <text:s/>sian-sinn in thài-thài <text:s/>Liân Tshun-ing <text:s/>--bô?</text:p>
        <text:p text:style-name="P1"/>
        <text:p text:style-name="P1">伊敢毋是時常佮 義明 咧鬥陣？</text:p>
        <text:p text:style-name="P1">I kám m̄ sī sî-siông kah <text:s/>Gī-bîng <text:s/>leh tàu-tīn?</text:p>
        <text:p text:style-name="P1"/>
        <text:p text:style-name="P1"><text:s/>春鶯 為怎樣欲嫁差伊十五歲的人你想嘛知。</text:p>
        <text:p text:style-name="P1"><text:s/>Tshun-ing <text:s/>uī-tsánn-iūnn beh kè tsha i tsa̍p-gōo huè ê lâng lí siūnn mā tsai.</text:p>
        <text:p text:style-name="P1"><text:soft-page-break/></text:p>
        <text:p text:style-name="P1"><text:s/>一角兩角三角形 。</text:p>
        <text:p text:style-name="P1"><text:s/>一角兩角三角形 .</text:p>
        <text:p text:style-name="P1"/>
        <text:p text:style-name="P1">伊佮 義明 毋是早就熟似矣？</text:p>
        <text:p text:style-name="P1">I kah <text:s/>Gī-bîng <text:s/>m̄ sī tsá tō si̍k-sāi --ah?</text:p>
        <text:p text:style-name="P1"/>
        <text:p text:style-name="P1">啥物人？</text:p>
        <text:p text:style-name="P1">Siánn-mih lâng?</text:p>
        <text:p text:style-name="P1"/>
        <text:p text:style-name="P1">啊，</text:p>
        <text:p text:style-name="P1">Ah, </text:p>
        <text:p text:style-name="P1"/>
        <text:p text:style-name="P1"><text:s/>鳳嬌 阿姑。</text:p>
        <text:p text:style-name="P1"><text:s/>Hōng-kiau <text:s/>a-koo.</text:p>
        <text:p text:style-name="P1"/>
        <text:p text:style-name="P1">彼陣是 瑞雲 猶未死，</text:p>
        <text:p text:style-name="P1">Hit-tsūn sī <text:s/>Suī-hûn <text:s/>iah-bē sí, </text:p>
        <text:p text:style-name="P1"/>
        <text:p text:style-name="P1">所以兩个才無辦法通好鬥陣，</text:p>
        <text:p text:style-name="P1">sóo-í nn̄g ê tsiah bô pān-huat thang hó tàu-tīn,</text:p>
        <text:p text:style-name="P1"/>
        <text:p text:style-name="P1">著毋？</text:p>
        <text:p text:style-name="P1">tio̍h --m̄?</text:p>
        <text:p text:style-name="P1"/>
        <text:p text:style-name="P1">呃著，</text:p>
        <text:p text:style-name="P1">Eh tio̍h, </text:p>
        <text:p text:style-name="P1"/>
        <text:p text:style-name="P1"><text:s/>春鶯 會嫁 連嘉文 ，</text:p>
        <text:p text:style-name="P1"><text:s/>Tshun-ing <text:s/>ē kè <text:s/>Liân Ka-bûn , </text:p>
        <text:p text:style-name="P1"/>
        <text:p text:style-name="P1">是貪著in的財產是無？</text:p>
        <text:p text:style-name="P1">sī tham-tio̍h in ê tsâi-sán sī --bô?</text:p>
        <text:p text:style-name="P1"/>
        <text:p text:style-name="P1">啊，</text:p>
        <text:p text:style-name="P1">Ah, </text:p>
        <text:p text:style-name="P1"/>
        <text:p text:style-name="P1">阿兄，</text:p>
        <text:p text:style-name="P1">a-hiann, </text:p>
        <text:p text:style-name="P1"/>
        <text:p text:style-name="P1"><text:s/>淑媛 佇遐。</text:p>
        <text:p text:style-name="P1"><text:s/>Siok-luán <text:s/>tī hia.</text:p>
        <text:p text:style-name="P1"/>
        <text:p text:style-name="P1"><text:s/>Hi！ </text:p>
        <text:p text:style-name="P1"><text:s/>Hi! </text:p>
        <text:p text:style-name="P1"/>
        <text:p text:style-name="P1"><text:s/>白 老師。</text:p>
        <text:p text:style-name="P1"><text:s/>Pe̍h <text:s/>lāu-su.</text:p>
        <text:p text:style-name="P1"/>
        <text:p text:style-name="P1"><text:s/>高 小姐。</text:p>
        <text:p text:style-name="P1"><text:s/>Ko <text:s/>sió-tsiá.</text:p>
        <text:p text:style-name="P1"/>
        <text:p text:style-name="P1">你也來。</text:p>
        <text:p text:style-name="P1">Lí iā lâi.</text:p>
        <text:p text:style-name="P1"/>
        <text:p text:style-name="P1">阿姑、</text:p>
        <text:p text:style-name="P1">A-koo, </text:p>
        <text:p text:style-name="P1"/>
        <text:p text:style-name="P1">阿叔。</text:p>
        <text:p text:style-name="P1">a-tsik. </text:p>
        <text:p text:style-name="P1"/>
        <text:p text:style-name="P1">阿叔，</text:p>
        <text:p text:style-name="P1">A-tsik, </text:p>
        <text:p text:style-name="P1"/>
        <text:p text:style-name="P1">你今仔日拍球有欲𤆬我去無？</text:p>
        <text:p text:style-name="P1">lí kin-á-ji̍t phah-kiû ū beh tshuā guá khì --bô?</text:p>
        <text:p text:style-name="P1"/>
        <text:p text:style-name="P1">好，</text:p>
        <text:p text:style-name="P1">Hó, </text:p>
        <text:p text:style-name="P1"/>
        <text:p text:style-name="P1">阿叔𤆬你來去，</text:p>
        <text:p text:style-name="P1">a-tsik tshuā lí lâi-khì, </text:p>
        <text:p text:style-name="P1"/>
        <text:p text:style-name="P1">才教你拍球。</text:p>
        <text:p text:style-name="P1"><text:soft-page-break/>tsiah kà lí phah-kiû.</text:p>
        <text:p text:style-name="P1"/>
        <text:p text:style-name="P1">有影？</text:p>
        <text:p text:style-name="P1">Ū-iánn? </text:p>
        <text:p text:style-name="P1"/>
        <text:p text:style-name="P1">老師，</text:p>
        <text:p text:style-name="P1">Lāu-su, </text:p>
        <text:p text:style-name="P1"/>
        <text:p text:style-name="P1">阮欲佮阿叔來去。</text:p>
        <text:p text:style-name="P1">gún beh kah a-tsik lâi-khì.</text:p>
        <text:p text:style-name="P1"/>
        <text:p text:style-name="P1">閣半點鐘久欲教國語就緊轉來喔。</text:p>
        <text:p text:style-name="P1">Koh puànn tiám-tsing kú beh kà kok-gú tō kín tńg--lâi --ooh.</text:p>
        <text:p text:style-name="P1"/>
        <text:p text:style-name="P1">好，</text:p>
        <text:p text:style-name="P1">Hó, </text:p>
        <text:p text:style-name="P1"/>
        <text:p text:style-name="P1">阿叔咱來去。</text:p>
        <text:p text:style-name="P1">a-tsik lán lâi-khì.</text:p>
        <text:p text:style-name="P1"/>
        <text:p text:style-name="P1">好。</text:p>
        <text:p text:style-name="P1">Hó.</text:p>
        <text:p text:style-name="P1"/>
        <text:p text:style-name="P1"><text:s/>白 老師，</text:p>
        <text:p text:style-name="P1"><text:s/>Pe̍h <text:s/>lāu-su, </text:p>
        <text:p text:style-name="P1"/>
        <text:p text:style-name="P1">你會感覺奇怪乎。</text:p>
        <text:p text:style-name="P1">lí ē kám-kak kî-kuài --honnh. </text:p>
        <text:p text:style-name="P1"/>
        <text:p text:style-name="P1">其實我佮 王 太太是初中的同學。</text:p>
        <text:p text:style-name="P1">Kî-si̍t guá kah <text:s/>Ông <text:s/>thài-thài sī tshoo-tiong ê tông-o̍h. </text:p>
        <text:p text:style-name="P1"/>
        <text:p text:style-name="P1">不但是按呢生，</text:p>
        <text:p text:style-name="P1">Put-tān sī án-ne-sinn, </text:p>
        <text:p text:style-name="P1"/>
        <text:p text:style-name="P1">阮 義明 兄佮我是姨表，</text:p>
        <text:p text:style-name="P1">gún <text:s/>Gī-bîng <text:s/>hiann kah guá sī î-piáu, </text:p>
        <text:p text:style-name="P1"/>
        <text:p text:style-name="P1">所致，</text:p>
        <text:p text:style-name="P1">sóo-tì, </text:p>
        <text:p text:style-name="P1"/>
        <text:p text:style-name="P1">我才遐關心 淑媛 的代誌。</text:p>
        <text:p text:style-name="P1">guá tsiah hiah kuan-sim <text:s/>Siok-luán <text:s/>ê tāi-tsì.</text:p>
        <text:p text:style-name="P1"/>
        <text:p text:style-name="P1">我知影。</text:p>
        <text:p text:style-name="P1">Guá tsai-iánn.</text:p>
        <text:p text:style-name="P1"/>
        <text:p text:style-name="P1">我真歡迎你來阮兜𨑨迌。</text:p>
        <text:p text:style-name="P1">Guá tsin huan-gîng lí lâi gún tau tshit-thô.</text:p>
        <text:p text:style-name="P1"/>
        <text:p text:style-name="P1">真多謝，</text:p>
        <text:p text:style-name="P1">Tsin to-siā, </text:p>
        <text:p text:style-name="P1"/>
        <text:p text:style-name="P1">毋過我時間欲到矣。</text:p>
        <text:p text:style-name="P1">m̄-koh guá sî-kan beh kàu --ah.</text:p>
        <text:p text:style-name="P1"/>
        <text:p text:style-name="P1">抑無我先送你轉來去。</text:p>
        <text:p text:style-name="P1">Ia̍h-bô guá sing sàng lí tńg--lâi-khì.</text:p>
        <text:p text:style-name="P1"/>
        <text:p text:style-name="P1">毋免啦。</text:p>
        <text:p text:style-name="P1">M̄-bián --lah. </text:p>
        <text:p text:style-name="P1"/>
        <text:p text:style-name="P1"><text:s/>阿蘭 、 阿蘭 。</text:p>
        <text:p text:style-name="P1"><text:s/>A-lân , <text:s/>A-lân .</text:p>
        <text:p text:style-name="P1"/>
        <text:p text:style-name="P1">拍算轉去矣，</text:p>
        <text:p text:style-name="P1">Phah-sǹg tńg--khì --ah, </text:p>
        <text:p text:style-name="P1"/>
        <text:p text:style-name="P1">咱先來去。</text:p>
        <text:p text:style-name="P1"><text:soft-page-break/>lán sing lâi-khì.</text:p>
        <text:p text:style-name="P1"/>
        <text:p text:style-name="P1">喔。</text:p>
        <text:p text:style-name="P1">Ooh.</text:p>
        <text:p text:style-name="P1"/>
        <text:p text:style-name="P1">爸爸，</text:p>
        <text:p text:style-name="P1">Pa--pah,</text:p>
        <text:p text:style-name="P1"/>
        <text:p text:style-name="P1">你看我寫字有媠無？</text:p>
        <text:p text:style-name="P1">lí khuànn guá siá-jī ū suí --bô? </text:p>
        <text:p text:style-name="P1"/>
        <text:p text:style-name="P1">爸爸。</text:p>
        <text:p text:style-name="P1">Pa--pah.</text:p>
        <text:p text:style-name="P1"/>
        <text:p text:style-name="P1">你毋讀書傱出來創啥？</text:p>
        <text:p text:style-name="P1">Lí m̄ tha̍k-tsu tsông tshut--lâi tshòng siánn?</text:p>
        <text:p text:style-name="P1"/>
        <text:p text:style-name="P1"><text:s/>淑媛 ，</text:p>
        <text:p text:style-name="P1"><text:s/>Siok-luán , </text:p>
        <text:p text:style-name="P1"/>
        <text:p text:style-name="P1">毋好哭。</text:p>
        <text:p text:style-name="P1">m̄-hó khàu. </text:p>
        <text:p text:style-name="P1"/>
        <text:p text:style-name="P1">乖，</text:p>
        <text:p text:style-name="P1">Kuai, </text:p>
        <text:p text:style-name="P1"/>
        <text:p text:style-name="P1">咱閣來讀書乎。</text:p>
        <text:p text:style-name="P1">lán koh lâi tha̍k-tsu --honnh.</text:p>
        <text:p text:style-name="P1"/>
        <text:p text:style-name="P1"><text:s/>王 先生，</text:p>
        <text:p text:style-name="P1"><text:s/>Ông <text:s/>--sian-sinn, </text:p>
        <text:p text:style-name="P1"/>
        <text:p text:style-name="P1">你毋知肯借我幾分鐘無？</text:p>
        <text:p text:style-name="P1">lí m̄ tsai khíng tsioh guá kuí hun-tsing --bô?</text:p>
        <text:p text:style-name="P1"/>
        <text:p text:style-name="P1">啥物代誌？</text:p>
        <text:p text:style-name="P1">Siánn-mih tāi-tsì?</text:p>
        <text:p text:style-name="P1"/>
        <text:p text:style-name="P1">有話欲共你參詳。</text:p>
        <text:p text:style-name="P1">Ū uē beh kā lí tsham-siông.</text:p>
        <text:p text:style-name="P1"/>
        <text:p text:style-name="P1">來客廳講。</text:p>
        <text:p text:style-name="P1">Lâi kheh-thiann kóng.</text:p>
        <text:p text:style-name="P1"/>
        <text:p text:style-name="P1"><text:s/>淑媛 ，</text:p>
        <text:p text:style-name="P1"><text:s/>Siok-luán , </text:p>
        <text:p text:style-name="P1"/>
        <text:p text:style-name="P1">老師連鞭來。</text:p>
        <text:p text:style-name="P1">lāu-su liâm-mi lâi.</text:p>
        <text:p text:style-name="P1"/>
        <text:p text:style-name="P1">好。</text:p>
        <text:p text:style-name="P1">Hó.</text:p>
        <text:p text:style-name="P1"/>
        <text:p text:style-name="P1"><text:s/>白 老師，</text:p>
        <text:p text:style-name="P1"><text:s/>Pe̍h <text:s/>lāu-su, </text:p>
        <text:p text:style-name="P1"/>
        <text:p text:style-name="P1">你欲參詳啥物代誌？</text:p>
        <text:p text:style-name="P1">lí beh tsham-siông siánn-mih tāi-tsì?</text:p>
        <text:p text:style-name="P1"/>
        <text:p text:style-name="P1">關係著 淑媛 。</text:p>
        <text:p text:style-name="P1">Kuan-hē tio̍h <text:s/>Siok-luán .</text:p>
        <text:p text:style-name="P1"/>
        <text:p text:style-name="P1"><text:s/>淑媛 ？</text:p>
        <text:p text:style-name="P1"><text:s/>Siok-luán ?</text:p>
        <text:p text:style-name="P1"/>
        <text:p text:style-name="P1"><text:s/>王 先生，</text:p>
        <text:p text:style-name="P1"><text:s/>Ông <text:s/>--sian-sinn, </text:p>
        <text:p text:style-name="P1"/>
        <text:p text:style-name="P1">對著一个囡仔的教育，</text:p>
        <text:p text:style-name="P1">tuì-tio̍h tsi̍t ê gín-á ê kàu-io̍k, </text:p>
        <text:p text:style-name="P1"/>
        <text:p text:style-name="P1">也需要爸母的愛。</text:p>
        <text:p text:style-name="P1">iā su-iàu pē-bú ê ài. </text:p>
        <text:p text:style-name="P1"><text:soft-page-break/></text:p>
        <text:p text:style-name="P1">你為怎樣對家己的查某囝遮爾冷淡？</text:p>
        <text:p text:style-name="P1">Lí uī-tsánn-iūnn tuì ka-kī ê tsa-bóo-kiánn tsiah-nī líng-tām? </text:p>
        <text:p text:style-name="P1"/>
        <text:p text:style-name="P1">現在 淑媛 無媽媽，</text:p>
        <text:p text:style-name="P1">Hiān-tsāi <text:s/>Siok-luán <text:s/>bô má-mah, </text:p>
        <text:p text:style-name="P1"/>
        <text:p text:style-name="P1">你著愛更加愛伊才著。</text:p>
        <text:p text:style-name="P1">lí tio̍h ài kìng-ka ài --i tsiah tio̍h.</text:p>
        <text:p text:style-name="P1"/>
        <text:p text:style-name="P1">我看著 淑媛 就氣。</text:p>
        <text:p text:style-name="P1">Guá khuànn-tio̍h <text:s/>Siok-luán <text:s/>tō khì.</text:p>
        <text:p text:style-name="P1"/>
        <text:p text:style-name="P1">伊是毋是你親生的囝？</text:p>
        <text:p text:style-name="P1">I sī m̄ sī lí tshin-sinn ê kiánn?</text:p>
        <text:p text:style-name="P1"/>
        <text:p text:style-name="P1">當然我生的。</text:p>
        <text:p text:style-name="P1">Tong-jiân guá sinn --ê.</text:p>
        <text:p text:style-name="P1"/>
        <text:p text:style-name="P1">若按呢更加無理由氣家己的查某囝。</text:p>
        <text:p text:style-name="P1">Nā án-ne kìng-ka bô lí-iû khì ka-kī ê tsa-bóo-kiánn.</text:p>
        <text:p text:style-name="P1"/>
        <text:p text:style-name="P1">我若看著伊就想著in老母，</text:p>
        <text:p text:style-name="P1">Guá nā khuànn-tio̍h i tiō siūnn-tio̍h in lāu-bú, </text:p>
        <text:p text:style-name="P1"/>
        <text:p text:style-name="P1">所以我才忍袂牢。</text:p>
        <text:p text:style-name="P1">sóo-í guá tsiah jím bē tiâu.</text:p>
        <text:p text:style-name="P1"/>
        <text:p text:style-name="P1"><text:s/>王 先生，</text:p>
        <text:p text:style-name="P1"><text:s/>Ông <text:s/>--sian-sinn,</text:p>
        <text:p text:style-name="P1"/>
        <text:p text:style-name="P1">你是一个有智識的人。</text:p>
        <text:p text:style-name="P1">lí sī tsi̍t ê ū tì-sik ê lâng. </text:p>
        <text:p text:style-name="P1"/>
        <text:p text:style-name="P1">爸母有罪，</text:p>
        <text:p text:style-name="P1">Pē-bú ū tsē, </text:p>
        <text:p text:style-name="P1"/>
        <text:p text:style-name="P1">囡仔是清白的。</text:p>
        <text:p text:style-name="P1">gín-á sī tshing-pi̍k --ê.</text:p>
        <text:p text:style-name="P1"/>
        <text:p text:style-name="P1">你這款做法較輸一个無受過教育的人。</text:p>
        <text:p text:style-name="P1">Lí tsit khuán tsò-huat khah-su tsi̍t ê bô siū-kè kàu-io̍k ê lâng.</text:p>
        <text:p text:style-name="P1"/>
        <text:p text:style-name="P1">恬去，</text:p>
        <text:p text:style-name="P1">Tiām --khì, </text:p>
        <text:p text:style-name="P1"/>
        <text:p text:style-name="P1">你是我倩來的，</text:p>
        <text:p text:style-name="P1">lí sī guá tshiànn --lâi --ê, </text:p>
        <text:p text:style-name="P1"/>
        <text:p text:style-name="P1">你無權利通好管我家庭的代誌。</text:p>
        <text:p text:style-name="P1">lí bô khuân-lī thang hó kuán guá ka-tîng ê tāi-tsì.</text:p>
        <text:p text:style-name="P1"/>
        <text:p text:style-name="P1">你的囡仔交予我教育，</text:p>
        <text:p text:style-name="P1">Lí ê gín-á kau hōo guá kàu-io̍k, </text:p>
        <text:p text:style-name="P1"/>
        <text:p text:style-name="P1">我當然有權利要求爸母的合作。</text:p>
        <text:p text:style-name="P1">guá tong-jiân ū khuân-lī iau-kiû pē-bú ê ha̍p-tsok. </text:p>
        <text:p text:style-name="P1"/>
        <text:p text:style-name="P1">假使你若毋肯合作，</text:p>
        <text:p text:style-name="P1">Ká-sú lí nā m̄ khíng ha̍p-tsok, </text:p>
        <text:p text:style-name="P1"/>
        <text:p text:style-name="P1"><text:soft-page-break/>你閣請別人。</text:p>
        <text:p text:style-name="P1">lí koh tshiánn pa̍t-lâng.</text:p>
        <text:p text:style-name="P1"/>
        <text:p text:style-name="P1"><text:s/>白 老師，</text:p>
        <text:p text:style-name="P1"><text:s/>Pe̍h <text:s/>lāu-su, </text:p>
        <text:p text:style-name="P1"/>
        <text:p text:style-name="P1">拄才失言請你莫見怪。</text:p>
        <text:p text:style-name="P1">tú-tsiah sit-giân tshiánn lí mài kiàn-kuài. </text:p>
        <text:p text:style-name="P1"/>
        <text:p text:style-name="P1">你是毋是肯閣合作一擺？</text:p>
        <text:p text:style-name="P1">Lí sī m̄ sī khíng koh ha̍p-tsok tsi̍t pái? </text:p>
        <text:p text:style-name="P1"/>
        <text:p text:style-name="P1">我願意接受你的意見。</text:p>
        <text:p text:style-name="P1">Guá guān-ì tsiap-siū lí ê ì-kiàn.</text:p>
        <text:p text:style-name="P1"/>
        <text:p text:style-name="P1"><text:s/>王 先生，</text:p>
        <text:p text:style-name="P1"><text:s/>Ông <text:s/>--sian-sinn, </text:p>
        <text:p text:style-name="P1"/>
        <text:p text:style-name="P1">真多謝。</text:p>
        <text:p text:style-name="P1">tsin to-siā.</text:p>
        <text:p text:style-name="P1"/>
        <text:p text:style-name="P1">自後我會盡量踮厝陪 淑媛 。</text:p>
        <text:p text:style-name="P1">Tsū-āu guá ē tsīn-liōng tiàm tshù puê <text:s/>Siok-luán .</text:p>
        <text:p text:style-name="P1"/>
        <text:p text:style-name="P1">阿叔。</text:p>
        <text:p text:style-name="P1">A-tsik. </text:p>
        <text:p text:style-name="P1"/>
        <text:p text:style-name="P1">老師，</text:p>
        <text:p text:style-name="P1">Lāu-su,</text:p>
        <text:p text:style-name="P1"/>
        <text:p text:style-name="P1">阿叔來矣。</text:p>
        <text:p text:style-name="P1">a-tsik lâi --ah.</text:p>
        <text:p text:style-name="P1"/>
        <text:p text:style-name="P1"><text:s/>高 先生。</text:p>
        <text:p text:style-name="P1"><text:s/>Ko <text:s/>--sian-sinn.</text:p>
        <text:p text:style-name="P1"/>
        <text:p text:style-name="P1"><text:s/>淑媛 ，</text:p>
        <text:p text:style-name="P1"><text:s/>Siok-luán , </text:p>
        <text:p text:style-name="P1"/>
        <text:p text:style-name="P1">一個月無看見矣有較大漢囉。</text:p>
        <text:p text:style-name="P1">tsi̍t kò gue̍h bô khuànn-kìnn --ah ū khah tuā-hàn --looh. </text:p>
        <text:p text:style-name="P1"/>
        <text:p text:style-name="P1">你看這啥物？</text:p>
        <text:p text:style-name="P1">Lí khuànn tse siánn-mih?</text:p>
        <text:p text:style-name="P1"/>
        <text:p text:style-name="P1">欲送我喔？</text:p>
        <text:p text:style-name="P1">Beh sàng --guá --ooh?</text:p>
        <text:p text:style-name="P1"/>
        <text:p text:style-name="P1">這擺阿叔無講白賊矣乎。</text:p>
        <text:p text:style-name="P1">Tsit pái a-tsik bô kóng-pe̍h-tsha̍t --ah --honnh.</text:p>
        <text:p text:style-name="P1"/>
        <text:p text:style-name="P1"><text:s/>招弟仔 ，</text:p>
        <text:p text:style-name="P1"><text:s/>Tsio-tī--á , </text:p>
        <text:p text:style-name="P1"/>
        <text:p text:style-name="P1">共我提去囥。</text:p>
        <text:p text:style-name="P1">kā guá the̍h-khì khǹg.</text:p>
        <text:p text:style-name="P1"/>
        <text:p text:style-name="P1">好。</text:p>
        <text:p text:style-name="P1">Hó.</text:p>
        <text:p text:style-name="P1"/>
        <text:p text:style-name="P1">阿叔，</text:p>
        <text:p text:style-name="P1">A-tsik, </text:p>
        <text:p text:style-name="P1"/>
        <text:p text:style-name="P1">多謝喔。</text:p>
        <text:p text:style-name="P1">to-siā --ooh.</text:p>
        <text:p text:style-name="P1"/>
        <text:p text:style-name="P1">阿叔欲來去拍球。</text:p>
        <text:p text:style-name="P1">A-tsik beh lâi-khì phah-kiû. </text:p>
        <text:p text:style-name="P1"/>
        <text:p text:style-name="P1"><text:s/>白 老師 再見 。</text:p>
        <text:p text:style-name="P1"><text:s/>Pe̍h <text:s/>lāu-su <text:s/>再見 . </text:p>
        <text:p text:style-name="P1"/>
        <text:p text:style-name="P1"><text:soft-page-break/>老師你會曉拍góo-lú-huh球袂？</text:p>
        <text:p text:style-name="P1">Lāu-su lí ē-hiáu phah góo-lú-huh kiû --bē?</text:p>
        <text:p text:style-name="P1"/>
        <text:p text:style-name="P1">Mh。</text:p>
        <text:p text:style-name="P1">Mh. </text:p>
        <text:p text:style-name="P1"/>
        <text:p text:style-name="P1">老師有一年無拍go-lú-huh球矣。</text:p>
        <text:p text:style-name="P1">Lāu-su ū tsi̍t nî bô phah go-lú-huh kiû --ah.</text:p>
        <text:p text:style-name="P1"/>
        <text:p text:style-name="P1">阮媽媽嘛真愛拍。</text:p>
        <text:p text:style-name="P1">Gún má-mah mā tsin ài phah. </text:p>
        <text:p text:style-name="P1"/>
        <text:p text:style-name="P1">老師你也來拍好無？</text:p>
        <text:p text:style-name="P1">Lāu-su lí iā lâi phah hó --bô?</text:p>
        <text:p text:style-name="P1"/>
        <text:p text:style-name="P1">老師無球箠也無拍球衫。</text:p>
        <text:p text:style-name="P1">Lāu-su bô kiû-tshê iā bô phah-kiû-sann.</text:p>
        <text:p text:style-name="P1"/>
        <text:p text:style-name="P1">球箠阮媽媽房間有，</text:p>
        <text:p text:style-name="P1">Kiû-tshê gún má-mah pâng-king ū, </text:p>
        <text:p text:style-name="P1"/>
        <text:p text:style-name="P1">我𤆬你來去提。</text:p>
        <text:p text:style-name="P1">guá tshuā lí lâi-khì the̍h.</text:p>
        <text:p text:style-name="P1"/>
        <text:p text:style-name="P1"><text:s/>阿蘭 ，</text:p>
        <text:p text:style-name="P1"><text:s/>A-lân , </text:p>
        <text:p text:style-name="P1"/>
        <text:p text:style-name="P1">小等乎。</text:p>
        <text:p text:style-name="P1">sió-tán --honnh.</text:p>
        <text:p text:style-name="P1"/>
        <text:p text:style-name="P1">來啦，</text:p>
        <text:p text:style-name="P1">Lâi --lah, </text:p>
        <text:p text:style-name="P1"/>
        <text:p text:style-name="P1">無要緊啦，</text:p>
        <text:p text:style-name="P1">bô iàu-kín --lah, </text:p>
        <text:p text:style-name="P1"/>
        <text:p text:style-name="P1">老師，</text:p>
        <text:p text:style-name="P1">lāu-su, </text:p>
        <text:p text:style-name="P1"/>
        <text:p text:style-name="P1">入來啦。</text:p>
        <text:p text:style-name="P1">ji̍p-lâi --lah. </text:p>
        <text:p text:style-name="P1"/>
        <text:p text:style-name="P1">無要緊啦。</text:p>
        <text:p text:style-name="P1">Bô iàu-kín --lah. </text:p>
        <text:p text:style-name="P1"/>
        <text:p text:style-name="P1">老師，</text:p>
        <text:p text:style-name="P1">Lāu-su, </text:p>
        <text:p text:style-name="P1"/>
        <text:p text:style-name="P1">這領是阮媽媽拍球穿的。</text:p>
        <text:p text:style-name="P1">tsit niá sī gún má-mah phah-kiû tshīng --ê.</text:p>
        <text:p text:style-name="P1"/>
        <text:p text:style-name="P1">呃？</text:p>
        <text:p text:style-name="P1">Eh? </text:p>
        <text:p text:style-name="P1"/>
        <text:p text:style-name="P1">四月三十日、四月二九，</text:p>
        <text:p text:style-name="P1">Sì-gue̍h sann-tsa̍p ji̍t, <text:s/>sì-gue̍h jī-káu, </text:p>
        <text:p text:style-name="P1"/>
        <text:p text:style-name="P1">寫批予 瑞美 。</text:p>
        <text:p text:style-name="P1">siá phe hōo <text:s/>Suī-bí . </text:p>
        <text:p text:style-name="P1"/>
        <text:p text:style-name="P1">四月二八、五月初一，</text:p>
        <text:p text:style-name="P1">Sì-gue̍h jī-pueh, gōo-gue̍h tshue-it, </text:p>
        <text:p text:style-name="P1"/>
        <text:p text:style-name="P1">奇怪，</text:p>
        <text:p text:style-name="P1">kî-kuài, </text:p>
        <text:p text:style-name="P1"/>
        <text:p text:style-name="P1">四月三十日對金仔店提鉼針轉來，</text:p>
        <text:p text:style-name="P1">sì-gue̍h sann-tsa̍p ji̍t tuì kim-á-tiàm the̍h pín-tsiam tńg--lâi, </text:p>
        <text:p text:style-name="P1"/>
        <text:p text:style-name="P1"><text:soft-page-break/>五月初一彼下晝欲參加 蔡 太太的宴會，</text:p>
        <text:p text:style-name="P1">gōo-gue̍h tshue-it hit e-tàu beh tsham-ka <text:s/>Tshuà <text:s/>thài-thài ê iàn-huē, </text:p>
        <text:p text:style-name="P1"/>
        <text:p text:style-name="P1">彼早起猶閣佇咧 野柳 坐遊艇咧𨑨迌，</text:p>
        <text:p text:style-name="P1">hit tsái-khí iáu koh tī-leh <text:s/>Iá-liú <text:s/>tsē iû-thíng leh tshit-thô, </text:p>
        <text:p text:style-name="P1"/>
        <text:p text:style-name="P1">這欲哪有可能？</text:p>
        <text:p text:style-name="P1">tse beh ná ū khó-lîng? </text:p>
        <text:p text:style-name="P1"/>
        <text:p text:style-name="P1">奇怪，</text:p>
        <text:p text:style-name="P1">Kî-kuài, </text:p>
        <text:p text:style-name="P1"/>
        <text:p text:style-name="P1">欲哪有可能？</text:p>
        <text:p text:style-name="P1">beh ná ū khó-lîng?</text:p>
        <text:p text:style-name="P1"/>
        <text:p text:style-name="P1">媽，</text:p>
        <text:p text:style-name="P1">Mah, </text:p>
        <text:p text:style-name="P1"/>
        <text:p text:style-name="P1">老師你誠成阮媽媽呢。</text:p>
        <text:p text:style-name="P1">lāu-su lí tsiânn sîng gún má-mah --neh.</text:p>
        <text:p text:style-name="P1"/>
        <text:p text:style-name="P1">敢有相siāng？</text:p>
        <text:p text:style-name="P1">Kám ū sio-siāng?</text:p>
        <text:p text:style-name="P1"/>
        <text:p text:style-name="P1">有。</text:p>
        <text:p text:style-name="P1">Ū.</text:p>
        <text:p text:style-name="P1"/>
        <text:p text:style-name="P1"><text:s/>淑媛 ，</text:p>
        <text:p text:style-name="P1"><text:s/>Siok-luán , </text:p>
        <text:p text:style-name="P1"/>
        <text:p text:style-name="P1">咱來去，</text:p>
        <text:p text:style-name="P1">lán lâi-khì, </text:p>
        <text:p text:style-name="P1"/>
        <text:p text:style-name="P1">來拍球。</text:p>
        <text:p text:style-name="P1">lâi phah-kiû.</text:p>
        <text:p text:style-name="P1"/>
        <text:p text:style-name="P1">好。</text:p>
        <text:p text:style-name="P1">Hó. </text:p>
        <text:p text:style-name="P1"/>
        <text:p text:style-name="P1">爸爸。</text:p>
        <text:p text:style-name="P1">Pa--pah.</text:p>
        <text:p text:style-name="P1"/>
        <text:p text:style-name="P1">喂。</text:p>
        <text:p text:style-name="P1">Ueh.</text:p>
        <text:p text:style-name="P1"/>
        <text:p text:style-name="P1"><text:s/>王 先生。</text:p>
        <text:p text:style-name="P1"><text:s/>Ông <text:s/>--sian-sinn.</text:p>
        <text:p text:style-name="P1"/>
        <text:p text:style-name="P1">你功課做了是毋？</text:p>
        <text:p text:style-name="P1">Lí kong-khò tsò-liáu sī --m̄?</text:p>
        <text:p text:style-name="P1"/>
        <text:p text:style-name="P1">Mh。</text:p>
        <text:p text:style-name="P1">Mh.</text:p>
        <text:p text:style-name="P1"/>
        <text:p text:style-name="P1"><text:s/>王 先生，</text:p>
        <text:p text:style-name="P1"><text:s/>Ông <text:s/>--sian-sinn,</text:p>
        <text:p text:style-name="P1"/>
        <text:p text:style-name="P1">我穿 王 太太的衫。</text:p>
        <text:p text:style-name="P1">guá tshīng <text:s/>Ông <text:s/>thài-thài ê sann.</text:p>
        <text:p text:style-name="P1"/>
        <text:p text:style-name="P1">無要緊。</text:p>
        <text:p text:style-name="P1">Bô iàu-kín.</text:p>
        <text:p text:style-name="P1"/>
        <text:p text:style-name="P1">你這款模樣真成阮太太。</text:p>
        <text:p text:style-name="P1">Lí tsit khuán bôo-iūnn tsin sîng gún thài-thài.</text:p>
        <text:p text:style-name="P1"/>
        <text:p text:style-name="P1"><text:s/>王 太太的相我捌看過，</text:p>
        <text:p text:style-name="P1"><text:s/>Ông <text:s/>thài-thài ê siòng guá bat khuànn-kè, </text:p>
        <text:p text:style-name="P1"/>
        <text:p text:style-name="P1"><text:soft-page-break/>我就無感覺。</text:p>
        <text:p text:style-name="P1">guá tō bô kám-kak.</text:p>
        <text:p text:style-name="P1"/>
        <text:p text:style-name="P1"><text:s/>白 老師，</text:p>
        <text:p text:style-name="P1"><text:s/>Pe̍h <text:s/>lāu-su, </text:p>
        <text:p text:style-name="P1"/>
        <text:p text:style-name="P1">你穿按呢，</text:p>
        <text:p text:style-name="P1">lí tshīng án-ni, </text:p>
        <text:p text:style-name="P1"/>
        <text:p text:style-name="P1">有另外一種，</text:p>
        <text:p text:style-name="P1">ū līng-guā tsi̍t tsióng, </text:p>
        <text:p text:style-name="P1"/>
        <text:p text:style-name="P1">呃，</text:p>
        <text:p text:style-name="P1">eh, </text:p>
        <text:p text:style-name="P1"/>
        <text:p text:style-name="P1">氣質佇咧。</text:p>
        <text:p text:style-name="P1">khì-tsit tī --leh.</text:p>
        <text:p text:style-name="P1"/>
        <text:p text:style-name="P1"><text:s/>王 先生你真愛講笑。</text:p>
        <text:p text:style-name="P1"><text:s/>Ông <text:s/>--sian-sinn lí tsin ài kóng-tshiò. </text:p>
        <text:p text:style-name="P1"/>
        <text:p text:style-name="P1"><text:s/>淑媛 ，</text:p>
        <text:p text:style-name="P1"><text:s/>Siok-luán , </text:p>
        <text:p text:style-name="P1"/>
        <text:p text:style-name="P1">來去。</text:p>
        <text:p text:style-name="P1">lâi-khì.</text:p>
        <text:p text:style-name="P1"/>
        <text:p text:style-name="P1">好。</text:p>
        <text:p text:style-name="P1">Hó. </text:p>
        <text:p text:style-name="P1"/>
        <text:p text:style-name="P1">爸爸 再見 。</text:p>
        <text:p text:style-name="P1">Pa--pah <text:s/>再見 . </text:p>
        <text:p text:style-name="P1"/>
        <text:p text:style-name="P1"><text:s/>再見 。</text:p>
        <text:p text:style-name="P1"><text:s/>再見 . </text:p>
        <text:p text:style-name="P1"/>
        <text:p text:style-name="P1">表兄。</text:p>
        <text:p text:style-name="P1">Piáu-hiann.</text:p>
        <text:p text:style-name="P1"/>
        <text:p text:style-name="P1"><text:s/>淑媛 佮 白 老師做陣欲去拍球.</text:p>
        <text:p text:style-name="P1"><text:s/>Siok-luán <text:s/>kah <text:s/>Pe̍h <text:s/>lāu-su tsò-tīn beh khì phah-kiû.</text:p>
        <text:p text:style-name="P1"/>
        <text:p text:style-name="P1"><text:s/>白 老師對 淑媛 的教育真認真，</text:p>
        <text:p text:style-name="P1"><text:s/>Pe̍h <text:s/>lāu-su tuì <text:s/>Siok-luán <text:s/>ê kàu-io̍k tsin jīn-tsin, </text:p>
        <text:p text:style-name="P1"/>
        <text:p text:style-name="P1">我真放心。</text:p>
        <text:p text:style-name="P1">guá tsin hòng-sim.</text:p>
        <text:p text:style-name="P1"/>
        <text:p text:style-name="P1">Mh，</text:p>
        <text:p text:style-name="P1">Mh, </text:p>
        <text:p text:style-name="P1"/>
        <text:p text:style-name="P1">啊，</text:p>
        <text:p text:style-name="P1">ah, </text:p>
        <text:p text:style-name="P1"/>
        <text:p text:style-name="P1">有影，</text:p>
        <text:p text:style-name="P1">ū-iánn, </text:p>
        <text:p text:style-name="P1"/>
        <text:p text:style-name="P1">明仔載我欲開舞會，</text:p>
        <text:p text:style-name="P1">bîn-á-tsài guá beh khui bú-huē, </text:p>
        <text:p text:style-name="P1"/>
        <text:p text:style-name="P1">你才來共我鬥跤手。</text:p>
        <text:p text:style-name="P1">lí tsiah lâi kā guá tàu-kha-tshiú.</text:p>
        <text:p text:style-name="P1"/>
        <text:p text:style-name="P1">喔，</text:p>
        <text:p text:style-name="P1">Ooh, </text:p>
        <text:p text:style-name="P1"/>
        <text:p text:style-name="P1">是毋是為著 連 太太欲開舞會？</text:p>
        <text:p text:style-name="P1">sī m̄ sī uī-tio̍h <text:s/>Liân <text:s/>thài-thài beh khui bú-huē?</text:p>
        <text:p text:style-name="P1"/>
        <text:p text:style-name="P1">毋是。</text:p>
        <text:p text:style-name="P1">M̄ sī.</text:p>
        <text:p text:style-name="P1"/>
        <text:p text:style-name="P1"><text:soft-page-break/>表兄，</text:p>
        <text:p text:style-name="P1">Piáu-hiann, </text:p>
        <text:p text:style-name="P1"/>
        <text:p text:style-name="P1"><text:s/>連 太太是有翁的人。</text:p>
        <text:p text:style-name="P1"><text:s/>Liân <text:s/>thài-thài sī ū ang ê lâng. </text:p>
        <text:p text:style-name="P1"/>
        <text:p text:style-name="P1">恁兩个人的代誌鬧甲滿城風雨，</text:p>
        <text:p text:style-name="P1">Lín nn̄g ê lâng ê tāi-tsì nāu kah muá-siânn-hong-ú, </text:p>
        <text:p text:style-name="P1"/>
        <text:p text:style-name="P1">我替你真擔心。</text:p>
        <text:p text:style-name="P1">guá thè lí tsin tam-sim. </text:p>
        <text:p text:style-name="P1"/>
        <text:p text:style-name="P1"><text:s/>鳳嬌 ，</text:p>
        <text:p text:style-name="P1"><text:s/>Hōng-kiau , </text:p>
        <text:p text:style-name="P1"/>
        <text:p text:style-name="P1">多謝你的關心，</text:p>
        <text:p text:style-name="P1">to-siā lí ê kuan-sim, </text:p>
        <text:p text:style-name="P1"/>
        <text:p text:style-name="P1">舞會的代誌才交代你。</text:p>
        <text:p text:style-name="P1">bú-huē ê tāi-tsì tsiah kau-tài --lí.</text:p>
        <text:p text:style-name="P1"/>
        <text:p text:style-name="P1"><text:s/>白 老師，</text:p>
        <text:p text:style-name="P1"><text:s/>Pe̍h <text:s/>lāu-su, </text:p>
        <text:p text:style-name="P1"/>
        <text:p text:style-name="P1">咱來跳一下。</text:p>
        <text:p text:style-name="P1">lán lâi thiàu --tsi̍t-ē.</text:p>
        <text:p text:style-name="P1"/>
        <text:p text:style-name="P1">我袂曉跳。</text:p>
        <text:p text:style-name="P1">Guá bē-hiáng thiàu.</text:p>
        <text:p text:style-name="P1"/>
        <text:p text:style-name="P1">看你的形一定是真𠢕跳，</text:p>
        <text:p text:style-name="P1">Khuànn lí ê hîng it-tīng sī tsin gâu thiàu, </text:p>
        <text:p text:style-name="P1"/>
        <text:p text:style-name="P1">請。</text:p>
        <text:p text:style-name="P1">tshiánn.</text:p>
        <text:p text:style-name="P1"/>
        <text:p text:style-name="P1">老師來矣，</text:p>
        <text:p text:style-name="P1">Lāu-su lâi --ah, </text:p>
        <text:p text:style-name="P1"/>
        <text:p text:style-name="P1">咱來去遐啦。</text:p>
        <text:p text:style-name="P1">lán lâi-khì hia --lah.</text:p>
        <text:p text:style-name="P1"/>
        <text:p text:style-name="P1"><text:s/>白 老師，</text:p>
        <text:p text:style-name="P1"><text:s/>Pe̍h <text:s/>lāu-su, </text:p>
        <text:p text:style-name="P1"/>
        <text:p text:style-name="P1">你哪會遐冷淡？</text:p>
        <text:p text:style-name="P1">lí ná ē hiah líng-tām?</text:p>
        <text:p text:style-name="P1"/>
        <text:p text:style-name="P1">行啦，</text:p>
        <text:p text:style-name="P1">Kiânn --lah, </text:p>
        <text:p text:style-name="P1"/>
        <text:p text:style-name="P1">來去啦，</text:p>
        <text:p text:style-name="P1">lâi-khì --lah,</text:p>
        <text:p text:style-name="P1"/>
        <text:p text:style-name="P1">來去彼爿看。</text:p>
        <text:p text:style-name="P1">lâi-khì hit pîng khuànn. </text:p>
        <text:p text:style-name="P1"/>
        <text:p text:style-name="P1">行啦，</text:p>
        <text:p text:style-name="P1">Kiânn --lah, </text:p>
        <text:p text:style-name="P1"/>
        <text:p text:style-name="P1">來去啦，</text:p>
        <text:p text:style-name="P1">lâi-khì --lah, </text:p>
        <text:p text:style-name="P1"/>
        <text:p text:style-name="P1">來去彼爿看。</text:p>
        <text:p text:style-name="P1">lâi-khì hit pîng khuànn. </text:p>
        <text:p text:style-name="P1"/>
        <text:p text:style-name="P1">彼爿較好看啦。</text:p>
        <text:p text:style-name="P1">Hit pîng khah hó khuànn --lah. </text:p>
        <text:p text:style-name="P1"/>
        <text:p text:style-name="P1">行啦，</text:p>
        <text:p text:style-name="P1">Kiânn --lah, </text:p>
        <text:p text:style-name="P1"/>
        <text:p text:style-name="P1">來啦，</text:p>
        <text:p text:style-name="P1">lâi --lah, </text:p>
        <text:p text:style-name="P1"/>
        <text:p text:style-name="P1"><text:soft-page-break/>來去彼爿看，</text:p>
        <text:p text:style-name="P1">lâi-khì hit pîng khuànn, </text:p>
        <text:p text:style-name="P1"/>
        <text:p text:style-name="P1">來啦。</text:p>
        <text:p text:style-name="P1">lâi --lah.</text:p>
        <text:p text:style-name="P1"/>
        <text:p text:style-name="P1">毋啦。</text:p>
        <text:p text:style-name="P1">M̄ --lah.</text:p>
        <text:p text:style-name="P1"/>
        <text:p text:style-name="P1">你若毋去，</text:p>
        <text:p text:style-name="P1">Lí nā m̄ khì, </text:p>
        <text:p text:style-name="P1"/>
        <text:p text:style-name="P1">無阮欲來去。</text:p>
        <text:p text:style-name="P1">bô gún beh lâi-khì.</text:p>
        <text:p text:style-name="P1"/>
        <text:p text:style-name="P1"><text:s/>玉坤 。</text:p>
        <text:p text:style-name="P1"><text:s/>Gio̍k-khun . </text:p>
        <text:p text:style-name="P1"/>
        <text:p text:style-name="P1">替我招待人客。</text:p>
        <text:p text:style-name="P1">Thè guá tsiau-thāi lâng-kheh. </text:p>
        <text:p text:style-name="P1"/>
        <text:p text:style-name="P1">我請你跳一塊。</text:p>
        <text:p text:style-name="P1">Guá tshiánn lí thiàu --tsi̍t-tè.</text:p>
        <text:p text:style-name="P1"/>
        <text:p text:style-name="P1">我小可袂曉跳。</text:p>
        <text:p text:style-name="P1">Guá sió-khuá bē-hiáng thiàu.</text:p>
        <text:p text:style-name="P1"/>
        <text:p text:style-name="P1">免客氣。</text:p>
        <text:p text:style-name="P1">Bián kheh-khì.</text:p>
        <text:p text:style-name="P1"/>
        <text:p text:style-name="P1"><text:s/>嘉文 、 嘉文 。</text:p>
        <text:p text:style-name="P1"><text:s/>Ka-bûn , <text:s/>Ka-bûn . </text:p>
        <text:p text:style-name="P1"/>
        <text:p text:style-name="P1">你是愛睏是毋啦？</text:p>
        <text:p text:style-name="P1">Lí sī ài-khùn sī --m̄ --lah?</text:p>
        <text:p text:style-name="P1"/>
        <text:p text:style-name="P1">歇睏一下仔啦。</text:p>
        <text:p text:style-name="P1">Hioh-khùn --tsi̍t-ē-á --lah. </text:p>
        <text:p text:style-name="P1"/>
        <text:p text:style-name="P1">養一下這个精神啦。</text:p>
        <text:p text:style-name="P1">Ióng tsi̍t-ē tsit ê tsing-sîn --lah.</text:p>
        <text:p text:style-name="P1"/>
        <text:p text:style-name="P1">我欲轉來去。</text:p>
        <text:p text:style-name="P1">Guá beh tńg--lâi-khì.</text:p>
        <text:p text:style-name="P1"/>
        <text:p text:style-name="P1">猶早咧。</text:p>
        <text:p text:style-name="P1">Iah tsá --leh.</text:p>
        <text:p text:style-name="P1"/>
        <text:p text:style-name="P1">你毋轉，</text:p>
        <text:p text:style-name="P1">Lí m̄ tńg, </text:p>
        <text:p text:style-name="P1"/>
        <text:p text:style-name="P1">我家己欲轉來去喔。</text:p>
        <text:p text:style-name="P1">guá ka-tī beh tńg--lâi-khì --ooh.</text:p>
        <text:p text:style-name="P1"/>
        <text:p text:style-name="P1">好好。</text:p>
        <text:p text:style-name="P1">Hó hó.</text:p>
        <text:p text:style-name="P1"/>
        <text:p text:style-name="P1">啊毋就佮人相辭一下。</text:p>
        <text:p text:style-name="P1">Iah m̄ tō kah lâng sio-sî --tsi̍t-ē.</text:p>
        <text:p text:style-name="P1"/>
        <text:p text:style-name="P1">免啦。</text:p>
        <text:p text:style-name="P1">Bián --lah.</text:p>
        <text:p text:style-name="P1"/>
        <text:p text:style-name="P1">送 連 先生佮夫人轉去。</text:p>
        <text:p text:style-name="P1">Sàng <text:s/>Liân <text:s/>--sian-sinn kah hu-jîn tńg--khì.</text:p>
        <text:p text:style-name="P1"/>
        <text:p text:style-name="P1">喔，</text:p>
        <text:p text:style-name="P1">Ooh, </text:p>
        <text:p text:style-name="P1"/>
        <text:p text:style-name="P1">是。</text:p>
        <text:p text:style-name="P1">sī. </text:p>
        <text:p text:style-name="P1"><text:soft-page-break/></text:p>
        <text:p text:style-name="P1">乎乎，</text:p>
        <text:p text:style-name="P1">Honnh honnh, </text:p>
        <text:p text:style-name="P1"/>
        <text:p text:style-name="P1">行好，</text:p>
        <text:p text:style-name="P1">kiânn hó, </text:p>
        <text:p text:style-name="P1"/>
        <text:p text:style-name="P1">順行喔。</text:p>
        <text:p text:style-name="P1">sūn-kiânn --ooh.</text:p>
        <text:p text:style-name="P1"/>
        <text:p text:style-name="P1"><text:s/>義明 敢是一个輕浮的人？</text:p>
        <text:p text:style-name="P1"><text:s/>Gī-bîng <text:s/>kám sī tsi̍t ê khin-phû ê lâng? </text:p>
        <text:p text:style-name="P1"/>
        <text:p text:style-name="P1">我若無離開這間厝，</text:p>
        <text:p text:style-name="P1">Guá nā bô lī-khui tsit king tshù, </text:p>
        <text:p text:style-name="P1"/>
        <text:p text:style-name="P1">早慢一定會發生代誌。</text:p>
        <text:p text:style-name="P1">tsá-bān it-tīng ē huat-sing tāi-tsì. </text:p>
        <text:p text:style-name="P1"/>
        <text:p text:style-name="P1">毋過，</text:p>
        <text:p text:style-name="P1">M̄-koh, </text:p>
        <text:p text:style-name="P1"/>
        <text:p text:style-name="P1">我若離開，</text:p>
        <text:p text:style-name="P1">guá nā lī-khui, </text:p>
        <text:p text:style-name="P1"/>
        <text:p text:style-name="P1">阮大姊的案件就無法度通查出真相。</text:p>
        <text:p text:style-name="P1">gún tuā-tsí ê àn-kiānn tō bô-huat-tōo thang tshâ-tshut tsin-siòng. </text:p>
        <text:p text:style-name="P1"/>
        <text:p text:style-name="P1">唉，</text:p>
        <text:p text:style-name="P1">Haih, </text:p>
        <text:p text:style-name="P1"/>
        <text:p text:style-name="P1">欲叫我怎樣就好？</text:p>
        <text:p text:style-name="P1">beh kiò guá tsánn-iūnn tiō hó?</text:p>
        <text:p text:style-name="P1"/>
        <text:p text:style-name="P1">入來。</text:p>
        <text:p text:style-name="P1">Ji̍p--lâi.</text:p>
        <text:p text:style-name="P1"/>
        <text:p text:style-name="P1"><text:s/>王 先生，</text:p>
        <text:p text:style-name="P1"><text:s/>Ông <text:s/>--sian-sinn, </text:p>
        <text:p text:style-name="P1"/>
        <text:p text:style-name="P1">啥物代誌？</text:p>
        <text:p text:style-name="P1">siánn-mih tāi-tsì?</text:p>
        <text:p text:style-name="P1"/>
        <text:p text:style-name="P1">請坐。</text:p>
        <text:p text:style-name="P1">Tshiánn-tsē.</text:p>
        <text:p text:style-name="P1"/>
        <text:p text:style-name="P1">我行李已經準備好勢矣。</text:p>
        <text:p text:style-name="P1">Guá hîng-lí í-king tsún-pī hó-sè --ah.</text:p>
        <text:p text:style-name="P1"/>
        <text:p text:style-name="P1">請坐。</text:p>
        <text:p text:style-name="P1">Tshiánn tsē. </text:p>
        <text:p text:style-name="P1"/>
        <text:p text:style-name="P1"><text:s/>白 老師，</text:p>
        <text:p text:style-name="P1"><text:s/>Pe̍h <text:s/>lāu-su, </text:p>
        <text:p text:style-name="P1"/>
        <text:p text:style-name="P1">我知影昨暝的行為真不應該。</text:p>
        <text:p text:style-name="P1">guá tsai-iánn tsa-mê ê hîng-uî tsin put ing-kai. </text:p>
        <text:p text:style-name="P1"/>
        <text:p text:style-name="P1">這是我一時的衝碰，</text:p>
        <text:p text:style-name="P1">Tse sī guá tsi̍t-sî ê tshóng-pōng, </text:p>
        <text:p text:style-name="P1"/>
        <text:p text:style-name="P1">致使我家己也控制袂牢。</text:p>
        <text:p text:style-name="P1">tì-sú guá ka-tī iā khòng-tsè bē tiâu. </text:p>
        <text:p text:style-name="P1"/>
        <text:p text:style-name="P1">我十二萬分的誠意向你賠罪。</text:p>
        <text:p text:style-name="P1">Guá tsa̍p-jī-bān hun ê sîng-ì hiòng lí puê-tsuē. </text:p>
        <text:p text:style-name="P1"/>
        <text:p text:style-name="P1">請你予我拜託，</text:p>
        <text:p text:style-name="P1">Tshiánn lí hōo guá pài-<text:soft-page-break/>thok, </text:p>
        <text:p text:style-name="P1"/>
        <text:p text:style-name="P1">為著囡仔的將來，</text:p>
        <text:p text:style-name="P1">uī-tio̍h gín-á ê tsiong-lâi, </text:p>
        <text:p text:style-name="P1"/>
        <text:p text:style-name="P1">你莫離開好毋。</text:p>
        <text:p text:style-name="P1">lí mài lī-khui hó --m̄. </text:p>
        <text:p text:style-name="P1"/>
        <text:p text:style-name="P1">喂，</text:p>
        <text:p text:style-name="P1">Uê, </text:p>
        <text:p text:style-name="P1"/>
        <text:p text:style-name="P1">我 義明 啦。</text:p>
        <text:p text:style-name="P1">guá <text:s/>Gī-bîng <text:s/>--lah. </text:p>
        <text:p text:style-name="P1"/>
        <text:p text:style-name="P1"><text:s/>春鶯 。</text:p>
        <text:p text:style-name="P1"><text:s/>Tshun-ing . </text:p>
        <text:p text:style-name="P1"/>
        <text:p text:style-name="P1">你講啥物？</text:p>
        <text:p text:style-name="P1">Lí kóng siánn-mih? </text:p>
        <text:p text:style-name="P1"/>
        <text:p text:style-name="P1">唅？</text:p>
        <text:p text:style-name="P1">Hannh? </text:p>
        <text:p text:style-name="P1"/>
        <text:p text:style-name="P1"><text:s/>連 先生怎樣？</text:p>
        <text:p text:style-name="P1"><text:s/>Liân <text:s/>--sian-sinn tsánn-iūnn? </text:p>
        <text:p text:style-name="P1"/>
        <text:p text:style-name="P1">幾點過身也毋知影？</text:p>
        <text:p text:style-name="P1">Kuí tiám kè-sin iā m̄ tsai-iánn?</text:p>
        <text:p text:style-name="P1"/>
        <text:p text:style-name="P1">好，</text:p>
        <text:p text:style-name="P1">Hó, </text:p>
        <text:p text:style-name="P1"/>
        <text:p text:style-name="P1">我隨時去。</text:p>
        <text:p text:style-name="P1">guá suî-sî khì. </text:p>
        <text:p text:style-name="P1"/>
        <text:p text:style-name="P1"><text:s/>白 老師，</text:p>
        <text:p text:style-name="P1"><text:s/>Pe̍h <text:s/>lāu-su, </text:p>
        <text:p text:style-name="P1"/>
        <text:p text:style-name="P1"><text:s/>連 先生已經過身去矣。</text:p>
        <text:p text:style-name="P1"><text:s/>Liân <text:s/>--sian-sinn í-king kè-sin --khì --ah. </text:p>
        <text:p text:style-name="P1"/>
        <text:p text:style-name="P1">我欲緊來共看覓。</text:p>
        <text:p text:style-name="P1">Guá beh kín lâi kā khuànn-māi. </text:p>
        <text:p text:style-name="P1"/>
        <text:p text:style-name="P1">對昨暗的代誌，</text:p>
        <text:p text:style-name="P1">Tuì tsa-àm ê tāi-tsì, </text:p>
        <text:p text:style-name="P1"/>
        <text:p text:style-name="P1">請你原諒。</text:p>
        <text:p text:style-name="P1">tshiánn lí guân-liōng.</text:p>
        <text:p text:style-name="P1"/>
        <text:p text:style-name="P1">表兄、</text:p>
        <text:p text:style-name="P1">Piáu-hiann, </text:p>
        <text:p text:style-name="P1"/>
        <text:p text:style-name="P1">表兄，</text:p>
        <text:p text:style-name="P1">piáu-hiann, </text:p>
        <text:p text:style-name="P1"/>
        <text:p text:style-name="P1">我有一个消息。</text:p>
        <text:p text:style-name="P1">guá ū tsi̍t ê siau-sit.</text:p>
        <text:p text:style-name="P1"/>
        <text:p text:style-name="P1">啥物代誌？</text:p>
        <text:p text:style-name="P1">Siánn-mih tāi-tsì? </text:p>
        <text:p text:style-name="P1"/>
        <text:p text:style-name="P1">我這馬欲來 連 家。</text:p>
        <text:p text:style-name="P1">Guá tsit-má beh lâi <text:s/>Liân <text:s/>--ka.</text:p>
        <text:p text:style-name="P1"/>
        <text:p text:style-name="P1">表兄，</text:p>
        <text:p text:style-name="P1">Piáu-hiann, </text:p>
        <text:p text:style-name="P1"/>
        <text:p text:style-name="P1"><text:s/>連 先生早起過身，</text:p>
        <text:p text:style-name="P1"><text:s/>Liân <text:s/>--sian-sinn tsái-khí kuè-sin, </text:p>
        <text:p text:style-name="P1"/>
        <text:p text:style-name="P1">我有接著電話。</text:p>
        <text:p text:style-name="P1">guá ū tsiap-tio̍h tiān-uē. </text:p>
        <text:p text:style-name="P1"><text:soft-page-break/></text:p>
        <text:p text:style-name="P1">表兄，</text:p>
        <text:p text:style-name="P1">Piáu-hiann,</text:p>
        <text:p text:style-name="P1"/>
        <text:p text:style-name="P1">我欲講的消息，</text:p>
        <text:p text:style-name="P1">guá beh kóng ê siau-sit, </text:p>
        <text:p text:style-name="P1"/>
        <text:p text:style-name="P1">也是關係著 連 先生。</text:p>
        <text:p text:style-name="P1">iā-sī kuan-hē-tio̍h <text:s/>Liân <text:s/>--sian-sinn.</text:p>
        <text:p text:style-name="P1"/>
        <text:p text:style-name="P1"><text:s/>連 先生？</text:p>
        <text:p text:style-name="P1"><text:s/>Liân <text:s/>--sian-sinn ?</text:p>
        <text:p text:style-name="P1"/>
        <text:p text:style-name="P1">伊是被毒殺的。</text:p>
        <text:p text:style-name="P1">I sī pī to̍k-sat --ê.</text:p>
        <text:p text:style-name="P1"/>
        <text:p text:style-name="P1">你哪會知影？</text:p>
        <text:p text:style-name="P1">Lí ná ē tsai-iánn ? </text:p>
        <text:p text:style-name="P1"/>
        <text:p text:style-name="P1">這是警察局的人共我講的，</text:p>
        <text:p text:style-name="P1">Tse sī kíng-tshat-kio̍k ê lâng kā guá kóng --ê, </text:p>
        <text:p text:style-name="P1"/>
        <text:p text:style-name="P1">最好你佮 春鶯 毋通來往，</text:p>
        <text:p text:style-name="P1">tsuè-hó lí kah <text:s/>Tshun-ing <text:s/>m̄-thang lâi-óng, </text:p>
        <text:p text:style-name="P1"/>
        <text:p text:style-name="P1">才袂生做不利。</text:p>
        <text:p text:style-name="P1">tsiah bē sinn-tsò put-lī.</text:p>
        <text:p text:style-name="P1"/>
        <text:p text:style-name="P1">你共我忠告的代誌我知影。</text:p>
        <text:p text:style-name="P1">Lí kā guá tiong-kò ê tāi-tsì guá tsai-iánn. </text:p>
        <text:p text:style-name="P1"/>
        <text:p text:style-name="P1">Mh，</text:p>
        <text:p text:style-name="P1">Mh, </text:p>
        <text:p text:style-name="P1"/>
        <text:p text:style-name="P1">表兄，</text:p>
        <text:p text:style-name="P1">piáu-hiann, </text:p>
        <text:p text:style-name="P1"/>
        <text:p text:style-name="P1">你若去就愛緊轉來，</text:p>
        <text:p text:style-name="P1">lí nā khì tō ài kín tńg--lâi,</text:p>
        <text:p text:style-name="P1"/>
        <text:p text:style-name="P1">才袂生做誤會。</text:p>
        <text:p text:style-name="P1">tsiah bē sinn-tsò gōo-huē.</text:p>
        <text:p text:style-name="P1"/>
        <text:p text:style-name="P1">啊！</text:p>
        <text:p text:style-name="P1">Ah!</text:p>
        <text:p text:style-name="P1"/>
        <text:p text:style-name="P1"><text:s/>招弟仔 、</text:p>
        <text:p text:style-name="P1"><text:s/>Tsio-tī--á , </text:p>
        <text:p text:style-name="P1"/>
        <text:p text:style-name="P1"><text:s/>招弟仔 ！</text:p>
        <text:p text:style-name="P1"><text:s/>Tsio-tī--á !</text:p>
        <text:p text:style-name="P1"/>
        <text:p text:style-name="P1">Mh？</text:p>
        <text:p text:style-name="P1">Mh? </text:p>
        <text:p text:style-name="P1"/>
        <text:p text:style-name="P1">我哪倒佇遮啊？</text:p>
        <text:p text:style-name="P1">Guá ná tó tī tsia --ah ? </text:p>
        <text:p text:style-name="P1"/>
        <text:p text:style-name="P1">哎唷!</text:p>
        <text:p text:style-name="P1">Aih-ioh! </text:p>
        <text:p text:style-name="P1"/>
        <text:p text:style-name="P1">緊起來。</text:p>
        <text:p text:style-name="P1">Kín --khí-lâi.</text:p>
        <text:p text:style-name="P1"/>
        <text:p text:style-name="P1">哎唷！</text:p>
        <text:p text:style-name="P1">Aih-ioh! </text:p>
        <text:p text:style-name="P1"/>
        <text:p text:style-name="P1">哎唷！</text:p>
        <text:p text:style-name="P1">Aih-ioh! </text:p>
        <text:p text:style-name="P1"/>
        <text:p text:style-name="P1">哎唷！</text:p>
        <text:p text:style-name="P1">Aih-ioh!</text:p>
        <text:p text:style-name="P1"/>
        <text:p text:style-name="P1">你是怎樣矣？</text:p>
        <text:p text:style-name="P1">Lí sī-tsánn-iūnn --ah?</text:p>
        <text:p text:style-name="P1"><text:soft-page-break/></text:p>
        <text:p text:style-name="P1">我就行到頭家娘的房間口，</text:p>
        <text:p text:style-name="P1">Guá tō kiânn kàu thâu-ke-niû ê pâng-king-kháu, </text:p>
        <text:p text:style-name="P1"/>
        <text:p text:style-name="P1">毋知佗一个夭壽仔按呢共我摃落去，</text:p>
        <text:p text:style-name="P1">m̄ tsai tó tsi̍t ê iáu-siū-á án-ni kā guá kòng --lo̍h-khì, </text:p>
        <text:p text:style-name="P1"/>
        <text:p text:style-name="P1">哎唷，</text:p>
        <text:p text:style-name="P1">aih-ioh, </text:p>
        <text:p text:style-name="P1"/>
        <text:p text:style-name="P1">我就毋知人啦。</text:p>
        <text:p text:style-name="P1">guá tō m̄-tsai-lâng --lah. </text:p>
        <text:p text:style-name="P1"/>
        <text:p text:style-name="P1">你來這間房間以前，</text:p>
        <text:p text:style-name="P1">Lí lâi tsit king pâng-king í-tsîng, </text:p>
        <text:p text:style-name="P1"/>
        <text:p text:style-name="P1">有搪著啥物人無?</text:p>
        <text:p text:style-name="P1">ū tn̄g-tio̍h siánn-mih lâng --bô?</text:p>
        <text:p text:style-name="P1"/>
        <text:p text:style-name="P1">無呢，</text:p>
        <text:p text:style-name="P1">Bô --neh, </text:p>
        <text:p text:style-name="P1"/>
        <text:p text:style-name="P1">我就佮 阿霞 佇彼樓跤佇咧講話啦，</text:p>
        <text:p text:style-name="P1">guá tō kah <text:s/>A-hâ <text:s/>tī he lâu-kha tī-leh kóng-uē --lah, </text:p>
        <text:p text:style-name="P1"/>
        <text:p text:style-name="P1">啊 劉 管家就按呢來共 愛的 叫去，</text:p>
        <text:p text:style-name="P1">ah <text:s/>Lâu <text:s/>kuán-ke tsū-án-ne lâi kā <text:s/>Ài--ê <text:s/>kiò --khì, </text:p>
        <text:p text:style-name="P1"/>
        <text:p text:style-name="P1">我就按呢peh⿰起來樓頂，</text:p>
        <text:p text:style-name="P1">guá tsū-án-ne peh khiai lâu-tíng, </text:p>
        <text:p text:style-name="P1"/>
        <text:p text:style-name="P1">哎唷，</text:p>
        <text:p text:style-name="P1">aih-ioh, </text:p>
        <text:p text:style-name="P1"/>
        <text:p text:style-name="P1">哎唷。</text:p>
        <text:p text:style-name="P1">aih-ioh.</text:p>
        <text:p text:style-name="P1"/>
        <text:p text:style-name="P1">你佮 愛的 咧講啥物？</text:p>
        <text:p text:style-name="P1">Lí kah <text:s/>Ài--ê <text:s/>leh kóng siánn-mih?</text:p>
        <text:p text:style-name="P1"/>
        <text:p text:style-name="P1">啊都、</text:p>
        <text:p text:style-name="P1">Ah to, </text:p>
        <text:p text:style-name="P1"/>
        <text:p text:style-name="P1">啊都、</text:p>
        <text:p text:style-name="P1">Ah to,</text:p>
        <text:p text:style-name="P1"/>
        <text:p text:style-name="P1">啊都，</text:p>
        <text:p text:style-name="P1">Ah to,</text:p>
        <text:p text:style-name="P1"/>
        <text:p text:style-name="P1">嘿嘿，</text:p>
        <text:p text:style-name="P1">heh heh,</text:p>
        <text:p text:style-name="P1"/>
        <text:p text:style-name="P1">mh，</text:p>
        <text:p text:style-name="P1">mh, </text:p>
        <text:p text:style-name="P1"/>
        <text:p text:style-name="P1">我是咧罵講隔壁遐的人乎，</text:p>
        <text:p text:style-name="P1">guá sī lih mā kóng keh-piah hia-ê lâng --honnh, </text:p>
        <text:p text:style-name="P1"/>
        <text:p text:style-name="P1">攏毋是好人啦，</text:p>
        <text:p text:style-name="P1">lóng m̄ sī hó-lâng --lah, </text:p>
        <text:p text:style-name="P1"/>
        <text:p text:style-name="P1">我都罵講，</text:p>
        <text:p text:style-name="P1">guá to mā kóng, </text:p>
        <text:p text:style-name="P1"/>
        <text:p text:style-name="P1">啊都罵講。</text:p>
        <text:p text:style-name="P1">ah to mā kóng.</text:p>
        <text:p text:style-name="P1"/>
        <text:p text:style-name="P1">做你講，</text:p>
        <text:p text:style-name="P1">Tsò lí kóng, </text:p>
        <text:p text:style-name="P1"><text:soft-page-break/></text:p>
        <text:p text:style-name="P1">袂要緊，</text:p>
        <text:p text:style-name="P1">buē iàu-kín, </text:p>
        <text:p text:style-name="P1"/>
        <text:p text:style-name="P1">我共你保守祕密。</text:p>
        <text:p text:style-name="P1">guá kā lí pó-siú pì-bi̍t.</text:p>
        <text:p text:style-name="P1"/>
        <text:p text:style-name="P1">我是佇咧罵講，</text:p>
        <text:p text:style-name="P1">Guá sī tī-lih mā kóng, </text:p>
        <text:p text:style-name="P1"/>
        <text:p text:style-name="P1"><text:s/>鳳嬌 小姐乎，</text:p>
        <text:p text:style-name="P1"><text:s/>Hōng-kiau <text:s/>sió-tsiá --honnh, </text:p>
        <text:p text:style-name="P1"/>
        <text:p text:style-name="P1">袂見笑啦，</text:p>
        <text:p text:style-name="P1">buē-kiàn-siàu --lah, </text:p>
        <text:p text:style-name="P1"/>
        <text:p text:style-name="P1">袂輸若 王 家的太太咧，</text:p>
        <text:p text:style-name="P1">buē-su nā <text:s/>Ông <text:s/>--ka ê thài-thài --leh, </text:p>
        <text:p text:style-name="P1"/>
        <text:p text:style-name="P1">哼！</text:p>
        <text:p text:style-name="P1">hngh!</text:p>
        <text:p text:style-name="P1"/>
        <text:p text:style-name="P1">是怎樣講？</text:p>
        <text:p text:style-name="P1">Sī-tsánn-iūnn kóng?</text:p>
        <text:p text:style-name="P1"/>
        <text:p text:style-name="P1">無啦，</text:p>
        <text:p text:style-name="P1">Bô --lah, </text:p>
        <text:p text:style-name="P1"/>
        <text:p text:style-name="P1">無啦。</text:p>
        <text:p text:style-name="P1">bô --lah.</text:p>
        <text:p text:style-name="P1"/>
        <text:p text:style-name="P1">有要緊無?</text:p>
        <text:p text:style-name="P1">Ū Iàu-kín bô?</text:p>
        <text:p text:style-name="P1"/>
        <text:p text:style-name="P1">袂要緊，</text:p>
        <text:p text:style-name="P1">Buē iàu-kín, </text:p>
        <text:p text:style-name="P1"/>
        <text:p text:style-name="P1">袂要緊。</text:p>
        <text:p text:style-name="P1">buē iàu-kín.</text:p>
        <text:p text:style-name="P1"/>
        <text:p text:style-name="P1">我有代誌，</text:p>
        <text:p text:style-name="P1">Guá ū tāi-tsì, </text:p>
        <text:p text:style-name="P1"/>
        <text:p text:style-name="P1">想欲來去做，</text:p>
        <text:p text:style-name="P1">siūnn-beh lâi-khì tsò, </text:p>
        <text:p text:style-name="P1"/>
        <text:p text:style-name="P1">無我先來去乎。</text:p>
        <text:p text:style-name="P1">bô guá sing lâi-khì --honnh.</text:p>
        <text:p text:style-name="P1"/>
        <text:p text:style-name="P1">呃呃呃，</text:p>
        <text:p text:style-name="P1">Eh eh eh, </text:p>
        <text:p text:style-name="P1"/>
        <text:p text:style-name="P1">小等咧。</text:p>
        <text:p text:style-name="P1">sió-tán --leh. </text:p>
        <text:p text:style-name="P1"/>
        <text:p text:style-name="P1">頭家，</text:p>
        <text:p text:style-name="P1">Thâu-ke, </text:p>
        <text:p text:style-name="P1"/>
        <text:p text:style-name="P1">拜託鉼針提予我看一下。</text:p>
        <text:p text:style-name="P1">pài-thok pín-tsiam the̍h hōo guá khuànn --tsi̍t-ē.</text:p>
        <text:p text:style-name="P1"/>
        <text:p text:style-name="P1">喔，</text:p>
        <text:p text:style-name="P1">Ooh, </text:p>
        <text:p text:style-name="P1"/>
        <text:p text:style-name="P1"><text:s/>王 太太，</text:p>
        <text:p text:style-name="P1"><text:s/>Ông <text:s/>thài-thài, </text:p>
        <text:p text:style-name="P1"/>
        <text:p text:style-name="P1">你真久無來啊。</text:p>
        <text:p text:style-name="P1">lí tsin kú bô lâi --ah.</text:p>
        <text:p text:style-name="P1"/>
        <text:p text:style-name="P1">我是 王 家的教師，</text:p>
        <text:p text:style-name="P1">Guá sī <text:s/>Ông <text:s/>--ka ê kàu-su, </text:p>
        <text:p text:style-name="P1"/>
        <text:p text:style-name="P1">想欲買彼支鉼針，</text:p>
        <text:p text:style-name="P1">siūnn-beh bé hit ki pín-<text:soft-page-break/>tsiam, </text:p>
        <text:p text:style-name="P1"/>
        <text:p text:style-name="P1">送予 王 小姐。</text:p>
        <text:p text:style-name="P1">sàng hōo <text:s/>Ông <text:s/>sió-tsiá.</text:p>
        <text:p text:style-name="P1"/>
        <text:p text:style-name="P1">你真成 王 太太。</text:p>
        <text:p text:style-name="P1">Lí tsin sîng <text:s/>Ông <text:s/>thài-thài. </text:p>
        <text:p text:style-name="P1"/>
        <text:p text:style-name="P1"><text:s/>王 太太會死，</text:p>
        <text:p text:style-name="P1"><text:s/>Ông <text:s/>thài-thài ē sí, </text:p>
        <text:p text:style-name="P1"/>
        <text:p text:style-name="P1">實在是攏想袂到。</text:p>
        <text:p text:style-name="P1">si̍t-tsāi sī lóng siūnn bē kàu.</text:p>
        <text:p text:style-name="P1"/>
        <text:p text:style-name="P1">是怎樣是毋？</text:p>
        <text:p text:style-name="P1">Sī-tsánn-iūnn sī --m̄?</text:p>
        <text:p text:style-name="P1"/>
        <text:p text:style-name="P1">伊死前一工提 蔡 太太送伊的鉼針來遮修理，</text:p>
        <text:p text:style-name="P1">I sí tsîng tsi̍t kang the̍h <text:s/>Tshuà <text:s/>thài-thài sàng i ê pín-tsiam lâi tsia siu-lí, </text:p>
        <text:p text:style-name="P1"/>
        <text:p text:style-name="P1">講啥物隔轉日欲去參加 蔡 太太的宴會。</text:p>
        <text:p text:style-name="P1">kóng siánn-mih keh-tńg-ji̍t beh khì tsham-ka <text:s/>Tshuà <text:s/>thài-thài ê iàn-huē.</text:p>
        <text:p text:style-name="P1"/>
        <text:p text:style-name="P1">為怎樣一定愛提彼支鉼針？</text:p>
        <text:p text:style-name="P1">Uī-tsánn-iūnn it-tīng ài the̍h hit ki pín-tsiam?</text:p>
        <text:p text:style-name="P1"/>
        <text:p text:style-name="P1">伊講彼支鉼針無掛去予主人看會對人失禮啦，</text:p>
        <text:p text:style-name="P1">I kóng hit ki pín-tsiam bô kuà khì hōo tsú-lâng khuànn ē tuì lâng sit-lé --lah,</text:p>
        <text:p text:style-name="P1"/>
        <text:p text:style-name="P1">恐驚我會趕袂赴，</text:p>
        <text:p text:style-name="P1">khióng-kiann guá ē kuánn buē-hù, </text:p>
        <text:p text:style-name="P1"/>
        <text:p text:style-name="P1">所以早一日來共我提，</text:p>
        <text:p text:style-name="P1">sóo-í tsá tsi̍t-ji̍t lâi kā guá the̍h, </text:p>
        <text:p text:style-name="P1"/>
        <text:p text:style-name="P1">按呢一定是準備欲去參加宴會的，</text:p>
        <text:p text:style-name="P1">án-ni it-tīng sī tsún-pī beh khì tsham-ka iàn-huē --ê, </text:p>
        <text:p text:style-name="P1"/>
        <text:p text:style-name="P1">怎樣會去坐船失事，</text:p>
        <text:p text:style-name="P1">tsánn-iūnn ē khì tsē tsûn sit-sū, </text:p>
        <text:p text:style-name="P1"/>
        <text:p text:style-name="P1">實在真無可能。</text:p>
        <text:p text:style-name="P1">si̍t-tsāi tsin bô khó-lîng.</text:p>
        <text:p text:style-name="P1"/>
        <text:p text:style-name="P1">喔，</text:p>
        <text:p text:style-name="P1">Ooh, </text:p>
        <text:p text:style-name="P1"/>
        <text:p text:style-name="P1">才拜託共我包起來</text:p>
        <text:p text:style-name="P1">tsiah pài-thok kā guá pau --khí-lâi </text:p>
        <text:p text:style-name="P1"/>
        <text:p text:style-name="P1">喔喔好，</text:p>
        <text:p text:style-name="P1">Ooh ooh hó, </text:p>
        <text:p text:style-name="P1"/>
        <text:p text:style-name="P1">這副是毋？</text:p>
        <text:p text:style-name="P1">tsit hù sī --m̄?</text:p>
        <text:p text:style-name="P1"/>
        <text:p text:style-name="P1">呃，</text:p>
        <text:p text:style-name="P1">Eh, </text:p>
        <text:p text:style-name="P1"/>
        <text:p text:style-name="P1">是，</text:p>
        <text:p text:style-name="P1">sī, </text:p>
        <text:p text:style-name="P1"><text:soft-page-break/></text:p>
        <text:p text:style-name="P1">這副。</text:p>
        <text:p text:style-name="P1">tsit hù.</text:p>
        <text:p text:style-name="P1"/>
        <text:p text:style-name="P1">多謝、多謝。</text:p>
        <text:p text:style-name="P1">To-siā, to-siā.</text:p>
        <text:p text:style-name="P1"/>
        <text:p text:style-name="P1">這鉼針送予你，</text:p>
        <text:p text:style-name="P1">Tse pín-tsiam sàng hōo --lí, </text:p>
        <text:p text:style-name="P1"/>
        <text:p text:style-name="P1">有歡喜無？</text:p>
        <text:p text:style-name="P1">ū huann-hí --bô?</text:p>
        <text:p text:style-name="P1"/>
        <text:p text:style-name="P1">多謝老師。</text:p>
        <text:p text:style-name="P1">To-siā lāu-su.</text:p>
        <text:p text:style-name="P1"/>
        <text:p text:style-name="P1"><text:s/>阿蘭 、 阿蘭 、 阿蘭 ！</text:p>
        <text:p text:style-name="P1"><text:s/>A-lân , <text:s/>A-lân , <text:s/>A-lân !</text:p>
        <text:p text:style-name="P1"/>
        <text:p text:style-name="P1">老師講這支鉼針欲送我。</text:p>
        <text:p text:style-name="P1">Lāu-su kóng tsit ki pín-tsiam beh sàng --guá.</text:p>
        <text:p text:style-name="P1"/>
        <text:p text:style-name="P1"><text:s/>阿蘭 ，</text:p>
        <text:p text:style-name="P1"><text:s/>A-lân , </text:p>
        <text:p text:style-name="P1"/>
        <text:p text:style-name="P1">轉去厝的時，</text:p>
        <text:p text:style-name="P1">tńg-khì tshù ê sî, </text:p>
        <text:p text:style-name="P1"/>
        <text:p text:style-name="P1">老師嘛有物件欲送予你。</text:p>
        <text:p text:style-name="P1">lāu-su mā ū mi̍h-kiānn beh sàng hōo --lí.</text:p>
        <text:p text:style-name="P1"/>
        <text:p text:style-name="P1">多謝老師。</text:p>
        <text:p text:style-name="P1">To-siā lāu-su.</text:p>
        <text:p text:style-name="P1"/>
        <text:p text:style-name="P1"><text:s/>淑媛 ，</text:p>
        <text:p text:style-name="P1"><text:s/>Siok-luán , </text:p>
        <text:p text:style-name="P1"/>
        <text:p text:style-name="P1">小等咧。</text:p>
        <text:p text:style-name="P1">sió-tán --leh. </text:p>
        <text:p text:style-name="P1"/>
        <text:p text:style-name="P1">啊？</text:p>
        <text:p text:style-name="P1">Ah?</text:p>
        <text:p text:style-name="P1"/>
        <text:p text:style-name="P1">鬼，</text:p>
        <text:p text:style-name="P1">Kuí, </text:p>
        <text:p text:style-name="P1"/>
        <text:p text:style-name="P1"><text:s/>瑞雲 。</text:p>
        <text:p text:style-name="P1"><text:s/>Suī-hûn .</text:p>
        <text:p text:style-name="P1"/>
        <text:p text:style-name="P1"><text:s/>高 小姐、 高 小姐，</text:p>
        <text:p text:style-name="P1"><text:s/>Ko <text:s/>sió-tsiá, <text:s/>Ko <text:s/>sió-tsiá, </text:p>
        <text:p text:style-name="P1"/>
        <text:p text:style-name="P1">我啦。</text:p>
        <text:p text:style-name="P1">guá --lah.</text:p>
        <text:p text:style-name="P1"/>
        <text:p text:style-name="P1">老師喔。</text:p>
        <text:p text:style-name="P1">Lāu-su --ooh.</text:p>
        <text:p text:style-name="P1"/>
        <text:p text:style-name="P1">你哪會來遮？</text:p>
        <text:p text:style-name="P1">Lí ná ē lâi tsia?</text:p>
        <text:p text:style-name="P1"/>
        <text:p text:style-name="P1">我欲揣阮二兄，</text:p>
        <text:p text:style-name="P1">Guá beh tshuē gún jī-hiann, </text:p>
        <text:p text:style-name="P1"/>
        <text:p text:style-name="P1">門拄好開開，</text:p>
        <text:p text:style-name="P1">mn̂g tú-hó khui--khui, </text:p>
        <text:p text:style-name="P1"/>
        <text:p text:style-name="P1">才對遮入來。</text:p>
        <text:p text:style-name="P1">tsiah tuì tsia ji̍p--lâi.</text:p>
        <text:p text:style-name="P1"/>
        <text:p text:style-name="P1"><text:s/>白 老師，</text:p>
        <text:p text:style-name="P1"><text:s/>Pe̍h <text:s/>lāu-su, </text:p>
        <text:p text:style-name="P1"/>
        <text:p text:style-name="P1">咱已經七、八工無見面啊。</text:p>
        <text:p text:style-name="P1">lán í-king tshit, pueh <text:soft-page-break/>kang bô kìnn-bīn --ah.</text:p>
        <text:p text:style-name="P1"/>
        <text:p text:style-name="P1">啥物代誌？</text:p>
        <text:p text:style-name="P1">Siánn-mih tāi-tsì?</text:p>
        <text:p text:style-name="P1"/>
        <text:p text:style-name="P1">我前幾工共你講的代誌，</text:p>
        <text:p text:style-name="P1">Guá tsîng kuí kang kā lí kóng ê tāi-tsì, </text:p>
        <text:p text:style-name="P1"/>
        <text:p text:style-name="P1">你毋知考慮了怎樣？</text:p>
        <text:p text:style-name="P1">lí m̄ tsai khó-lū liáu tsuánn-iūnn?</text:p>
        <text:p text:style-name="P1"/>
        <text:p text:style-name="P1">你是講結婚的代誌是毋？</text:p>
        <text:p text:style-name="P1">Lí sī kóng kiat-hun ê tāi-tsì sī --m̄?</text:p>
        <text:p text:style-name="P1"/>
        <text:p text:style-name="P1">是啦。</text:p>
        <text:p text:style-name="P1">Sī --lah.</text:p>
        <text:p text:style-name="P1"/>
        <text:p text:style-name="P1"><text:s/>高 先生，</text:p>
        <text:p text:style-name="P1"><text:s/>Ko <text:s/>--sian-senn, </text:p>
        <text:p text:style-name="P1"/>
        <text:p text:style-name="P1">我是一个家庭教師，</text:p>
        <text:p text:style-name="P1">guá sī tsi̍t ê ka-tîng kàu-su, </text:p>
        <text:p text:style-name="P1"/>
        <text:p text:style-name="P1">無彼个資格，</text:p>
        <text:p text:style-name="P1">bô hit ê tsu-keh, </text:p>
        <text:p text:style-name="P1"/>
        <text:p text:style-name="P1">失禮。</text:p>
        <text:p text:style-name="P1">sit-lé.</text:p>
        <text:p text:style-name="P1"/>
        <text:p text:style-name="P1">伊是一个冷血動物。</text:p>
        <text:p text:style-name="P1">I sī tsi̍t ê líng-hiat tōng-bu̍t.</text:p>
        <text:p text:style-name="P1"/>
        <text:p text:style-name="P1">是你的手法無夠高明。</text:p>
        <text:p text:style-name="P1">Sī lí ê tshiú-huat bô-kàu ko-bîng.</text:p>
        <text:p text:style-name="P1"/>
        <text:p text:style-name="P1">喔？</text:p>
        <text:p text:style-name="P1">Ooh?</text:p>
        <text:p text:style-name="P1"/>
        <text:p text:style-name="P1"><text:s/>瑞美 、</text:p>
        <text:p text:style-name="P1"><text:s/>Suī-bí , </text:p>
        <text:p text:style-name="P1"/>
        <text:p text:style-name="P1"><text:s/>瑞美 、</text:p>
        <text:p text:style-name="P1"><text:s/>Suī-bí , </text:p>
        <text:p text:style-name="P1"/>
        <text:p text:style-name="P1"><text:s/>瑞美 ，</text:p>
        <text:p text:style-name="P1"><text:s/>Suī-bí , </text:p>
        <text:p text:style-name="P1"/>
        <text:p text:style-name="P1">你毋通來離開這間厝，</text:p>
        <text:p text:style-name="P1">lí m̄-thang lâi lī-khui tsit king tshù, </text:p>
        <text:p text:style-name="P1"/>
        <text:p text:style-name="P1">你若來離開，</text:p>
        <text:p text:style-name="P1">lí nā lâi lī-khui, </text:p>
        <text:p text:style-name="P1"/>
        <text:p text:style-name="P1"><text:s/>淑媛 是真可憐的，</text:p>
        <text:p text:style-name="P1"><text:s/>Siok-luán <text:s/>sī tsin khó-liân --ê, </text:p>
        <text:p text:style-name="P1"/>
        <text:p text:style-name="P1">無人共伊照顧，</text:p>
        <text:p text:style-name="P1">bô lâng kā i tsiàu-kòo, </text:p>
        <text:p text:style-name="P1"/>
        <text:p text:style-name="P1">阿姊欲共你拜託。</text:p>
        <text:p text:style-name="P1">a-tsí beh kā lí pài-thok.</text:p>
        <text:p text:style-name="P1"/>
        <text:p text:style-name="P1">阿姊裡予人害死的是毋？</text:p>
        <text:p text:style-name="P1">A-tsí lí hōo lâng hāi--sí --ê sī --m̄? </text:p>
        <text:p text:style-name="P1"/>
        <text:p text:style-name="P1">是落落海內的是毋？</text:p>
        <text:p text:style-name="P1">Sī lak lo̍h hái-lāi --ê sī --m̄? </text:p>
        <text:p text:style-name="P1"/>
        <text:p text:style-name="P1">啊？</text:p>
        <text:p text:style-name="P1">Ah? </text:p>
        <text:p text:style-name="P1"><text:soft-page-break/></text:p>
        <text:p text:style-name="P1">抑是死踮咧厝內面，</text:p>
        <text:p text:style-name="P1">A̍h-sī sí tiàm leh tshù lāi-bīn, </text:p>
        <text:p text:style-name="P1"/>
        <text:p text:style-name="P1">唅？</text:p>
        <text:p text:style-name="P1">hannh? </text:p>
        <text:p text:style-name="P1"/>
        <text:p text:style-name="P1">阿姊，</text:p>
        <text:p text:style-name="P1">A-tsí, </text:p>
        <text:p text:style-name="P1"/>
        <text:p text:style-name="P1">緊共我講，</text:p>
        <text:p text:style-name="P1">kín kā guá kóng, </text:p>
        <text:p text:style-name="P1"/>
        <text:p text:style-name="P1">你死佇佗位？</text:p>
        <text:p text:style-name="P1">lí sí tī tó-uī? </text:p>
        <text:p text:style-name="P1"/>
        <text:p text:style-name="P1">唅？</text:p>
        <text:p text:style-name="P1">Hannh? </text:p>
        <text:p text:style-name="P1"/>
        <text:p text:style-name="P1">緊講，</text:p>
        <text:p text:style-name="P1">Kín kóng,</text:p>
        <text:p text:style-name="P1"/>
        <text:p text:style-name="P1">阿姊，</text:p>
        <text:p text:style-name="P1">a-tsí, </text:p>
        <text:p text:style-name="P1"/>
        <text:p text:style-name="P1">阿姊、</text:p>
        <text:p text:style-name="P1">a-tsí, </text:p>
        <text:p text:style-name="P1"/>
        <text:p text:style-name="P1">阿姊！</text:p>
        <text:p text:style-name="P1">a-tsí! </text:p>
        <text:p text:style-name="P1"/>
        <text:p text:style-name="P1">阿姊、</text:p>
        <text:p text:style-name="P1">A-tsí, </text:p>
        <text:p text:style-name="P1"/>
        <text:p text:style-name="P1">阿姊！</text:p>
        <text:p text:style-name="P1">a-tsí! </text:p>
        <text:p text:style-name="P1"/>
        <text:p text:style-name="P1">阮阿姊房間，</text:p>
        <text:p text:style-name="P1">Gún a-tsí pâng-king,</text:p>
        <text:p text:style-name="P1"/>
        <text:p text:style-name="P1">哪會光光？</text:p>
        <text:p text:style-name="P1">ná ē kng-kng? </text:p>
        <text:p text:style-name="P1"/>
        <text:p text:style-name="P1">呃？</text:p>
        <text:p text:style-name="P1">Eh? </text:p>
        <text:p text:style-name="P1"/>
        <text:p text:style-name="P1">啥物人？ </text:p>
        <text:p text:style-name="P1">Siánn-mih lâng ? </text:p>
        <text:p text:style-name="P1"/>
        <text:p text:style-name="P1">啥物人咧布了後？</text:p>
        <text:p text:style-name="P1">Siánn-mih lâng leh pòo liáu-āu? </text:p>
        <text:p text:style-name="P1"/>
        <text:p text:style-name="P1">緊出來！</text:p>
        <text:p text:style-name="P1">Kín tshut--lâi! </text:p>
        <text:p text:style-name="P1"/>
        <text:p text:style-name="P1"><text:s/>阿蘭 ，</text:p>
        <text:p text:style-name="P1"><text:s/>A-lân , </text:p>
        <text:p text:style-name="P1"/>
        <text:p text:style-name="P1">是你？</text:p>
        <text:p text:style-name="P1">sī lí? </text:p>
        <text:p text:style-name="P1"/>
        <text:p text:style-name="P1"><text:s/>阿蘭 ，</text:p>
        <text:p text:style-name="P1"><text:s/>A-lân , </text:p>
        <text:p text:style-name="P1"/>
        <text:p text:style-name="P1">老師險予你驚死，</text:p>
        <text:p text:style-name="P1">lāu-su hiám hōo lí kiann--sí, </text:p>
        <text:p text:style-name="P1"/>
        <text:p text:style-name="P1">你哪會覕佇咧布了後？</text:p>
        <text:p text:style-name="P1">lí ná ē bih tī-leh pòo liáu-āu?</text:p>
        <text:p text:style-name="P1"/>
        <text:p text:style-name="P1">我叫是阮阿媽來，</text:p>
        <text:p text:style-name="P1">Guá kiò-sī gún a-má lâi, </text:p>
        <text:p text:style-name="P1"/>
        <text:p text:style-name="P1">會共我拍。</text:p>
        <text:p text:style-name="P1">ē kā guá phah.</text:p>
        <text:p text:style-name="P1"/>
        <text:p text:style-name="P1"><text:soft-page-break/>是怎樣會共你拍？</text:p>
        <text:p text:style-name="P1">Sī-tsánn-iūnn ē kā lí phah?</text:p>
        <text:p text:style-name="P1"/>
        <text:p text:style-name="P1">頭家娘的房間，</text:p>
        <text:p text:style-name="P1">Thâu-ke-niû ê pâng-king, </text:p>
        <text:p text:style-name="P1"/>
        <text:p text:style-name="P1">無愛予人入來。</text:p>
        <text:p text:style-name="P1">bô ài hōo lâng ji̍p--lâi.</text:p>
        <text:p text:style-name="P1"/>
        <text:p text:style-name="P1">若按呢，</text:p>
        <text:p text:style-name="P1">Nā án-ne, </text:p>
        <text:p text:style-name="P1"/>
        <text:p text:style-name="P1">你以前毋就定定來？</text:p>
        <text:p text:style-name="P1">lí í-tsîng m̄ tō tiānn-tiānn lâi? </text:p>
        <text:p text:style-name="P1"/>
        <text:p text:style-name="P1"><text:s/>阿蘭 ，</text:p>
        <text:p text:style-name="P1"><text:s/>A-lân , </text:p>
        <text:p text:style-name="P1"/>
        <text:p text:style-name="P1">頂的踮咧鎖匙孔咧看，</text:p>
        <text:p text:style-name="P1">tíng ê tiàm leh só-sî-kháng leh khuànn, </text:p>
        <text:p text:style-name="P1"/>
        <text:p text:style-name="P1">是毋是你？</text:p>
        <text:p text:style-name="P1">sī m̄ sī lí?</text:p>
        <text:p text:style-name="P1"/>
        <text:p text:style-name="P1">你來這間房間是欲創啥物？</text:p>
        <text:p text:style-name="P1">Lí lâi tsit king pâng-king sī beh tshòng siánn-mih?</text:p>
        <text:p text:style-name="P1"/>
        <text:p text:style-name="P1">等頭家娘轉來，</text:p>
        <text:p text:style-name="P1">Tán thâu-ke-niû tńg--lâi, </text:p>
        <text:p text:style-name="P1"/>
        <text:p text:style-name="P1">伊暗時攏叫我來。</text:p>
        <text:p text:style-name="P1">i àm-sî lóng kiò guá lâi.</text:p>
        <text:p text:style-name="P1"/>
        <text:p text:style-name="P1">頭家娘？</text:p>
        <text:p text:style-name="P1">Thâu-ke-niû?</text:p>
        <text:p text:style-name="P1"/>
        <text:p text:style-name="P1">頭家娘無死，</text:p>
        <text:p text:style-name="P1">Thâu-ke-niû bô sí, </text:p>
        <text:p text:style-name="P1"/>
        <text:p text:style-name="P1">我欲等伊轉來啦。</text:p>
        <text:p text:style-name="P1">guá beh tán i tńg--lâi --lah.</text:p>
        <text:p text:style-name="P1"/>
        <text:p text:style-name="P1">你哪會定定講頭家娘無死咧？</text:p>
        <text:p text:style-name="P1">Lí ná ē tiānn-tiānn kóng thâu-ke-niû bô sí --leh?</text:p>
        <text:p text:style-name="P1"/>
        <text:p text:style-name="P1">頭家娘⿰拍無去彼早起，</text:p>
        <text:p text:style-name="P1">Thâu-ke-niû pha̋ng-khì hit tsái-khí, </text:p>
        <text:p text:style-name="P1"/>
        <text:p text:style-name="P1">共我捋頭毛，</text:p>
        <text:p text:style-name="P1">kā guá lua̍h thâu-mn̂g, </text:p>
        <text:p text:style-name="P1"/>
        <text:p text:style-name="P1">共我穿媠衫，</text:p>
        <text:p text:style-name="P1">kā guá tshīng suí sann, </text:p>
        <text:p text:style-name="P1"/>
        <text:p text:style-name="P1">講欲𤆬我出去𨑨迌。</text:p>
        <text:p text:style-name="P1">kóng beh tshuā guá tshut-khì tshit-thô. </text:p>
        <text:p text:style-name="P1"/>
        <text:p text:style-name="P1"><text:s/>義明 ，</text:p>
        <text:p text:style-name="P1"><text:s/>Gī-bîng , </text:p>
        <text:p text:style-name="P1"/>
        <text:p text:style-name="P1">厝內面人遐濟我歹勢講，</text:p>
        <text:p text:style-name="P1">tshù lāi-bīn lâng hia tsuē guá pháinn-sè kóng, </text:p>
        <text:p text:style-name="P1"/>
        <text:p text:style-name="P1">你敢相信講我害死 嘉文 是毋？</text:p>
        <text:p text:style-name="P1">lí kám siong-sìn kóng guá hāi-sí <text:s/>Ka-bûn <text:s/>sī --m̄? </text:p>
        <text:p text:style-name="P1"/>
        <text:p text:style-name="P1">我是冤枉的，</text:p>
        <text:p text:style-name="P1">Guá sī uan-óng --ê, </text:p>
        <text:p text:style-name="P1"/>
        <text:p text:style-name="P1">請你相信我，</text:p>
        <text:p text:style-name="P1"><text:soft-page-break/>tshiánn lí siong-sìn --guá, </text:p>
        <text:p text:style-name="P1"/>
        <text:p text:style-name="P1">一定是有人欲害咱的。</text:p>
        <text:p text:style-name="P1">it-tīng sī ū lâng beh hāi --lán --ê.</text:p>
        <text:p text:style-name="P1"/>
        <text:p text:style-name="P1">我當然袂相信你會按呢做。</text:p>
        <text:p text:style-name="P1">Guá tong-jiân buē siong-sìn lí ē án-ne tsuè. </text:p>
        <text:p text:style-name="P1"/>
        <text:p text:style-name="P1"><text:s/>春鶯 ，</text:p>
        <text:p text:style-name="P1"><text:s/>Tshun-ing , </text:p>
        <text:p text:style-name="P1"/>
        <text:p text:style-name="P1">你佮人有冤仇無？</text:p>
        <text:p text:style-name="P1">lí kah lâng ū uan-siû bô?</text:p>
        <text:p text:style-name="P1"/>
        <text:p text:style-name="P1">無呢。</text:p>
        <text:p text:style-name="P1">Bô --neh.</text:p>
        <text:p text:style-name="P1"/>
        <text:p text:style-name="P1">警方現在咧調查中。</text:p>
        <text:p text:style-name="P1">Kíng-hong hiān-tsāi leh tiâu-tsa tiòng. </text:p>
        <text:p text:style-name="P1"/>
        <text:p text:style-name="P1">我相信無偌久一定會水清魚現，</text:p>
        <text:p text:style-name="P1">Guá siong-sìn bô-luā-kú it-tīng ē tsuí-tshing-hî-hiān, </text:p>
        <text:p text:style-name="P1"/>
        <text:p text:style-name="P1">彼陣你就有辦法通好洗清你的冤枉。</text:p>
        <text:p text:style-name="P1">hit-tsūn lí tiō ū pān-huat thang hó sé-tshing lí ê uan-óng. </text:p>
        <text:p text:style-name="P1"/>
        <text:p text:style-name="P1">十點欲閣調問，</text:p>
        <text:p text:style-name="P1">Tsa̍p tiám beh koh tiàu-mn̄g, </text:p>
        <text:p text:style-name="P1"/>
        <text:p text:style-name="P1">你也有敢是？</text:p>
        <text:p text:style-name="P1">lí iā ū kám sī?</text:p>
        <text:p text:style-name="P1"/>
        <text:p text:style-name="P1">我是一點。</text:p>
        <text:p text:style-name="P1">Guá sī tsi̍t tiám.</text:p>
        <text:p text:style-name="P1"/>
        <text:p text:style-name="P1">抑無，</text:p>
        <text:p text:style-name="P1">Ia̍h bô, </text:p>
        <text:p text:style-name="P1"/>
        <text:p text:style-name="P1">我先來警局。</text:p>
        <text:p text:style-name="P1">guá sing lâi kíng-kio̍k.</text:p>
        <text:p text:style-name="P1"/>
        <text:p text:style-name="P1">唅？</text:p>
        <text:p text:style-name="P1">Hannh? </text:p>
        <text:p text:style-name="P1"/>
        <text:p text:style-name="P1"><text:s/>高 先生，</text:p>
        <text:p text:style-name="P1"><text:s/>Ko <text:s/>--sian-senn, </text:p>
        <text:p text:style-name="P1"/>
        <text:p text:style-name="P1">請你較尊重咧。</text:p>
        <text:p text:style-name="P1">tshiánn lí khah tsun-tiōng --leh.</text:p>
        <text:p text:style-name="P1"/>
        <text:p text:style-name="P1">我是欲試看你是毋是有影冷血動物，</text:p>
        <text:p text:style-name="P1">Guá sī beh tshì-khuànn lí sī m̄ sī ū-iánn líng-hiat tōng-bu̍t, </text:p>
        <text:p text:style-name="P1"/>
        <text:p text:style-name="P1">結果，</text:p>
        <text:p text:style-name="P1">kiat-kó,</text:p>
        <text:p text:style-name="P1"/>
        <text:p text:style-name="P1">哼哼，</text:p>
        <text:p text:style-name="P1">hngh hngh,</text:p>
        <text:p text:style-name="P1"/>
        <text:p text:style-name="P1">無錯。</text:p>
        <text:p text:style-name="P1">bô-tshò.</text:p>
        <text:p text:style-name="P1"/>
        <text:p text:style-name="P1">我無想欲戀愛。</text:p>
        <text:p text:style-name="P1">Guá bô siūnn-beh luân-ài. </text:p>
        <text:p text:style-name="P1"/>
        <text:p text:style-name="P1"><text:s/>淑媛 ，</text:p>
        <text:p text:style-name="P1"><text:s/>Siok-luán ,</text:p>
        <text:p text:style-name="P1"/>
        <text:p text:style-name="P1"><text:soft-page-break/><text:s/>阿蘭 、</text:p>
        <text:p text:style-name="P1"><text:s/>A-lân , </text:p>
        <text:p text:style-name="P1"/>
        <text:p text:style-name="P1"><text:s/>阿蘭 ！</text:p>
        <text:p text:style-name="P1"><text:s/>A-lân !</text:p>
        <text:p text:style-name="P1"/>
        <text:p text:style-name="P1">喂、</text:p>
        <text:p text:style-name="P1">Uê, </text:p>
        <text:p text:style-name="P1"/>
        <text:p text:style-name="P1">喂？</text:p>
        <text:p text:style-name="P1">ueh? </text:p>
        <text:p text:style-name="P1"/>
        <text:p text:style-name="P1">我 梧棲 啦。</text:p>
        <text:p text:style-name="P1">Guá <text:s/>Gôo-tshe <text:s/>--lah. </text:p>
        <text:p text:style-name="P1"/>
        <text:p text:style-name="P1">你佗位？</text:p>
        <text:p text:style-name="P1">Lí tó-uī? </text:p>
        <text:p text:style-name="P1"/>
        <text:p text:style-name="P1">喔 北投 喔，</text:p>
        <text:p text:style-name="P1">Ooh <text:s/>Pak-tâu <text:s/>--ooh, </text:p>
        <text:p text:style-name="P1"/>
        <text:p text:style-name="P1">頭家喔？</text:p>
        <text:p text:style-name="P1">thâu-ke --ooh? </text:p>
        <text:p text:style-name="P1"/>
        <text:p text:style-name="P1">喔，</text:p>
        <text:p text:style-name="P1">Ooh, </text:p>
        <text:p text:style-name="P1"/>
        <text:p text:style-name="P1">欲叫 白 老師𤆬小姐去 北投 ，</text:p>
        <text:p text:style-name="P1">beh kiò <text:s/>Pe̍h <text:s/>lāu-su tshuā sió-tsiá khì <text:s/>Pak-tâu ,</text:p>
        <text:p text:style-name="P1"/>
        <text:p text:style-name="P1">好啦！</text:p>
        <text:p text:style-name="P1">hó --lah! </text:p>
        <text:p text:style-name="P1"/>
        <text:p text:style-name="P1">我才共講。</text:p>
        <text:p text:style-name="P1">Guá tsiah kā kóng.</text:p>
        <text:p text:style-name="P1"/>
        <text:p text:style-name="P1">入來。</text:p>
        <text:p text:style-name="P1">Ji̍p--lâi.</text:p>
        <text:p text:style-name="P1"/>
        <text:p text:style-name="P1"><text:s/>白 老師，</text:p>
        <text:p text:style-name="P1"><text:s/>Pe̍h <text:s/>lāu-su, </text:p>
        <text:p text:style-name="P1"/>
        <text:p text:style-name="P1"><text:s/>王 先生對 北投 拍電話來，</text:p>
        <text:p text:style-name="P1"><text:s/>Ông <text:s/>--sian-sinn tuì <text:s/>Pak-tâu <text:s/>phah tiān-uē lâi, </text:p>
        <text:p text:style-name="P1"/>
        <text:p text:style-name="P1">叫你𤆬小姐去予看一下。</text:p>
        <text:p text:style-name="P1">kiò lí tshuā sió-tsiá khì hōo khuànn --tsi̍t-ē.</text:p>
        <text:p text:style-name="P1"/>
        <text:p text:style-name="P1">叫我？</text:p>
        <text:p text:style-name="P1">Kiò guá?</text:p>
        <text:p text:style-name="P1"/>
        <text:p text:style-name="P1">啊，</text:p>
        <text:p text:style-name="P1">Ah, </text:p>
        <text:p text:style-name="P1"/>
        <text:p text:style-name="P1">啊下晝我才叫 金山 傱車送你去車頭坐車，</text:p>
        <text:p text:style-name="P1">ah ē-tàu guá tsiah kiò <text:s/>Kim-san <text:s/>tsông-tshia sàng lí khì tshia-thâu tsē tshia, </text:p>
        <text:p text:style-name="P1"/>
        <text:p text:style-name="P1">乎？</text:p>
        <text:p text:style-name="P1">honnh?</text:p>
        <text:p text:style-name="P1"/>
        <text:p text:style-name="P1">老師，</text:p>
        <text:p text:style-name="P1">Lāu-su, </text:p>
        <text:p text:style-name="P1"/>
        <text:p text:style-name="P1">我真歡喜，</text:p>
        <text:p text:style-name="P1">guá tsin huann-hí, </text:p>
        <text:p text:style-name="P1"/>
        <text:p text:style-name="P1">我來共 鳳嬌 阿姑講一下。</text:p>
        <text:p text:style-name="P1">guá lâi kā <text:s/>Hōng-kiau <text:s/>a-koo kóng --tsi̍t-ē.</text:p>
        <text:p text:style-name="P1"/>
        <text:p text:style-name="P1"><text:s/>阿蘭 ，</text:p>
        <text:p text:style-name="P1"><text:s/>A-lân , </text:p>
        <text:p text:style-name="P1"/>
        <text:p text:style-name="P1"><text:soft-page-break/>老師欲去 北投 ，</text:p>
        <text:p text:style-name="P1">lāu-su beh khì <text:s/>Pak-tâu , </text:p>
        <text:p text:style-name="P1"/>
        <text:p text:style-name="P1">你就乖乖踮咧喔，</text:p>
        <text:p text:style-name="P1">lí tō kuai-kuai tiàm --leh --ooh, </text:p>
        <text:p text:style-name="P1"/>
        <text:p text:style-name="P1">乎？</text:p>
        <text:p text:style-name="P1">honnh?</text:p>
        <text:p text:style-name="P1"/>
        <text:p text:style-name="P1">老師，</text:p>
        <text:p text:style-name="P1">Lāu-su, </text:p>
        <text:p text:style-name="P1"/>
        <text:p text:style-name="P1">你毋好去。</text:p>
        <text:p text:style-name="P1">lí m̄-hó khì.</text:p>
        <text:p text:style-name="P1"/>
        <text:p text:style-name="P1">是怎樣毋好去？</text:p>
        <text:p text:style-name="P1">Sī-tsánn-iūnn m̄-hó khì?</text:p>
        <text:p text:style-name="P1"/>
        <text:p text:style-name="P1">老師，</text:p>
        <text:p text:style-name="P1">Lāu-su, </text:p>
        <text:p text:style-name="P1"/>
        <text:p text:style-name="P1">你去會無轉來。</text:p>
        <text:p text:style-name="P1">lí khì ē bô tńg--lâi.</text:p>
        <text:p text:style-name="P1"/>
        <text:p text:style-name="P1">老師一定會轉來。</text:p>
        <text:p text:style-name="P1">Lāu-su it-tīng ē tńg--lâi.</text:p>
        <text:p text:style-name="P1"/>
        <text:p text:style-name="P1">毋啦、</text:p>
        <text:p text:style-name="P1">M̄ --lah, </text:p>
        <text:p text:style-name="P1"/>
        <text:p text:style-name="P1">毋啦、</text:p>
        <text:p text:style-name="P1">m̄ --lah, </text:p>
        <text:p text:style-name="P1"/>
        <text:p text:style-name="P1">毋啦、</text:p>
        <text:p text:style-name="P1">m̄ --lah, </text:p>
        <text:p text:style-name="P1"/>
        <text:p text:style-name="P1">毋啦。 </text:p>
        <text:p text:style-name="P1">m̄ --lah.</text:p>
        <text:p text:style-name="P1"/>
        <text:p text:style-name="P1"><text:s/>阿蘭 ，</text:p>
        <text:p text:style-name="P1"><text:s/>A-lân , </text:p>
        <text:p text:style-name="P1"/>
        <text:p text:style-name="P1">毋好哭，</text:p>
        <text:p text:style-name="P1">m̄-hó khàu, </text:p>
        <text:p text:style-name="P1"/>
        <text:p text:style-name="P1">啊無老師才𤆬你來去好無？</text:p>
        <text:p text:style-name="P1">ah bô lāu-su tsiah tshuā lí lâi-khì hó --m̄? </text:p>
        <text:p text:style-name="P1"/>
        <text:p text:style-name="P1">我來共恁阿媽講，</text:p>
        <text:p text:style-name="P1">Guá lâi kā lín a-má kóng, </text:p>
        <text:p text:style-name="P1"/>
        <text:p text:style-name="P1">乎？</text:p>
        <text:p text:style-name="P1">honnh?</text:p>
        <text:p text:style-name="P1"/>
        <text:p text:style-name="P1">鳥隻啊迎春天，</text:p>
        <text:p text:style-name="P1">Tsiáu-tsiah --iah gîng tshun-thinn, </text:p>
        <text:p text:style-name="P1"/>
        <text:p text:style-name="P1">跳過來又跳過去，</text:p>
        <text:p text:style-name="P1">thiàu kè-lâi iū thiàu kè-khì, </text:p>
        <text:p text:style-name="P1"/>
        <text:p text:style-name="P1">陪伴我陪伴你，</text:p>
        <text:p text:style-name="P1">puê-phuānn guá puê-phuānn lí,</text:p>
        <text:p text:style-name="P1"/>
        <text:p text:style-name="P1">心快樂真 高興 。</text:p>
        <text:p text:style-name="P1">sim khuài-lo̍k tsin <text:s/>高興 .</text:p>
        <text:p text:style-name="P1"/>
        <text:p text:style-name="P1">我歡迎你來。</text:p>
        <text:p text:style-name="P1">Guá huan-gîng lí lâi.</text:p>
        <text:p text:style-name="P1"/>
        <text:p text:style-name="P1">王⿰先生，</text:p>
        <text:p text:style-name="P1">Ông --sia̋n, </text:p>
        <text:p text:style-name="P1"/>
        <text:p text:style-name="P1">我閣𤆬一个 阿蘭 ，</text:p>
        <text:p text:style-name="P1">guá koh tshuā tsi̍t ê <text:s/>A-lân , </text:p>
        <text:p text:style-name="P1"><text:soft-page-break/></text:p>
        <text:p text:style-name="P1">你毋知歡迎無？</text:p>
        <text:p text:style-name="P1">lí m̄ tsai huan-gîng --bô?</text:p>
        <text:p text:style-name="P1"/>
        <text:p text:style-name="P1">我真歡迎。</text:p>
        <text:p text:style-name="P1">Guá tsin huan-gîng.</text:p>
        <text:p text:style-name="P1"/>
        <text:p text:style-name="P1">老師我會曉坐矣。</text:p>
        <text:p text:style-name="P1">Lāu-su guá ē-hiáu tsē --ah.</text:p>
        <text:p text:style-name="P1"/>
        <text:p text:style-name="P1">細膩喔。</text:p>
        <text:p text:style-name="P1">Suè-jī --ooh. </text:p>
        <text:p text:style-name="P1"/>
        <text:p text:style-name="P1"><text:s/>阿蘭 ，</text:p>
        <text:p text:style-name="P1"><text:s/>A-lân , </text:p>
        <text:p text:style-name="P1"/>
        <text:p text:style-name="P1">老師教你騎車好毋？</text:p>
        <text:p text:style-name="P1">lāu-su kà lí khiâ-tshia hó --m̄? </text:p>
        <text:p text:style-name="P1"/>
        <text:p text:style-name="P1">喔，</text:p>
        <text:p text:style-name="P1">Ooh, </text:p>
        <text:p text:style-name="P1"/>
        <text:p text:style-name="P1">恁阿媽捌共我講過，</text:p>
        <text:p text:style-name="P1">lín a-má pat kā guá kóng--kè, </text:p>
        <text:p text:style-name="P1"/>
        <text:p text:style-name="P1">講你去予車挵一擺，</text:p>
        <text:p text:style-name="P1">kóng lí khì hōo tshia lòng tsi̍t pái, </text:p>
        <text:p text:style-name="P1"/>
        <text:p text:style-name="P1"><text:s/>王 太太坐車去挵著你，</text:p>
        <text:p text:style-name="P1"><text:s/>Ông <text:s/>thài-thài tsē tshia khì lòng-tio̍h lí, </text:p>
        <text:p text:style-name="P1"/>
        <text:p text:style-name="P1">佳哉有你佇咧，</text:p>
        <text:p text:style-name="P1">ka-tsài ū lí tī--eh, </text:p>
        <text:p text:style-name="P1"/>
        <text:p text:style-name="P1">若無，</text:p>
        <text:p text:style-name="P1">nā-bô, </text:p>
        <text:p text:style-name="P1"/>
        <text:p text:style-name="P1">伊就去挵石頭死，</text:p>
        <text:p text:style-name="P1">i tō khì lòng tsio̍h-thâu sí, </text:p>
        <text:p text:style-name="P1"/>
        <text:p text:style-name="P1">可惜你救伊一條性命，</text:p>
        <text:p text:style-name="P1">khó-sioh lí kiù i tsi̍t tiâu sìnn-miā, </text:p>
        <text:p text:style-name="P1"/>
        <text:p text:style-name="P1">才有通閣活四年爾爾。</text:p>
        <text:p text:style-name="P1">tsiah ū thang koh ua̍h sì nî niā-niā.</text:p>
        <text:p text:style-name="P1"/>
        <text:p text:style-name="P1">頭家娘無死。</text:p>
        <text:p text:style-name="P1">Thâu-ke-niû bô sí.</text:p>
        <text:p text:style-name="P1"/>
        <text:p text:style-name="P1">頭家娘無死，</text:p>
        <text:p text:style-name="P1">Thâu-ke-niû bô sí, </text:p>
        <text:p text:style-name="P1"/>
        <text:p text:style-name="P1">頭家娘無死？</text:p>
        <text:p text:style-name="P1">thâu-ke-niû bô sí ?</text:p>
        <text:p text:style-name="P1"/>
        <text:p text:style-name="P1">爸爸，</text:p>
        <text:p text:style-name="P1">Pa--pah, </text:p>
        <text:p text:style-name="P1"/>
        <text:p text:style-name="P1">你放啦，</text:p>
        <text:p text:style-name="P1">lí pàng --lah, </text:p>
        <text:p text:style-name="P1"/>
        <text:p text:style-name="P1">我家己坐啦。</text:p>
        <text:p text:style-name="P1">guá ka-kī tsē --lah. </text:p>
        <text:p text:style-name="P1"/>
        <text:p text:style-name="P1">啊、</text:p>
        <text:p text:style-name="P1">Ah, </text:p>
        <text:p text:style-name="P1"/>
        <text:p text:style-name="P1">啊、</text:p>
        <text:p text:style-name="P1">ah, </text:p>
        <text:p text:style-name="P1"/>
        <text:p text:style-name="P1">啊！</text:p>
        <text:p text:style-name="P1">ah! </text:p>
        <text:p text:style-name="P1"><text:soft-page-break/></text:p>
        <text:p text:style-name="P1">爸爸，</text:p>
        <text:p text:style-name="P1">Pa--pah, </text:p>
        <text:p text:style-name="P1"/>
        <text:p text:style-name="P1">跤啦！</text:p>
        <text:p text:style-name="P1">kha --lah! </text:p>
        <text:p text:style-name="P1"/>
        <text:p text:style-name="P1">啊、</text:p>
        <text:p text:style-name="P1">Ah, </text:p>
        <text:p text:style-name="P1"/>
        <text:p text:style-name="P1">啊，</text:p>
        <text:p text:style-name="P1">ah, </text:p>
        <text:p text:style-name="P1"/>
        <text:p text:style-name="P1">爸爸，</text:p>
        <text:p text:style-name="P1">pa--pah, </text:p>
        <text:p text:style-name="P1"/>
        <text:p text:style-name="P1">哎啊，</text:p>
        <text:p text:style-name="P1">aih-iah, </text:p>
        <text:p text:style-name="P1"/>
        <text:p text:style-name="P1">我的跤啦！</text:p>
        <text:p text:style-name="P1">guá ê kha --lah !</text:p>
        <text:p text:style-name="P1"/>
        <text:p text:style-name="P1">緊叫醫生。</text:p>
        <text:p text:style-name="P1">Kín kiò i-sing.</text:p>
        <text:p text:style-name="P1"/>
        <text:p text:style-name="P1">我去叫醫生。</text:p>
        <text:p text:style-name="P1">Guá khì kiò i-sing.</text:p>
        <text:p text:style-name="P1"/>
        <text:p text:style-name="P1">先生，</text:p>
        <text:p text:style-name="P1">Sian-sinn, </text:p>
        <text:p text:style-name="P1"/>
        <text:p text:style-name="P1">有要緊無？</text:p>
        <text:p text:style-name="P1">ū iàu-kín --bô?</text:p>
        <text:p text:style-name="P1"/>
        <text:p text:style-name="P1"><text:s/>王 先生，</text:p>
        <text:p text:style-name="P1"><text:s/>Ông <text:s/>sian-sinn, </text:p>
        <text:p text:style-name="P1"/>
        <text:p text:style-name="P1">無啥物要緊，</text:p>
        <text:p text:style-name="P1">bô siánn-mih iàu-kín, </text:p>
        <text:p text:style-name="P1"/>
        <text:p text:style-name="P1">閣莫予伊發燒就無問題。</text:p>
        <text:p text:style-name="P1">koh mài hōo i huat-sio tō bô būn-tê.</text:p>
        <text:p text:style-name="P1"/>
        <text:p text:style-name="P1">老師、</text:p>
        <text:p text:style-name="P1">Lāu-su, </text:p>
        <text:p text:style-name="P1"/>
        <text:p text:style-name="P1">老師、</text:p>
        <text:p text:style-name="P1">lāu-su, </text:p>
        <text:p text:style-name="P1"/>
        <text:p text:style-name="P1">老師。</text:p>
        <text:p text:style-name="P1">lāu-su.</text:p>
        <text:p text:style-name="P1"/>
        <text:p text:style-name="P1"><text:s/>淑媛 。</text:p>
        <text:p text:style-name="P1"><text:s/>Siok-luán .</text:p>
        <text:p text:style-name="P1"/>
        <text:p text:style-name="P1">老師，</text:p>
        <text:p text:style-name="P1">Lāu-su, </text:p>
        <text:p text:style-name="P1"/>
        <text:p text:style-name="P1">你毋通走，</text:p>
        <text:p text:style-name="P1">lí m̄-thang tsáu,</text:p>
        <text:p text:style-name="P1"/>
        <text:p text:style-name="P1">我真驚，</text:p>
        <text:p text:style-name="P1">guá tsin kiann, </text:p>
        <text:p text:style-name="P1"/>
        <text:p text:style-name="P1">老師！</text:p>
        <text:p text:style-name="P1">lāu-su !</text:p>
        <text:p text:style-name="P1"/>
        <text:p text:style-name="P1"><text:s/>淑媛 、</text:p>
        <text:p text:style-name="P1"><text:s/>Siok-luán , </text:p>
        <text:p text:style-name="P1"/>
        <text:p text:style-name="P1"><text:s/>淑媛 ，</text:p>
        <text:p text:style-name="P1"><text:s/>Siok-luán , </text:p>
        <text:p text:style-name="P1"/>
        <text:p text:style-name="P1">毋免驚。</text:p>
        <text:p text:style-name="P1">m̄-bián kiann.</text:p>
        <text:p text:style-name="P1"/>
        <text:p text:style-name="P1">老師。</text:p>
        <text:p text:style-name="P1">Lāu-su.</text:p>
        <text:p text:style-name="P1"/>
        <text:p text:style-name="P1"><text:soft-page-break/>免驚，</text:p>
        <text:p text:style-name="P1">Bián kiann, </text:p>
        <text:p text:style-name="P1"/>
        <text:p text:style-name="P1">老師佇咧乎！</text:p>
        <text:p text:style-name="P1">lāu-su tī--eh --honnh!</text:p>
        <text:p text:style-name="P1"/>
        <text:p text:style-name="P1">老師，</text:p>
        <text:p text:style-name="P1">Lāu-su, </text:p>
        <text:p text:style-name="P1"/>
        <text:p text:style-name="P1">你毋通離開，</text:p>
        <text:p text:style-name="P1">lí m̄-thang lī-khui, </text:p>
        <text:p text:style-name="P1"/>
        <text:p text:style-name="P1">我真驚。</text:p>
        <text:p text:style-name="P1">guá tsin kiann.</text:p>
        <text:p text:style-name="P1"/>
        <text:p text:style-name="P1">你佇咧眠夢是毋？</text:p>
        <text:p text:style-name="P1">Lí tī-leh bîn-bāng sī --m̄? </text:p>
        <text:p text:style-name="P1"/>
        <text:p text:style-name="P1">毋免驚，</text:p>
        <text:p text:style-name="P1">M̄-bián kiann, </text:p>
        <text:p text:style-name="P1"/>
        <text:p text:style-name="P1">有老師佇咧。</text:p>
        <text:p text:style-name="P1">ū lāu-su tī--eh.</text:p>
        <text:p text:style-name="P1"/>
        <text:p text:style-name="P1">老師，</text:p>
        <text:p text:style-name="P1">Lāu-su, </text:p>
        <text:p text:style-name="P1"/>
        <text:p text:style-name="P1">你毋通走，</text:p>
        <text:p text:style-name="P1">lí m̄-thang tsáu, </text:p>
        <text:p text:style-name="P1"/>
        <text:p text:style-name="P1">你予我做媽媽好毋？</text:p>
        <text:p text:style-name="P1">lí hōo guá tsuè má-mah hó --m̄?</text:p>
        <text:p text:style-name="P1"/>
        <text:p text:style-name="P1"><text:s/>淑媛 ，</text:p>
        <text:p text:style-name="P1"><text:s/>Siok-luán , </text:p>
        <text:p text:style-name="P1"/>
        <text:p text:style-name="P1">老師一定會共你做伴乎？</text:p>
        <text:p text:style-name="P1">lāu-su it-tīng ē kā lí tsò-phuānn --honnh? </text:p>
        <text:p text:style-name="P1"/>
        <text:p text:style-name="P1">食一點牛奶才睏好毋？</text:p>
        <text:p text:style-name="P1">Tsia̍h tsi̍t-tiám gû-ling tsiah khùn hó --m̄?</text:p>
        <text:p text:style-name="P1"/>
        <text:p text:style-name="P1">老師，</text:p>
        <text:p text:style-name="P1">Lāu-su, </text:p>
        <text:p text:style-name="P1"/>
        <text:p text:style-name="P1">人是愛你⿰予人做媽媽，</text:p>
        <text:p text:style-name="P1">lâng sī ài lí hőng tsuè má-mah, </text:p>
        <text:p text:style-name="P1"/>
        <text:p text:style-name="P1">你干焦毋講，</text:p>
        <text:p text:style-name="P1">lí kan-na m̄ kóng, </text:p>
        <text:p text:style-name="P1"/>
        <text:p text:style-name="P1">就欲叫人食牛奶。</text:p>
        <text:p text:style-name="P1">tō beh kiò lâng tsia̍h gû-ni.</text:p>
        <text:p text:style-name="P1"/>
        <text:p text:style-name="P1"><text:s/>淑媛 ，</text:p>
        <text:p text:style-name="P1"><text:s/>Siok-luán , </text:p>
        <text:p text:style-name="P1"/>
        <text:p text:style-name="P1">做媽媽的代誌等病好才講，</text:p>
        <text:p text:style-name="P1">tsò má-mah ê tāi-tsì tán pīnn hó tsiah kóng, </text:p>
        <text:p text:style-name="P1"/>
        <text:p text:style-name="P1">好毋？</text:p>
        <text:p text:style-name="P1">hó --m̄? </text:p>
        <text:p text:style-name="P1"/>
        <text:p text:style-name="P1">毋啦、毋啦、毋啦。</text:p>
        <text:p text:style-name="P1">M̄ --lah, m̄ --lah, m̄ --lah.</text:p>
        <text:p text:style-name="P1"/>
        <text:p text:style-name="P1">好，</text:p>
        <text:p text:style-name="P1">Hó, </text:p>
        <text:p text:style-name="P1"/>
        <text:p text:style-name="P1">老師答應做你的媽媽，</text:p>
        <text:p text:style-name="P1">lāu-su tah-ìng tsò lí ê má-mah,</text:p>
        <text:p text:style-name="P1"/>
        <text:p text:style-name="P1">但是毋通予別人知影喔，</text:p>
        <text:p text:style-name="P1"><text:soft-page-break/>tān-sī m̄-thang hōo pa̍t-lâng tsai-iánn --ooh, </text:p>
        <text:p text:style-name="P1"/>
        <text:p text:style-name="P1">咱兩个佇咧叫袂要緊，</text:p>
        <text:p text:style-name="P1">lán nn̄g ê tī-leh kiò buē iàu-kín, </text:p>
        <text:p text:style-name="P1"/>
        <text:p text:style-name="P1">別人佇咧，</text:p>
        <text:p text:style-name="P1">pa̍t-lâng tī--eh, </text:p>
        <text:p text:style-name="P1"/>
        <text:p text:style-name="P1">袂用得叫喔，</text:p>
        <text:p text:style-name="P1">buē-īng-eh kiò --ooh, </text:p>
        <text:p text:style-name="P1"/>
        <text:p text:style-name="P1">乎！ </text:p>
        <text:p text:style-name="P1">honnh!</text:p>
        <text:p text:style-name="P1"/>
        <text:p text:style-name="P1">啊這陣會用得叫袂？</text:p>
        <text:p text:style-name="P1">Ah tsit-tsūn ē-īng-eh kiò bē?</text:p>
        <text:p text:style-name="P1"/>
        <text:p text:style-name="P1">啊？</text:p>
        <text:p text:style-name="P1">Ah? </text:p>
        <text:p text:style-name="P1"/>
        <text:p text:style-name="P1">Mh。</text:p>
        <text:p text:style-name="P1">Mh.</text:p>
        <text:p text:style-name="P1"/>
        <text:p text:style-name="P1">有影？</text:p>
        <text:p text:style-name="P1">Ū-Iánn ?</text:p>
        <text:p text:style-name="P1"/>
        <text:p text:style-name="P1">老師，</text:p>
        <text:p text:style-name="P1">Lāu-su, </text:p>
        <text:p text:style-name="P1"/>
        <text:p text:style-name="P1">媽媽！</text:p>
        <text:p text:style-name="P1">má-mah! </text:p>
        <text:p text:style-name="P1"/>
        <text:p text:style-name="P1">我欲食牛奶矣。</text:p>
        <text:p text:style-name="P1">Guá beh tsia̍h gû-ling --ah.</text:p>
        <text:p text:style-name="P1"/>
        <text:p text:style-name="P1">喔！</text:p>
        <text:p text:style-name="P1">Ooh!</text:p>
        <text:p text:style-name="P1"/>
        <text:p text:style-name="P1">啊！</text:p>
        <text:p text:style-name="P1">Ah!</text:p>
        <text:p text:style-name="P1"/>
        <text:p text:style-name="P1"><text:s/>白 小姐，</text:p>
        <text:p text:style-name="P1"><text:s/>Pe̍h <text:s/>sió-tsiá, </text:p>
        <text:p text:style-name="P1"/>
        <text:p text:style-name="P1">你猶會記得這句話無？</text:p>
        <text:p text:style-name="P1">lí iah ē-kì-lit tsi̍t kù uē --bē? </text:p>
        <text:p text:style-name="P1"/>
        <text:p text:style-name="P1"><text:s/>淑媛 受傷彼一暗，</text:p>
        <text:p text:style-name="P1"><text:s/>Siok-luán <text:s/>siū-siong hit tsi̍t àm, </text:p>
        <text:p text:style-name="P1"/>
        <text:p text:style-name="P1">你對 淑媛 講，</text:p>
        <text:p text:style-name="P1">lí tuì <text:s/>Siok-luán <text:s/>kóng, </text:p>
        <text:p text:style-name="P1"/>
        <text:p text:style-name="P1">你永遠無愛離開。</text:p>
        <text:p text:style-name="P1">lí íng-uán bô ài lī-khui.</text:p>
        <text:p text:style-name="P1"/>
        <text:p text:style-name="P1">彼是一時欲安慰淑媛的話。</text:p>
        <text:p text:style-name="P1">He sī tsi̍t-sî beh an-uì Siok-luán ê uē.</text:p>
        <text:p text:style-name="P1"/>
        <text:p text:style-name="P1">毋管你是一時，</text:p>
        <text:p text:style-name="P1">M̄-kuán lí sī tsi̍t-sî, </text:p>
        <text:p text:style-name="P1"/>
        <text:p text:style-name="P1">但是我認為你是真心的話。</text:p>
        <text:p text:style-name="P1">tān-sī guá jīn-uî lí sī tsin-sim ê uē. </text:p>
        <text:p text:style-name="P1"/>
        <text:p text:style-name="P1">尤其是我佮 淑媛 兩个人，</text:p>
        <text:p text:style-name="P1">Iû-kî sī guá kah <text:s/>Siok-luán <text:s/>nn̄g ê lâng, </text:p>
        <text:p text:style-name="P1"/>
        <text:p text:style-name="P1">受著你影響，</text:p>
        <text:p text:style-name="P1">siū-tio̍h lí íng-hióng, </text:p>
        <text:p text:style-name="P1"/>
        <text:p text:style-name="P1"><text:soft-page-break/>才有一个溫暖的家庭出現，</text:p>
        <text:p text:style-name="P1">tsiah ū tsi̍t ê un-luán ê ka-tîng tshut-hiān,</text:p>
        <text:p text:style-name="P1"/>
        <text:p text:style-name="P1">假使，</text:p>
        <text:p text:style-name="P1">ká-sú, </text:p>
        <text:p text:style-name="P1"/>
        <text:p text:style-name="P1">你若來離開 王 家，</text:p>
        <text:p text:style-name="P1">lí nā lâi lī-khui <text:s/>Ông <text:s/>--ka, </text:p>
        <text:p text:style-name="P1"/>
        <text:p text:style-name="P1">阮 王 家就失去快樂，</text:p>
        <text:p text:style-name="P1">gún <text:s/>Ông <text:s/>--ka tō sit-khì khuài-lo̍k, </text:p>
        <text:p text:style-name="P1"/>
        <text:p text:style-name="P1">我希望你永遠會得予 王 家繼續溫暖的生活</text:p>
        <text:p text:style-name="P1">guá hi-bāng lí íng-uán ē-tit hōo <text:s/>Ông <text:s/>--ka kè-sio̍k un-luán ê sing-ua̍h</text:p>
        <text:p text:style-name="P1"/>
        <text:p text:style-name="P1">這欲哪有可能，</text:p>
        <text:p text:style-name="P1">Tse beh ná ū khó-lîng, </text:p>
        <text:p text:style-name="P1"/>
        <text:p text:style-name="P1">我是一个普通的家庭教師爾爾。</text:p>
        <text:p text:style-name="P1">guá sī tsi̍t ê phóo-thong ê ka-tîng kàu-su niā-niā.</text:p>
        <text:p text:style-name="P1"/>
        <text:p text:style-name="P1">請你毋通推辭，</text:p>
        <text:p text:style-name="P1">Tshiánn lí m̄-thang the-sî, </text:p>
        <text:p text:style-name="P1"/>
        <text:p text:style-name="P1">為著彼兩个囡仔的將來，</text:p>
        <text:p text:style-name="P1">uī-tio̍h hit nn̄g ê gín-á ê tsiong-lâi, </text:p>
        <text:p text:style-name="P1"/>
        <text:p text:style-name="P1">為著已經孤老的 王 家，</text:p>
        <text:p text:style-name="P1">uī-tio̍h í-king koo láu ê <text:s/>Ông <text:s/>--ka, </text:p>
        <text:p text:style-name="P1"/>
        <text:p text:style-name="P1">我正式欲向你求婚。</text:p>
        <text:p text:style-name="P1">guá tsìng-sik beh hiòng lí kiû-hun.</text:p>
        <text:p text:style-name="P1"/>
        <text:p text:style-name="P1">Mh。</text:p>
        <text:p text:style-name="P1">Mh.</text:p>
        <text:p text:style-name="P1"/>
        <text:p text:style-name="P1">我真歡喜，</text:p>
        <text:p text:style-name="P1">Guá tsin huann-hí, </text:p>
        <text:p text:style-name="P1"/>
        <text:p text:style-name="P1">後日倒轉來 臺中 ，</text:p>
        <text:p text:style-name="P1">āu--ji̍t tò-tńg--lâi <text:s/>Tâi-tiòng , </text:p>
        <text:p text:style-name="P1"/>
        <text:p text:style-name="P1">即時宣佈訂婚。</text:p>
        <text:p text:style-name="P1">tsik-sî suan-pòo tīng-hun.</text:p>
        <text:p text:style-name="P1"/>
        <text:p text:style-name="P1">哈哈哈哈。</text:p>
        <text:p text:style-name="P1">Ha ha ha ha.</text:p>
        <text:p text:style-name="P1"/>
        <text:p text:style-name="P1"><text:s/>阿弟仔 ，</text:p>
        <text:p text:style-name="P1"><text:s/>A-tī--á , </text:p>
        <text:p text:style-name="P1"/>
        <text:p text:style-name="P1">你是哭怎樣？</text:p>
        <text:p text:style-name="P1">lí sī khàu tsánn-iūnn?</text:p>
        <text:p text:style-name="P1"/>
        <text:p text:style-name="P1"><text:s/>阿童仔 ，</text:p>
        <text:p text:style-name="P1"><text:s/>A-tông--á , </text:p>
        <text:p text:style-name="P1"/>
        <text:p text:style-name="P1">你替我想看覓啦，</text:p>
        <text:p text:style-name="P1">lí thè guá siūnn khuànn-māi --lah, </text:p>
        <text:p text:style-name="P1"/>
        <text:p text:style-name="P1">這半年來我全部趁的薪水，</text:p>
        <text:p text:style-name="P1">tsit puànn-nî lâi guá tsuân-pōo thàn ê sin-suí, </text:p>
        <text:p text:style-name="P1"/>
        <text:p text:style-name="P1">攏買化妝品佮新衫啦，</text:p>
        <text:p text:style-name="P1">lóng bué huà-tsong-phín kah sin sann --lah, </text:p>
        <text:p text:style-name="P1"/>
        <text:p text:style-name="P1"><text:soft-page-break/>本錢下遮爾濟矣，</text:p>
        <text:p text:style-name="P1">pún-tsînn hē tsiah-nī tsuē --ah, </text:p>
        <text:p text:style-name="P1"/>
        <text:p text:style-name="P1">無望矣啦。</text:p>
        <text:p text:style-name="P1">bô-bāng --ah --lah.</text:p>
        <text:p text:style-name="P1"/>
        <text:p text:style-name="P1">是啥物咧無望？</text:p>
        <text:p text:style-name="P1">Sī siánn-mih teh bô-bāng? </text:p>
        <text:p text:style-name="P1"/>
        <text:p text:style-name="P1">就我所愛的人去予佔去啦。</text:p>
        <text:p text:style-name="P1">Tō guá sóo ài ê lâng khì hōo tsiàm--khì --lah.</text:p>
        <text:p text:style-name="P1"/>
        <text:p text:style-name="P1">喔，</text:p>
        <text:p text:style-name="P1">Ooh, </text:p>
        <text:p text:style-name="P1"/>
        <text:p text:style-name="P1">頭家喔？</text:p>
        <text:p text:style-name="P1">thâu-ke --ooh?</text:p>
        <text:p text:style-name="P1"/>
        <text:p text:style-name="P1">是啦，</text:p>
        <text:p text:style-name="P1">Sī --lah, </text:p>
        <text:p text:style-name="P1"/>
        <text:p text:style-name="P1">欲佮 白 老師結婚矣啦。</text:p>
        <text:p text:style-name="P1">beh kah <text:s/>Pe̍h <text:s/>lāu-su kiat-hun --ah --lah.</text:p>
        <text:p text:style-name="P1"/>
        <text:p text:style-name="P1">我無佮你講莫想盍袂陷眠。</text:p>
        <text:p text:style-name="P1">Guá bô kah lí kóng mài siūnn khah bē hām-bîn.</text:p>
        <text:p text:style-name="P1"/>
        <text:p text:style-name="P1">你去死啦，</text:p>
        <text:p text:style-name="P1">Lí khì sí --lah, </text:p>
        <text:p text:style-name="P1"/>
        <text:p text:style-name="P1">人就佇咧煩惱矣，</text:p>
        <text:p text:style-name="P1">lâng tō tī-leh huân-ló --ah,</text:p>
        <text:p text:style-name="P1"/>
        <text:p text:style-name="P1">你閣咧佮我講笑。</text:p>
        <text:p text:style-name="P1">lí koh leh kah guá kóng-tshiò.</text:p>
        <text:p text:style-name="P1"/>
        <text:p text:style-name="P1">傱車聲，</text:p>
        <text:p text:style-name="P1">Tsông-tshia siann, </text:p>
        <text:p text:style-name="P1"/>
        <text:p text:style-name="P1">頭家轉來矣，</text:p>
        <text:p text:style-name="P1">thâu-ke tńg--lâi --ah, </text:p>
        <text:p text:style-name="P1"/>
        <text:p text:style-name="P1">緊來接老師。</text:p>
        <text:p text:style-name="P1">kín lâi tsih lāu-su.</text:p>
        <text:p text:style-name="P1"/>
        <text:p text:style-name="P1">我才無愛去接伊。</text:p>
        <text:p text:style-name="P1">Guá tsiah bô ài khì tsiap --i.</text:p>
        <text:p text:style-name="P1"/>
        <text:p text:style-name="P1">唉。</text:p>
        <text:p text:style-name="P1">Haih. </text:p>
        <text:p text:style-name="P1"/>
        <text:p text:style-name="P1">頭家，</text:p>
        <text:p text:style-name="P1">Thâu-ke, </text:p>
        <text:p text:style-name="P1"/>
        <text:p text:style-name="P1">恭喜、</text:p>
        <text:p text:style-name="P1">kiong-hí, </text:p>
        <text:p text:style-name="P1"/>
        <text:p text:style-name="P1">恭喜喔！</text:p>
        <text:p text:style-name="P1">kiong-hí --ooh!</text:p>
        <text:p text:style-name="P1"/>
        <text:p text:style-name="P1"><text:s/>白 老師。</text:p>
        <text:p text:style-name="P1"><text:s/>Pe̍h <text:s/>lāu-su.</text:p>
        <text:p text:style-name="P1"/>
        <text:p text:style-name="P1"><text:s/>劉 媽。</text:p>
        <text:p text:style-name="P1"><text:s/>Lâu <text:s/>ma.</text:p>
        <text:p text:style-name="P1"/>
        <text:p text:style-name="P1">頭家娘，</text:p>
        <text:p text:style-name="P1">Thâu-ke-niû, </text:p>
        <text:p text:style-name="P1"/>
        <text:p text:style-name="P1">恭喜。</text:p>
        <text:p text:style-name="P1">kiong-hí.</text:p>
        <text:p text:style-name="P1"/>
        <text:p text:style-name="P1">啊！</text:p>
        <text:p text:style-name="P1"><text:soft-page-break/>Ah!</text:p>
        <text:p text:style-name="P1"/>
        <text:p text:style-name="P1">啊！</text:p>
        <text:p text:style-name="P1">Ah! </text:p>
        <text:p text:style-name="P1"/>
        <text:p text:style-name="P1">有人欲害我，</text:p>
        <text:p text:style-name="P1">Ū-lâng beh hāi --guá, </text:p>
        <text:p text:style-name="P1"/>
        <text:p text:style-name="P1"><text:s/>淑媛 ，</text:p>
        <text:p text:style-name="P1"><text:s/>Siok-luán , </text:p>
        <text:p text:style-name="P1"/>
        <text:p text:style-name="P1">緊走。</text:p>
        <text:p text:style-name="P1">kín tsáu.</text:p>
        <text:p text:style-name="P1"/>
        <text:p text:style-name="P1"><text:s/>董 叔仔。</text:p>
        <text:p text:style-name="P1"><text:s/>Táng <text:s/>tsik--á.</text:p>
        <text:p text:style-name="P1"/>
        <text:p text:style-name="P1"><text:s/>白 老師。</text:p>
        <text:p text:style-name="P1"><text:s/>Pe̍h <text:s/>lāu-su.</text:p>
        <text:p text:style-name="P1"/>
        <text:p text:style-name="P1"><text:s/>阿蘭 、</text:p>
        <text:p text:style-name="P1"><text:s/>A-lân , </text:p>
        <text:p text:style-name="P1"/>
        <text:p text:style-name="P1"><text:s/>阿蘭 ，</text:p>
        <text:p text:style-name="P1"><text:s/>A-lân , </text:p>
        <text:p text:style-name="P1"/>
        <text:p text:style-name="P1">來。</text:p>
        <text:p text:style-name="P1">lâi. </text:p>
        <text:p text:style-name="P1"/>
        <text:p text:style-name="P1">你𤆬老師來看 詹 老師的房間好毋？</text:p>
        <text:p text:style-name="P1">Lí tshuā lāu-su lâi khuànn <text:s/>Tsiam <text:s/>lāu-su ê pâng-king hó --m̄?</text:p>
        <text:p text:style-name="P1"/>
        <text:p text:style-name="P1">好。</text:p>
        <text:p text:style-name="P1">Hó. </text:p>
        <text:p text:style-name="P1"/>
        <text:p text:style-name="P1">這間就是。</text:p>
        <text:p text:style-name="P1">Tsit king tō sī. </text:p>
        <text:p text:style-name="P1"/>
        <text:p text:style-name="P1">唉，</text:p>
        <text:p text:style-name="P1">Haih, </text:p>
        <text:p text:style-name="P1"/>
        <text:p text:style-name="P1">彼敢毋是佛堂？</text:p>
        <text:p text:style-name="P1">he kám m̄ sī pu̍t-tn̂g? </text:p>
        <text:p text:style-name="P1"/>
        <text:p text:style-name="P1">佛堂哪會有蓋？</text:p>
        <text:p text:style-name="P1">Pu̍t-tn̂g ná ē ū kuà? </text:p>
        <text:p text:style-name="P1"/>
        <text:p text:style-name="P1">Mh，</text:p>
        <text:p text:style-name="P1">Mh, </text:p>
        <text:p text:style-name="P1"/>
        <text:p text:style-name="P1">好，</text:p>
        <text:p text:style-name="P1">hó, </text:p>
        <text:p text:style-name="P1"/>
        <text:p text:style-name="P1">我欲來揣 詹 老師。</text:p>
        <text:p text:style-name="P1">guá beh lâi tshē <text:s/>Tsiam <text:s/>lāu-su.</text:p>
        <text:p text:style-name="P1"/>
        <text:p text:style-name="P1"><text:s/>白 老師，</text:p>
        <text:p text:style-name="P1"><text:s/>Pe̍h <text:s/>lāu-su, </text:p>
        <text:p text:style-name="P1"/>
        <text:p text:style-name="P1">請用茶。</text:p>
        <text:p text:style-name="P1">tshiánn iōng tê.</text:p>
        <text:p text:style-name="P1"/>
        <text:p text:style-name="P1">詹老師，</text:p>
        <text:p text:style-name="P1">Tsiam lāu-su,</text:p>
        <text:p text:style-name="P1"/>
        <text:p text:style-name="P1">攪擾你。</text:p>
        <text:p text:style-name="P1">kiáu-jiáu --lí.</text:p>
        <text:p text:style-name="P1"/>
        <text:p text:style-name="P1">袂。</text:p>
        <text:p text:style-name="P1">Bē. </text:p>
        <text:p text:style-name="P1"/>
        <text:p text:style-name="P1">我會離開 王 家是被逼的，</text:p>
        <text:p text:style-name="P1">Guá ē lī-khui <text:s/>Ông <text:s/>--ka sī pī pik --ê, </text:p>
        <text:p text:style-name="P1"/>
        <text:p text:style-name="P1">因為 王 先生對我真好，</text:p>
        <text:p text:style-name="P1">in-uī <text:s/>Ông <text:s/>--sian-sinn <text:soft-page-break/>tuì guá tsin hó, </text:p>
        <text:p text:style-name="P1"/>
        <text:p text:style-name="P1">其實 連 太太對我真不滿，</text:p>
        <text:p text:style-name="P1">kî-si̍t <text:s/>Liân <text:s/>thài-thài tuì guá tsin put-buán,</text:p>
        <text:p text:style-name="P1"/>
        <text:p text:style-name="P1">有一日，</text:p>
        <text:p text:style-name="P1">ū tsi̍t ji̍t, </text:p>
        <text:p text:style-name="P1"/>
        <text:p text:style-name="P1"><text:s/>連 太太來厝裡等 王 先生的時陣，</text:p>
        <text:p text:style-name="P1"><text:s/>Liân <text:s/>thài-thài lâi tshù--e tán <text:s/>Ông <text:s/>--sian-sinn ê sî-tsūn, </text:p>
        <text:p text:style-name="P1"/>
        <text:p text:style-name="P1"><text:s/>連 太太將皮包囥咧鋼琴頂，</text:p>
        <text:p text:style-name="P1"><text:s/>Liân <text:s/>thài-thài tsiong phê-pau khǹg leh kǹg-khîm-tíng, </text:p>
        <text:p text:style-name="P1"/>
        <text:p text:style-name="P1">去化妝室，</text:p>
        <text:p text:style-name="P1">khì huà-tsong-sik, </text:p>
        <text:p text:style-name="P1"/>
        <text:p text:style-name="P1"><text:s/>高 小姐也講欲去揣 淑媛 ，</text:p>
        <text:p text:style-name="P1"><text:s/>Ko <text:s/>sió-tsiá iā kóng beh khì tshē <text:s/>Siok-luán , </text:p>
        <text:p text:style-name="P1"/>
        <text:p text:style-name="P1">無偌久我也離開客廳，</text:p>
        <text:p text:style-name="P1">bô-luā-kú guá iā lī-khui kheh-thiann, </text:p>
        <text:p text:style-name="P1"/>
        <text:p text:style-name="P1">毋知按怎，</text:p>
        <text:p text:style-name="P1">m̄ tsai án-tsuánn, </text:p>
        <text:p text:style-name="P1"/>
        <text:p text:style-name="P1"><text:s/>連 太太對化妝室出來了後，</text:p>
        <text:p text:style-name="P1"><text:s/>Liân <text:s/>thài-thài tuì huà-tsong-sik tshut--lâi liáu-āu, </text:p>
        <text:p text:style-name="P1"/>
        <text:p text:style-name="P1">煞揣無大皮包內底的一个小皮包，</text:p>
        <text:p text:style-name="P1">suah tshē bô tuā phê-pau lāi-té ê tsi̍t ê sió phê-pau, </text:p>
        <text:p text:style-name="P1"/>
        <text:p text:style-name="P1">就叫阮逐家出來問，</text:p>
        <text:p text:style-name="P1">tō kiò gún ta̍k-ke tshut-lâi mn̄g, </text:p>
        <text:p text:style-name="P1"/>
        <text:p text:style-name="P1">逐家攏講無看見，</text:p>
        <text:p text:style-name="P1">ta̍k-ke lóng kóng bô khuànn-kìnn, </text:p>
        <text:p text:style-name="P1"/>
        <text:p text:style-name="P1">好親像連太太對我真懷疑，</text:p>
        <text:p text:style-name="P1">hó-tshin-tshiūnn Liân thài-thài tuì guá tsin huâi-gî, </text:p>
        <text:p text:style-name="P1"/>
        <text:p text:style-name="P1">叫逐家分頭去揣，</text:p>
        <text:p text:style-name="P1">kiò ta̍k-ke hun-thâu khì tshē, </text:p>
        <text:p text:style-name="P1"/>
        <text:p text:style-name="P1">哪知影劉管家佮高小姐去我的房間揣的時，</text:p>
        <text:p text:style-name="P1">ná tsai-iánn Lâu kuán-ke kah Ko sió-tsiá khì guá ê pâng-king tshē ê sî, </text:p>
        <text:p text:style-name="P1"/>
        <text:p text:style-name="P1">真奇怪，</text:p>
        <text:p text:style-name="P1">tsin kî-kuài, </text:p>
        <text:p text:style-name="P1"/>
        <text:p text:style-name="P1">彼个皮包煞佇咧我的箱仔內，</text:p>
        <text:p text:style-name="P1">hit ê phê-pau suah tī-leh guá ê siunn-á-lāi,</text:p>
        <text:p text:style-name="P1"/>
        <text:p text:style-name="P1">所以逐家攏認為彼个皮包是我偷提去的，</text:p>
        <text:p text:style-name="P1">sóo-í ta̍k-ke lóng jīn-uî hit ê phê-pau sī guá thau the̍h--khì --ê, </text:p>
        <text:p text:style-name="P1"/>
        <text:p text:style-name="P1">劉管家欲將我送去警察局，</text:p>
        <text:p text:style-name="P1"><text:soft-page-break/>Lâu kuán-ke beh tsiong guá sàng khì kíng-tshat-kio̍k, </text:p>
        <text:p text:style-name="P1"/>
        <text:p text:style-name="P1">高小姐閣替我解圍，</text:p>
        <text:p text:style-name="P1">Ko sió-tsiá koh thè guá kái-uî, </text:p>
        <text:p text:style-name="P1"/>
        <text:p text:style-name="P1">我才無事離開王家，</text:p>
        <text:p text:style-name="P1">guá tsiah bô sū lī-khui Ông--ka, </text:p>
        <text:p text:style-name="P1"/>
        <text:p text:style-name="P1">閣介紹頭路予我。</text:p>
        <text:p text:style-name="P1">koh kài-siāu thâu-lōo hōo --guá.</text:p>
        <text:p text:style-name="P1"/>
        <text:p text:style-name="P1">了後，</text:p>
        <text:p text:style-name="P1">Liáu-āu, </text:p>
        <text:p text:style-name="P1"/>
        <text:p text:style-name="P1">高小姐有佮你聯絡無？</text:p>
        <text:p text:style-name="P1">Ko sió-tsiá ū kah lí liân-lo̍k --bô?</text:p>
        <text:p text:style-name="P1"/>
        <text:p text:style-name="P1">無，</text:p>
        <text:p text:style-name="P1">Bô, </text:p>
        <text:p text:style-name="P1"/>
        <text:p text:style-name="P1">請你向高小姐說多謝。</text:p>
        <text:p text:style-name="P1">tshiánn lí hiòng Ko sió-tsiá seh-to-siā.</text:p>
        <text:p text:style-name="P1"/>
        <text:p text:style-name="P1">啊，</text:p>
        <text:p text:style-name="P1">Ah, </text:p>
        <text:p text:style-name="P1"/>
        <text:p text:style-name="P1">有影，</text:p>
        <text:p text:style-name="P1">ū-iánn, </text:p>
        <text:p text:style-name="P1"/>
        <text:p text:style-name="P1">高小姐敢若對王家彼間厝真有興趣，</text:p>
        <text:p text:style-name="P1">Ko sió-tsiá kánn-ná tuì Ông--ka hit king tshù tsin ū hìng-tshù, </text:p>
        <text:p text:style-name="P1"/>
        <text:p text:style-name="P1">最近我佇咧鹿港看著一間厝，</text:p>
        <text:p text:style-name="P1">tsuè-kūn guá tī-leh Lo̍k-káng khuànn-tio̍h tsi̍t king tshù, </text:p>
        <text:p text:style-name="P1"/>
        <text:p text:style-name="P1">佮王家真仝款，</text:p>
        <text:p text:style-name="P1">kah Ông--ka tsin kāng-khuán, </text:p>
        <text:p text:style-name="P1"/>
        <text:p text:style-name="P1">內面有一間祕密室，</text:p>
        <text:p text:style-name="P1">lāi-bīn ū tsi̍t king pì-bi̍t-sik, </text:p>
        <text:p text:style-name="P1"/>
        <text:p text:style-name="P1">佇咧佛堂內底，</text:p>
        <text:p text:style-name="P1">tī-leh hu̍t-tn̂g lāi-té, </text:p>
        <text:p text:style-name="P1"/>
        <text:p text:style-name="P1">所以我相信王家佛堂內底，</text:p>
        <text:p text:style-name="P1">sóo-í guá siong-sìn Ông--ka hu̍t-tn̂g lāi-té, </text:p>
        <text:p text:style-name="P1"/>
        <text:p text:style-name="P1">可能也有一間祕密室佇咧，</text:p>
        <text:p text:style-name="P1">khó-lîng iā ū tsi̍t king pì-bi̍t-sik tī--eh, </text:p>
        <text:p text:style-name="P1"/>
        <text:p text:style-name="P1">請伊不妨去佛堂內底看覓一下。</text:p>
        <text:p text:style-name="P1">tshiánn i put-hông khì hu̍t-tn̂g lāi-té khuànn-māi --tsi̍t-ē.</text:p>
        <text:p text:style-name="P1"/>
        <text:p text:style-name="P1">好，</text:p>
        <text:p text:style-name="P1">Hó, </text:p>
        <text:p text:style-name="P1"/>
        <text:p text:style-name="P1">我才共伊講，</text:p>
        <text:p text:style-name="P1">guá tsiah kā i kóng, </text:p>
        <text:p text:style-name="P1"/>
        <text:p text:style-name="P1">我真感謝你共我講王家的代誌，</text:p>
        <text:p text:style-name="P1">guá tsin kám-siā lí kā guá kóng Ông--ka ê tāi-tsì, </text:p>
        <text:p text:style-name="P1"/>
        <text:p text:style-name="P1">我真歡喜佮你做朋友。</text:p>
        <text:p text:style-name="P1"><text:soft-page-break/>guá tsin huann-hí kah lí tsò pîng-iú.</text:p>
        <text:p text:style-name="P1"/>
        <text:p text:style-name="P1">我嘛是。</text:p>
        <text:p text:style-name="P1">Guá mā sī.</text:p>
        <text:p text:style-name="P1"/>
        <text:p text:style-name="P1">後日，</text:p>
        <text:p text:style-name="P1">Āu--ji̍t, </text:p>
        <text:p text:style-name="P1"/>
        <text:p text:style-name="P1">我就欲做淑媛的媽媽。</text:p>
        <text:p text:style-name="P1">guá tō beh tsò Siok-luán ê má-mah.</text:p>
        <text:p text:style-name="P1"/>
        <text:p text:style-name="P1">唅？</text:p>
        <text:p text:style-name="P1">Hannh? </text:p>
        <text:p text:style-name="P1"/>
        <text:p text:style-name="P1">恭喜、</text:p>
        <text:p text:style-name="P1">Kiong-hí, </text:p>
        <text:p text:style-name="P1"/>
        <text:p text:style-name="P1">恭喜！ </text:p>
        <text:p text:style-name="P1">kiong-hí!</text:p>
        <text:p text:style-name="P1"/>
        <text:p text:style-name="P1">詹老師，</text:p>
        <text:p text:style-name="P1">Tsiam lāu-su, </text:p>
        <text:p text:style-name="P1"/>
        <text:p text:style-name="P1">我希望你會當來參加我的結婚典禮。</text:p>
        <text:p text:style-name="P1">guá hi-bāng lí ē-tàng lâi tsham-ka guá ê kiat-hun tián-lé.</text:p>
        <text:p text:style-name="P1"/>
        <text:p text:style-name="P1">我一定會去。</text:p>
        <text:p text:style-name="P1">Guá it-tīng ē khì.</text:p>
        <text:p text:style-name="P1"/>
        <text:p text:style-name="P1"><text:s/>再見 。</text:p>
        <text:p text:style-name="P1"><text:s/>再見 .</text:p>
        <text:p text:style-name="P1"/>
        <text:p text:style-name="P1"><text:s/>再見 。</text:p>
        <text:p text:style-name="P1"><text:s/>再見 .</text:p>
        <text:p text:style-name="P1"/>
        <text:p text:style-name="P1">多謝</text:p>
        <text:p text:style-name="P1">To-siā </text:p>
        <text:p text:style-name="P1"/>
        <text:p text:style-name="P1">白老師，</text:p>
        <text:p text:style-name="P1">Pe̍h lāu-su, </text:p>
        <text:p text:style-name="P1"/>
        <text:p text:style-name="P1">阮二兄⿰下昏暗欲去臺北，</text:p>
        <text:p text:style-name="P1">gún jī-hiann i̋ng-àm bueh khì Tâi-pak, </text:p>
        <text:p text:style-name="P1"/>
        <text:p text:style-name="P1">明仔早起的飛行機欲去香港，</text:p>
        <text:p text:style-name="P1">bîn-á tsái-khí ê hue-lîng-ki bueh khì Hiong-káng, </text:p>
        <text:p text:style-name="P1"/>
        <text:p text:style-name="P1">伊欲來共你辭別。</text:p>
        <text:p text:style-name="P1">i beh lâi kā lí sî-pia̍t.</text:p>
        <text:p text:style-name="P1"/>
        <text:p text:style-name="P1">哪會遐拄好，</text:p>
        <text:p text:style-name="P1">Ná ē hiah tú-hó, </text:p>
        <text:p text:style-name="P1"/>
        <text:p text:style-name="P1">義明去臺中請議長，</text:p>
        <text:p text:style-name="P1">Gī-bîng khì Tâi-tiòng tshiánn gī-tiúnn, </text:p>
        <text:p text:style-name="P1"/>
        <text:p text:style-name="P1">袂當共恁順風，</text:p>
        <text:p text:style-name="P1">buē-tàng kā lín sūn-hong, </text:p>
        <text:p text:style-name="P1"/>
        <text:p text:style-name="P1">真失禮。</text:p>
        <text:p text:style-name="P1">tsin sit-lé.</text:p>
        <text:p text:style-name="P1"/>
        <text:p text:style-name="P1">白老師，</text:p>
        <text:p text:style-name="P1">Pe̍h lāu-su, </text:p>
        <text:p text:style-name="P1"/>
        <text:p text:style-name="P1">我也祝福你永遠快樂。</text:p>
        <text:p text:style-name="P1">guá iā tsiok-hok lí íng-uán khuài-lo̍k.</text:p>
        <text:p text:style-name="P1"/>
        <text:p text:style-name="P1">多謝你。</text:p>
        <text:p text:style-name="P1">To-siā --lí.</text:p>
        <text:p text:style-name="P1"/>
        <text:p text:style-name="P1">阿叔。</text:p>
        <text:p text:style-name="P1"><text:soft-page-break/>A-tsik.</text:p>
        <text:p text:style-name="P1"/>
        <text:p text:style-name="P1">Mh？</text:p>
        <text:p text:style-name="P1">Mh?</text:p>
        <text:p text:style-name="P1"/>
        <text:p text:style-name="P1">我報你看一項物件。</text:p>
        <text:p text:style-name="P1">Guá pò lí khuànn tsi̍t hāng mi̍h-kiānn.</text:p>
        <text:p text:style-name="P1"/>
        <text:p text:style-name="P1">啊，</text:p>
        <text:p text:style-name="P1">Ah, </text:p>
        <text:p text:style-name="P1"/>
        <text:p text:style-name="P1">著，</text:p>
        <text:p text:style-name="P1">tio̍h, </text:p>
        <text:p text:style-name="P1"/>
        <text:p text:style-name="P1">我有見著詹老師，</text:p>
        <text:p text:style-name="P1">guá ū kìnn-tio̍h Tsiam lāu-su, </text:p>
        <text:p text:style-name="P1"/>
        <text:p text:style-name="P1">伊這馬嘛已經訂婚矣，</text:p>
        <text:p text:style-name="P1">i tsit-má mā í-king tīng-hun --ah, </text:p>
        <text:p text:style-name="P1"/>
        <text:p text:style-name="P1">伊真感謝你對伊的恩情，</text:p>
        <text:p text:style-name="P1">i tsin kám-siā lí tuì i ê un-tsîng, </text:p>
        <text:p text:style-name="P1"/>
        <text:p text:style-name="P1">特別講向你致意。</text:p>
        <text:p text:style-name="P1">ti̍k-pia̍t kóng hiòng lí tì-ì.</text:p>
        <text:p text:style-name="P1"/>
        <text:p text:style-name="P1">呃，</text:p>
        <text:p text:style-name="P1">Eh, </text:p>
        <text:p text:style-name="P1"/>
        <text:p text:style-name="P1">這哪有啥物啦，</text:p>
        <text:p text:style-name="P1">tsit ná ū sím-mih --lah, </text:p>
        <text:p text:style-name="P1"/>
        <text:p text:style-name="P1">我袂用得白白看詹老師予彼个查某共伊欺負。</text:p>
        <text:p text:style-name="P1">guá buē-īng-eh pe̍h-pe̍h khuànn Tsiam lāu-su hōo hit ê tsa-bóo kā i khi-hū.</text:p>
        <text:p text:style-name="P1"/>
        <text:p text:style-name="P1">高小姐，</text:p>
        <text:p text:style-name="P1">Ko sió-tsiá, </text:p>
        <text:p text:style-name="P1"/>
        <text:p text:style-name="P1">你愛護弱者的行為太偉大，</text:p>
        <text:p text:style-name="P1">lí ài-hōo jio̍k-tsiá ê hîng-uî thài uí-tāi, </text:p>
        <text:p text:style-name="P1"/>
        <text:p text:style-name="P1">啊著，</text:p>
        <text:p text:style-name="P1">ah tio̍h, </text:p>
        <text:p text:style-name="P1"/>
        <text:p text:style-name="P1">詹老師⿰昨昏有對我提起彼祕密室的代誌。</text:p>
        <text:p text:style-name="P1">Tsiam lāu-su tsa̋ng ū tuì guá thê-khí he pì-bi̍t-sik ê tāi-tsì.</text:p>
        <text:p text:style-name="P1"/>
        <text:p text:style-name="P1">祕密室？</text:p>
        <text:p text:style-name="P1">Pì-bi̍t-sik? </text:p>
        <text:p text:style-name="P1"/>
        <text:p text:style-name="P1">伊知影佇啥物所在？</text:p>
        <text:p text:style-name="P1">I tsai-iánn tī siánn-mih sóo-tsāi?</text:p>
        <text:p text:style-name="P1"/>
        <text:p text:style-name="P1">彼間祕密室可能佇咧佛堂的款，</text:p>
        <text:p text:style-name="P1">Hit king pì-bi̍t-sik khó-lîng tī-leh hu̍t-tn̂g ê khuán, </text:p>
        <text:p text:style-name="P1"/>
        <text:p text:style-name="P1">伊若調查是，</text:p>
        <text:p text:style-name="P1">i nā tiâu-tsa sī, </text:p>
        <text:p text:style-name="P1"/>
        <text:p text:style-name="P1">講欲招我鬥陣來去內面，</text:p>
        <text:p text:style-name="P1">kóng beh tsio guá tàu-tīn lâi-khì lāi-bīn, </text:p>
        <text:p text:style-name="P1"/>
        <text:p text:style-name="P1">嘛講欲招你鬥陣去，</text:p>
        <text:p text:style-name="P1">mā kóng beh tsio lí tàu-<text:soft-page-break/>tīn khì, </text:p>
        <text:p text:style-name="P1"/>
        <text:p text:style-name="P1">你看啥物款？</text:p>
        <text:p text:style-name="P1">lí khuànn siánn-mih khuán?</text:p>
        <text:p text:style-name="P1"/>
        <text:p text:style-name="P1">有欲去無？</text:p>
        <text:p text:style-name="P1">Ū beh khì --bô?</text:p>
        <text:p text:style-name="P1"/>
        <text:p text:style-name="P1">好，</text:p>
        <text:p text:style-name="P1">Hó, </text:p>
        <text:p text:style-name="P1"/>
        <text:p text:style-name="P1">轉來我才考慮看覓咧。</text:p>
        <text:p text:style-name="P1">tńg--lâi guá tsiah khó-lū khuànn-māi --leh.</text:p>
        <text:p text:style-name="P1"/>
        <text:p text:style-name="P1">二兄，</text:p>
        <text:p text:style-name="P1">Jī-hiann, </text:p>
        <text:p text:style-name="P1"/>
        <text:p text:style-name="P1">已經遮爾暗矣，</text:p>
        <text:p text:style-name="P1">í-king tsiah-nī àm --ah, </text:p>
        <text:p text:style-name="P1"/>
        <text:p text:style-name="P1">咱轉來去。</text:p>
        <text:p text:style-name="P1">lán tńg--lâi-khì.</text:p>
        <text:p text:style-name="P1"/>
        <text:p text:style-name="P1">好，</text:p>
        <text:p text:style-name="P1">Hó, </text:p>
        <text:p text:style-name="P1"/>
        <text:p text:style-name="P1">再會。</text:p>
        <text:p text:style-name="P1">tsài-huē.</text:p>
        <text:p text:style-name="P1"/>
        <text:p text:style-name="P1">劉媽，</text:p>
        <text:p text:style-name="P1">Lâu má, </text:p>
        <text:p text:style-name="P1"/>
        <text:p text:style-name="P1">送客。</text:p>
        <text:p text:style-name="P1">sàng kheh.</text:p>
        <text:p text:style-name="P1"/>
        <text:p text:style-name="P1">老師你若有意想欲佮我結婚，</text:p>
        <text:p text:style-name="P1">Lāu-su lí nā iú-ì siūnn-beh kah guá kiat-hun,</text:p>
        <text:p text:style-name="P1"/>
        <text:p text:style-name="P1">⿰下昏暗十點猶閣會赴。</text:p>
        <text:p text:style-name="P1">i̋ng-àm tsa̍p tiám iáu-koh ē-hù.</text:p>
        <text:p text:style-name="P1"/>
        <text:p text:style-name="P1">多謝你的誠意，</text:p>
        <text:p text:style-name="P1">To-siā lí ê sîng-ì, </text:p>
        <text:p text:style-name="P1"/>
        <text:p text:style-name="P1">予我想看覓咧，</text:p>
        <text:p text:style-name="P1">hōo guá siūnn khuànn-māi --eh, </text:p>
        <text:p text:style-name="P1"/>
        <text:p text:style-name="P1">好毋？</text:p>
        <text:p text:style-name="P1">hó --m̄ ?</text:p>
        <text:p text:style-name="P1"/>
        <text:p text:style-name="P1">我雖然袂當來，</text:p>
        <text:p text:style-name="P1">Guá sui-jiân bē-tàng lâi, </text:p>
        <text:p text:style-name="P1"/>
        <text:p text:style-name="P1">但是我小妹一定會來啉兩人份的喜酒。</text:p>
        <text:p text:style-name="P1">tān-sī guá sió-bē it-tīng ē lâi lim nn̄g lâng hūn ê hí-tsiú.</text:p>
        <text:p text:style-name="P1"/>
        <text:p text:style-name="P1">啊，</text:p>
        <text:p text:style-name="P1">Ah, </text:p>
        <text:p text:style-name="P1"/>
        <text:p text:style-name="P1">阿童仔，</text:p>
        <text:p text:style-name="P1">A-tông--á, </text:p>
        <text:p text:style-name="P1"/>
        <text:p text:style-name="P1">阮欲轉來去矣。</text:p>
        <text:p text:style-name="P1">gún beh tńg--lâi-khì --ah.</text:p>
        <text:p text:style-name="P1"/>
        <text:p text:style-name="P1">啊當閣坐，</text:p>
        <text:p text:style-name="P1">Ah tng koh tsē, </text:p>
        <text:p text:style-name="P1"/>
        <text:p text:style-name="P1">明仔載少爺佮小姐就來啉喜酒呢。</text:p>
        <text:p text:style-name="P1">bîn-á-tsài siàu-iâ kah sió-tsiá tō lâi lim hí-tsiú --neh.</text:p>
        <text:p text:style-name="P1"/>
        <text:p text:style-name="P1"><text:soft-page-break/>好。</text:p>
        <text:p text:style-name="P1">Hó.</text:p>
        <text:p text:style-name="P1"/>
        <text:p text:style-name="P1">好、</text:p>
        <text:p text:style-name="P1">Hó, </text:p>
        <text:p text:style-name="P1"/>
        <text:p text:style-name="P1">好。</text:p>
        <text:p text:style-name="P1">hó.</text:p>
        <text:p text:style-name="P1"/>
        <text:p text:style-name="P1">啊，</text:p>
        <text:p text:style-name="P1">Ah, </text:p>
        <text:p text:style-name="P1"/>
        <text:p text:style-name="P1">高小姐，</text:p>
        <text:p text:style-name="P1">Ko sió-tsiá, </text:p>
        <text:p text:style-name="P1"/>
        <text:p text:style-name="P1">你閣來矣。</text:p>
        <text:p text:style-name="P1">lí koh lâi --ah. </text:p>
        <text:p text:style-name="P1"/>
        <text:p text:style-name="P1">呃？</text:p>
        <text:p text:style-name="P1">Eh? </text:p>
        <text:p text:style-name="P1"/>
        <text:p text:style-name="P1">攑手電？</text:p>
        <text:p text:style-name="P1">Gia̍h tshiú-tiān?</text:p>
        <text:p text:style-name="P1"/>
        <text:p text:style-name="P1">呃，</text:p>
        <text:p text:style-name="P1">Eh, </text:p>
        <text:p text:style-name="P1"/>
        <text:p text:style-name="P1">外口真暗，</text:p>
        <text:p text:style-name="P1">guā-kháu tsin àm, </text:p>
        <text:p text:style-name="P1"/>
        <text:p text:style-name="P1">我拄才送阮二兄去車頭，</text:p>
        <text:p text:style-name="P1">guá tú-tsiah sàng gún jī-hiann khì tshia-thâu, </text:p>
        <text:p text:style-name="P1"/>
        <text:p text:style-name="P1">倒轉去厝裡感覺真稀微，</text:p>
        <text:p text:style-name="P1">tò-tńg-khì tshù--e kám-kak tsin hi-bî, </text:p>
        <text:p text:style-name="P1"/>
        <text:p text:style-name="P1">我想講⿰下昏暗欲來佮你做伴，</text:p>
        <text:p text:style-name="P1">guá siūnn-kóng i̋ng-àm beh lâi kah lí tsuè-phuānn, </text:p>
        <text:p text:style-name="P1"/>
        <text:p text:style-name="P1">也通好替你準備明仔載的婚禮。</text:p>
        <text:p text:style-name="P1">iā thang hó thè lí tsún-pī bîn-á-tsài ê hun-lé.</text:p>
        <text:p text:style-name="P1"/>
        <text:p text:style-name="P1">真多謝，</text:p>
        <text:p text:style-name="P1">Tsin to-siā, </text:p>
        <text:p text:style-name="P1"/>
        <text:p text:style-name="P1">王先生出去，</text:p>
        <text:p text:style-name="P1">Ông --sian-sinn tshut-khì, </text:p>
        <text:p text:style-name="P1"/>
        <text:p text:style-name="P1">淑媛佇咧睏，</text:p>
        <text:p text:style-name="P1">Siok-luán tī-leh khùn, </text:p>
        <text:p text:style-name="P1"/>
        <text:p text:style-name="P1">你來佮我做伴上蓋好。</text:p>
        <text:p text:style-name="P1">lí lâi kah guá tsò-phuānn siōng-kài hó. </text:p>
        <text:p text:style-name="P1"/>
        <text:p text:style-name="P1">遐坐。</text:p>
        <text:p text:style-name="P1">Hia tsē.</text:p>
        <text:p text:style-name="P1"/>
        <text:p text:style-name="P1">啊有影，</text:p>
        <text:p text:style-name="P1">Ah ū-iánn, </text:p>
        <text:p text:style-name="P1"/>
        <text:p text:style-name="P1">你⿰昨昏有共我講這間厝有一个祕密室，</text:p>
        <text:p text:style-name="P1">lí tsa̋ng ū kā guá kóng tsit king tshù ū tsi̍t ê pì-bi̍t-sik, </text:p>
        <text:p text:style-name="P1"/>
        <text:p text:style-name="P1">我已經調查出來矣。</text:p>
        <text:p text:style-name="P1">guá í-king tiâu-tsa tshut-lâi --ah.</text:p>
        <text:p text:style-name="P1"/>
        <text:p text:style-name="P1">喔，</text:p>
        <text:p text:style-name="P1">Ooh, </text:p>
        <text:p text:style-name="P1"/>
        <text:p text:style-name="P1">按呢詹老師所講的，</text:p>
        <text:p text:style-name="P1">án-ne Tsiam lāu-su sóo <text:soft-page-break/>kóng --ê, </text:p>
        <text:p text:style-name="P1"/>
        <text:p text:style-name="P1">毋就有影。</text:p>
        <text:p text:style-name="P1">m̄ tō ū-iánn.</text:p>
        <text:p text:style-name="P1"/>
        <text:p text:style-name="P1">Mh。</text:p>
        <text:p text:style-name="P1">Mh.</text:p>
        <text:p text:style-name="P1"/>
        <text:p text:style-name="P1">啊，</text:p>
        <text:p text:style-name="P1">Ah, </text:p>
        <text:p text:style-name="P1"/>
        <text:p text:style-name="P1">等我新婚旅行若轉來，</text:p>
        <text:p text:style-name="P1">aán guá sin-hun lú-hîng nā tńg--lâi, </text:p>
        <text:p text:style-name="P1"/>
        <text:p text:style-name="P1">才招伊鬥陣⿰來去看。</text:p>
        <text:p text:style-name="P1">tsiah tsio i tàu-tīn la̋i khuànn.</text:p>
        <text:p text:style-name="P1"/>
        <text:p text:style-name="P1">毋好啦，</text:p>
        <text:p text:style-name="P1">M̄ hó --lah, </text:p>
        <text:p text:style-name="P1"/>
        <text:p text:style-name="P1">旅行就遐爾久，</text:p>
        <text:p text:style-name="P1">lú-hîng tō hiah-nī kú, </text:p>
        <text:p text:style-name="P1"/>
        <text:p text:style-name="P1">彼間祕密室一定有寶物佇咧，</text:p>
        <text:p text:style-name="P1">hit king pì-bi̍t-sik it-tīng ū pó-bu̍t tī--leh, </text:p>
        <text:p text:style-name="P1"/>
        <text:p text:style-name="P1">若是予人知影就毋好，</text:p>
        <text:p text:style-name="P1">nā-sī hōo lâng tsai-iánn tiō m̄ hó, </text:p>
        <text:p text:style-name="P1"/>
        <text:p text:style-name="P1">你明仔載欲結婚矣，</text:p>
        <text:p text:style-name="P1">lí bîn-á-tsài beh kiat-hun --ah, </text:p>
        <text:p text:style-name="P1"/>
        <text:p text:style-name="P1">上好⿰下昏暗來去看覓咧，</text:p>
        <text:p text:style-name="P1">siōng hó i̋ng-àm lâi-khì khuànn-māi --leh, </text:p>
        <text:p text:style-name="P1"/>
        <text:p text:style-name="P1">萬一若有寶物的物件，</text:p>
        <text:p text:style-name="P1">bān-it nā ū pó-bu̍t ê mi̍h-kiānn, </text:p>
        <text:p text:style-name="P1"/>
        <text:p text:style-name="P1">這是你送予阮表兄最好的嫁粧嘛。</text:p>
        <text:p text:style-name="P1">tse sī lí sàng hōo gún piáu-hiann tsuè hó ê kè-tsng --mah.</text:p>
        <text:p text:style-name="P1"/>
        <text:p text:style-name="P1">Mh，</text:p>
        <text:p text:style-name="P1">Mh, </text:p>
        <text:p text:style-name="P1"/>
        <text:p text:style-name="P1">好，</text:p>
        <text:p text:style-name="P1">hó, </text:p>
        <text:p text:style-name="P1"/>
        <text:p text:style-name="P1">咱來去。</text:p>
        <text:p text:style-name="P1">lán lâi-khì. </text:p>
        <text:p text:style-name="P1"/>
        <text:p text:style-name="P1">遐爾暗。</text:p>
        <text:p text:style-name="P1">Hiah-nī àm.</text:p>
        <text:p text:style-name="P1"/>
        <text:p text:style-name="P1">緊行啦。</text:p>
        <text:p text:style-name="P1">Kín kiânn --lah. </text:p>
        <text:p text:style-name="P1"/>
        <text:p text:style-name="P1">佇遮，</text:p>
        <text:p text:style-name="P1">Tī tsia, </text:p>
        <text:p text:style-name="P1"/>
        <text:p text:style-name="P1">你提咧。</text:p>
        <text:p text:style-name="P1">lí the̍h --leh. </text:p>
        <text:p text:style-name="P1"/>
        <text:p text:style-name="P1">啊！</text:p>
        <text:p text:style-name="P1">Ah! </text:p>
        <text:p text:style-name="P1"/>
        <text:p text:style-name="P1">奇怪。</text:p>
        <text:p text:style-name="P1">Kî-kuài.</text:p>
        <text:p text:style-name="P1"/>
        <text:p text:style-name="P1">我無共你講，</text:p>
        <text:p text:style-name="P1">Guá bô kā lí kóng, </text:p>
        <text:p text:style-name="P1"/>
        <text:p text:style-name="P1"><text:soft-page-break/>咱緊入來去，</text:p>
        <text:p text:style-name="P1">lán kín ji̍p-lâi-khì, </text:p>
        <text:p text:style-name="P1"/>
        <text:p text:style-name="P1">緊入來去，</text:p>
        <text:p text:style-name="P1">kín ji̍p-lâi-khì, </text:p>
        <text:p text:style-name="P1"/>
        <text:p text:style-name="P1">小等咧人來矣。</text:p>
        <text:p text:style-name="P1">sió-tán --eh lâng lâi --ah.</text:p>
        <text:p text:style-name="P1"/>
        <text:p text:style-name="P1">啥物人？</text:p>
        <text:p text:style-name="P1">Siánn-mih lâng?</text:p>
        <text:p text:style-name="P1"/>
        <text:p text:style-name="P1">啥物人？</text:p>
        <text:p text:style-name="P1">Siánn-mih lâng?</text:p>
        <text:p text:style-name="P1"/>
        <text:p text:style-name="P1">噓！</text:p>
        <text:p text:style-name="P1">Si!</text:p>
        <text:p text:style-name="P1"/>
        <text:p text:style-name="P1">啥物人？</text:p>
        <text:p text:style-name="P1">Siánn-mih lâng?</text:p>
        <text:p text:style-name="P1"/>
        <text:p text:style-name="P1">你小等一下，</text:p>
        <text:p text:style-name="P1">Lí sió tán --tsi̍t-ē, </text:p>
        <text:p text:style-name="P1"/>
        <text:p text:style-name="P1">我出來看覓咧。</text:p>
        <text:p text:style-name="P1">guá tshut-lâi khuànn-māi --eh.</text:p>
        <text:p text:style-name="P1"/>
        <text:p text:style-name="P1">唅？ </text:p>
        <text:p text:style-name="P1">Hannh? </text:p>
        <text:p text:style-name="P1"/>
        <text:p text:style-name="P1">你毋通走。</text:p>
        <text:p text:style-name="P1">Lí m̄-thang tsáu.</text:p>
        <text:p text:style-name="P1"/>
        <text:p text:style-name="P1">喔。</text:p>
        <text:p text:style-name="P1">Ooh.</text:p>
        <text:p text:style-name="P1"/>
        <text:p text:style-name="P1">啊，</text:p>
        <text:p text:style-name="P1">Ah, </text:p>
        <text:p text:style-name="P1"/>
        <text:p text:style-name="P1">鳳嬌，</text:p>
        <text:p text:style-name="P1">Hōng-kiau, </text:p>
        <text:p text:style-name="P1"/>
        <text:p text:style-name="P1">開門喔，</text:p>
        <text:p text:style-name="P1">khui-mn̂g --ooh, </text:p>
        <text:p text:style-name="P1"/>
        <text:p text:style-name="P1">鳳嬌、</text:p>
        <text:p text:style-name="P1">Hōng-kiau, </text:p>
        <text:p text:style-name="P1"/>
        <text:p text:style-name="P1">鳳嬌。</text:p>
        <text:p text:style-name="P1">Hōng-kiau.</text:p>
        <text:p text:style-name="P1"/>
        <text:p text:style-name="P1">老師、</text:p>
        <text:p text:style-name="P1">Lāu-su, </text:p>
        <text:p text:style-name="P1"/>
        <text:p text:style-name="P1">老師、</text:p>
        <text:p text:style-name="P1">lāu-su, </text:p>
        <text:p text:style-name="P1"/>
        <text:p text:style-name="P1">老師、</text:p>
        <text:p text:style-name="P1">lāu-su, </text:p>
        <text:p text:style-name="P1"/>
        <text:p text:style-name="P1">老師！</text:p>
        <text:p text:style-name="P1">lāu-su!</text:p>
        <text:p text:style-name="P1"/>
        <text:p text:style-name="P1">瑞美、</text:p>
        <text:p text:style-name="P1">Suī-bí, </text:p>
        <text:p text:style-name="P1"/>
        <text:p text:style-name="P1">瑞美？</text:p>
        <text:p text:style-name="P1">Suī-bí?</text:p>
        <text:p text:style-name="P1"/>
        <text:p text:style-name="P1">鳳嬌，</text:p>
        <text:p text:style-name="P1">Hōng-kiau, </text:p>
        <text:p text:style-name="P1"/>
        <text:p text:style-name="P1">我佮你無冤無仇，</text:p>
        <text:p text:style-name="P1">guá kah lí bô-uan-bô-siû, </text:p>
        <text:p text:style-name="P1"/>
        <text:p text:style-name="P1">你遮爾惡毒欲來害死我，</text:p>
        <text:p text:style-name="P1">lí tsiah-nī ok-to̍k beh lâi hāi-sí --guá, </text:p>
        <text:p text:style-name="P1"><text:soft-page-break/></text:p>
        <text:p text:style-name="P1">為怎樣欲來害死我？</text:p>
        <text:p text:style-name="P1">uī-tsánn-iūnn beh lâi hāi-sí --guá? </text:p>
        <text:p text:style-name="P1"/>
        <text:p text:style-name="P1">啥物人？</text:p>
        <text:p text:style-name="P1">Siánn-mih lâng? </text:p>
        <text:p text:style-name="P1"/>
        <text:p text:style-name="P1">啊！</text:p>
        <text:p text:style-name="P1">Ah! </text:p>
        <text:p text:style-name="P1"/>
        <text:p text:style-name="P1">淑媛、</text:p>
        <text:p text:style-name="P1">Siok-luán, </text:p>
        <text:p text:style-name="P1"/>
        <text:p text:style-name="P1">淑媛，</text:p>
        <text:p text:style-name="P1">Siok-luán, </text:p>
        <text:p text:style-name="P1"/>
        <text:p text:style-name="P1">起來！</text:p>
        <text:p text:style-name="P1">khí--lâi ! </text:p>
        <text:p text:style-name="P1"/>
        <text:p text:style-name="P1">淑媛、</text:p>
        <text:p text:style-name="P1">Siok-luán, </text:p>
        <text:p text:style-name="P1"/>
        <text:p text:style-name="P1">淑媛、</text:p>
        <text:p text:style-name="P1">Siok-luán,</text:p>
        <text:p text:style-name="P1"/>
        <text:p text:style-name="P1">淑媛、</text:p>
        <text:p text:style-name="P1">Siok-luán, </text:p>
        <text:p text:style-name="P1"/>
        <text:p text:style-name="P1">淑媛，</text:p>
        <text:p text:style-name="P1">Siok-luán, </text:p>
        <text:p text:style-name="P1"/>
        <text:p text:style-name="P1">起來！</text:p>
        <text:p text:style-name="P1">khí--lâi!</text:p>
        <text:p text:style-name="P1"/>
        <text:p text:style-name="P1">爸爸？</text:p>
        <text:p text:style-name="P1">Pa--pah?</text:p>
        <text:p text:style-name="P1"/>
        <text:p text:style-name="P1">淑媛、</text:p>
        <text:p text:style-name="P1">Siok-luán,</text:p>
        <text:p text:style-name="P1"/>
        <text:p text:style-name="P1">淑媛！</text:p>
        <text:p text:style-name="P1">Siok-luán! </text:p>
        <text:p text:style-name="P1"/>
        <text:p text:style-name="P1">你有聽見老師講欲出去⿰佗位無？</text:p>
        <text:p text:style-name="P1">Lí ū thiann-kìnn lāu-su kóng beh tshut-khì tueh --bô?</text:p>
        <text:p text:style-name="P1"/>
        <text:p text:style-name="P1">無！</text:p>
        <text:p text:style-name="P1">Bô!</text:p>
        <text:p text:style-name="P1"/>
        <text:p text:style-name="P1">奇怪，</text:p>
        <text:p text:style-name="P1">Kî-kuài, </text:p>
        <text:p text:style-name="P1"/>
        <text:p text:style-name="P1">敢會鳳嬌招伊出去？</text:p>
        <text:p text:style-name="P1">kám ē Hōng-kiau tsio i tshut-khì?</text:p>
        <text:p text:style-name="P1"/>
        <text:p text:style-name="P1">in兩个轉去也無閣來矣呢。</text:p>
        <text:p text:style-name="P1">In nn̄g ê tńg--khì ā bô koh lâi --ah --neh.</text:p>
        <text:p text:style-name="P1"/>
        <text:p text:style-name="P1">是啊，</text:p>
        <text:p text:style-name="P1">Sī --ah, </text:p>
        <text:p text:style-name="P1"/>
        <text:p text:style-name="P1">我嘛有看見。</text:p>
        <text:p text:style-name="P1">guá mā ū khuànn--e.</text:p>
        <text:p text:style-name="P1"/>
        <text:p text:style-name="P1">緊揣看覓。</text:p>
        <text:p text:style-name="P1">Kín tshuē khuànn-māi.</text:p>
        <text:p text:style-name="P1"/>
        <text:p text:style-name="P1">緊咧。</text:p>
        <text:p text:style-name="P1">Kín --leh.</text:p>
        <text:p text:style-name="P1"/>
        <text:p text:style-name="P1">老師、</text:p>
        <text:p text:style-name="P1">Lāu-su, </text:p>
        <text:p text:style-name="P1"/>
        <text:p text:style-name="P1">白老師、</text:p>
        <text:p text:style-name="P1">Pe̍h lāu-su, </text:p>
        <text:p text:style-name="P1"><text:soft-page-break/></text:p>
        <text:p text:style-name="P1">老師、</text:p>
        <text:p text:style-name="P1">lāu-su, </text:p>
        <text:p text:style-name="P1"/>
        <text:p text:style-name="P1">白老師、</text:p>
        <text:p text:style-name="P1">Pe̍h lāu-su, </text:p>
        <text:p text:style-name="P1"/>
        <text:p text:style-name="P1">白老師！</text:p>
        <text:p text:style-name="P1">Pe̍h lāu-su!</text:p>
        <text:p text:style-name="P1"/>
        <text:p text:style-name="P1">媽媽！</text:p>
        <text:p text:style-name="P1">Má-mah!</text:p>
        <text:p text:style-name="P1"/>
        <text:p text:style-name="P1">瑞美！</text:p>
        <text:p text:style-name="P1">Suī-bí!</text:p>
        <text:p text:style-name="P1"/>
        <text:p text:style-name="P1">媽媽！</text:p>
        <text:p text:style-name="P1">Má-mah!</text:p>
        <text:p text:style-name="P1"/>
        <text:p text:style-name="P1">阿蘭，</text:p>
        <text:p text:style-name="P1">A-lân, </text:p>
        <text:p text:style-name="P1"/>
        <text:p text:style-name="P1">你踮咧遮創啥？</text:p>
        <text:p text:style-name="P1">lí tiàm leh tsia tshòng siánn?</text:p>
        <text:p text:style-name="P1"/>
        <text:p text:style-name="P1">遐遐遐。</text:p>
        <text:p text:style-name="P1">Hia hia hia.</text:p>
        <text:p text:style-name="P1"/>
        <text:p text:style-name="P1">阿蘭，</text:p>
        <text:p text:style-name="P1">A-lân, </text:p>
        <text:p text:style-name="P1"/>
        <text:p text:style-name="P1">你咧創啥貨？</text:p>
        <text:p text:style-name="P1">lí teh tshòng sánn-hè?</text:p>
        <text:p text:style-name="P1"/>
        <text:p text:style-name="P1">老師佇咧內面。</text:p>
        <text:p text:style-name="P1">Lāu-su tī-lih lāi-bīn.</text:p>
        <text:p text:style-name="P1"/>
        <text:p text:style-name="P1">唅？</text:p>
        <text:p text:style-name="P1">Hannh? </text:p>
        <text:p text:style-name="P1"/>
        <text:p text:style-name="P1">誠實的？</text:p>
        <text:p text:style-name="P1">Tsiânn-si̍t --ê?</text:p>
        <text:p text:style-name="P1"/>
        <text:p text:style-name="P1">鳳嬌𤆬老師入來，</text:p>
        <text:p text:style-name="P1">Hōng-kiau tshuā lāu-su ji̍p--lâi, </text:p>
        <text:p text:style-name="P1"/>
        <text:p text:style-name="P1">伊轉去矣。</text:p>
        <text:p text:style-name="P1">i tńg--khì --ah.</text:p>
        <text:p text:style-name="P1"/>
        <text:p text:style-name="P1">啊？</text:p>
        <text:p text:style-name="P1">Ah? </text:p>
        <text:p text:style-name="P1"/>
        <text:p text:style-name="P1">佇佗位內面啦？</text:p>
        <text:p text:style-name="P1">Tī tó-uī lāi-bīn --lah?</text:p>
        <text:p text:style-name="P1"/>
        <text:p text:style-name="P1">伊一直欲搝彼支爐。</text:p>
        <text:p text:style-name="P1">I it-ti̍t beh giú hit ki lôo.</text:p>
        <text:p text:style-name="P1"/>
        <text:p text:style-name="P1">啊，</text:p>
        <text:p text:style-name="P1">Ah, </text:p>
        <text:p text:style-name="P1"/>
        <text:p text:style-name="P1">開矣！</text:p>
        <text:p text:style-name="P1">khui --ah!</text:p>
        <text:p text:style-name="P1"/>
        <text:p text:style-name="P1">遐哪有路？</text:p>
        <text:p text:style-name="P1">Hia ná ū lōo? </text:p>
        <text:p text:style-name="P1"/>
        <text:p text:style-name="P1">遐哪有路？</text:p>
        <text:p text:style-name="P1">Hia ná ū lōo?</text:p>
        <text:p text:style-name="P1"/>
        <text:p text:style-name="P1">瑞美！</text:p>
        <text:p text:style-name="P1">Suī-bí!</text:p>
        <text:p text:style-name="P1"/>
        <text:p text:style-name="P1">白老師！</text:p>
        <text:p text:style-name="P1">Pe̍h lāu-su!</text:p>
        <text:p text:style-name="P1"/>
        <text:p text:style-name="P1">白老師啊！</text:p>
        <text:p text:style-name="P1"><text:soft-page-break/>Pe̍h lāu-su --ah!</text:p>
        <text:p text:style-name="P1"/>
        <text:p text:style-name="P1">媽媽！</text:p>
        <text:p text:style-name="P1">Má-mah!</text:p>
        <text:p text:style-name="P1"/>
        <text:p text:style-name="P1">老師！</text:p>
        <text:p text:style-name="P1">Lāu-su!</text:p>
        <text:p text:style-name="P1"/>
        <text:p text:style-name="P1">瑞美、</text:p>
        <text:p text:style-name="P1">Suī-bí, </text:p>
        <text:p text:style-name="P1"/>
        <text:p text:style-name="P1">瑞美！</text:p>
        <text:p text:style-name="P1">Suī-bí!</text:p>
        <text:p text:style-name="P1"/>
        <text:p text:style-name="P1">媽媽！</text:p>
        <text:p text:style-name="P1">Má-mah!</text:p>
        <text:p text:style-name="P1"/>
        <text:p text:style-name="P1">瑞美、</text:p>
        <text:p text:style-name="P1">Suī-bí, </text:p>
        <text:p text:style-name="P1"/>
        <text:p text:style-name="P1">瑞美，</text:p>
        <text:p text:style-name="P1">Suī-bí, </text:p>
        <text:p text:style-name="P1"/>
        <text:p text:style-name="P1">我義明啦！</text:p>
        <text:p text:style-name="P1">guá Gī-bîng --lah! </text:p>
        <text:p text:style-name="P1"/>
        <text:p text:style-name="P1">瑞美、</text:p>
        <text:p text:style-name="P1">Suī-bí, </text:p>
        <text:p text:style-name="P1"/>
        <text:p text:style-name="P1">瑞美！</text:p>
        <text:p text:style-name="P1">Suī-bí!</text:p>
        <text:p text:style-name="P1"/>
        <text:p text:style-name="P1">媽媽，</text:p>
        <text:p text:style-name="P1">Má-mah, </text:p>
        <text:p text:style-name="P1"/>
        <text:p text:style-name="P1">我啦，</text:p>
        <text:p text:style-name="P1">guá --lah, </text:p>
        <text:p text:style-name="P1"/>
        <text:p text:style-name="P1">淑媛啦！</text:p>
        <text:p text:style-name="P1">Siok-luán --lah! </text:p>
        <text:p text:style-name="P1"/>
        <text:p text:style-name="P1">媽媽！</text:p>
        <text:p text:style-name="P1">Má-mah!</text:p>
        <text:p text:style-name="P1"/>
        <text:p text:style-name="P1">老師、</text:p>
        <text:p text:style-name="P1">Lāu-su, </text:p>
        <text:p text:style-name="P1"/>
        <text:p text:style-name="P1">老師！</text:p>
        <text:p text:style-name="P1">lāu-su!</text:p>
        <text:p text:style-name="P1"/>
        <text:p text:style-name="P1">我義明啦，</text:p>
        <text:p text:style-name="P1">Guá Gī-bîng --lah, </text:p>
        <text:p text:style-name="P1"/>
        <text:p text:style-name="P1">瑞美、</text:p>
        <text:p text:style-name="P1">Suī-bí, </text:p>
        <text:p text:style-name="P1"/>
        <text:p text:style-name="P1">瑞美啊！ </text:p>
        <text:p text:style-name="P1">Suī-bí --ah!</text:p>
        <text:p text:style-name="P1"/>
        <text:p text:style-name="P1">瑞美、</text:p>
        <text:p text:style-name="P1">Suī-bí, </text:p>
        <text:p text:style-name="P1"/>
        <text:p text:style-name="P1">瑞美！</text:p>
        <text:p text:style-name="P1">Suī-bí!</text:p>
        <text:p text:style-name="P1"/>
        <text:p text:style-name="P1">白老師啊！</text:p>
        <text:p text:style-name="P1">Pe̍h lāu-su --ah!</text:p>
        <text:p text:style-name="P1"/>
        <text:p text:style-name="P1">媽媽！</text:p>
        <text:p text:style-name="P1">Má-mah!</text:p>
        <text:p text:style-name="P1"/>
        <text:p text:style-name="P1">老師！</text:p>
        <text:p text:style-name="P1">Lāu-su!</text:p>
        <text:p text:style-name="P1"/>
        <text:p text:style-name="P1">老師。</text:p>
        <text:p text:style-name="P1">Lāu-su.</text:p>
        <text:p text:style-name="P1"/>
        <text:p text:style-name="P1">義明，</text:p>
        <text:p text:style-name="P1">Gī-bîng, </text:p>
        <text:p text:style-name="P1"/>
        <text:p text:style-name="P1"><text:soft-page-break/>淑媛。</text:p>
        <text:p text:style-name="P1">Siok-luán.</text:p>
        <text:p text:style-name="P1"/>
        <text:p text:style-name="P1">媽媽！</text:p>
        <text:p text:style-name="P1">Má-mah!</text:p>
        <text:p text:style-name="P1"/>
        <text:p text:style-name="P1">阿蘭。</text:p>
        <text:p text:style-name="P1">A-lân.</text:p>
        <text:p text:style-name="P1"/>
        <text:p text:style-name="P1">老師。</text:p>
        <text:p text:style-name="P1">Lāu-su.</text:p>
        <text:p text:style-name="P1"/>
        <text:p text:style-name="P1">呃，</text:p>
        <text:p text:style-name="P1">Eh, </text:p>
        <text:p text:style-name="P1"/>
        <text:p text:style-name="P1">我來去叫醫生佮警察。</text:p>
        <text:p text:style-name="P1">guá lâi-khì kiò i-sing kah kíng-tshat.</text:p>
        <text:p text:style-name="P1"/>
        <text:p text:style-name="P1">Mh。</text:p>
        <text:p text:style-name="P1">Mh.</text:p>
        <text:p text:style-name="P1"/>
        <text:p text:style-name="P1">緊去。</text:p>
        <text:p text:style-name="P1">Kín khì.</text:p>
        <text:p text:style-name="P1"/>
        <text:p text:style-name="P1">是鳳嬌害你的是毋？</text:p>
        <text:p text:style-name="P1">Sī Hōng-kiau hāi --lí --ê sī --m̄?</text:p>
        <text:p text:style-name="P1"/>
        <text:p text:style-name="P1">是，</text:p>
        <text:p text:style-name="P1">Sī,</text:p>
        <text:p text:style-name="P1"/>
        <text:p text:style-name="P1">是，</text:p>
        <text:p text:style-name="P1">sī, </text:p>
        <text:p text:style-name="P1"/>
        <text:p text:style-name="P1">不但想欲害死我，</text:p>
        <text:p text:style-name="P1">put-tān siūnn-beh hāi--sí --guá, </text:p>
        <text:p text:style-name="P1"/>
        <text:p text:style-name="P1">連阮大姊嘛害死，</text:p>
        <text:p text:style-name="P1">liân gún tuā-tsí mā hāi--sí, </text:p>
        <text:p text:style-name="P1"/>
        <text:p text:style-name="P1">佇遐。</text:p>
        <text:p text:style-name="P1">tī hia.</text:p>
        <text:p text:style-name="P1"/>
        <text:p text:style-name="P1">唅？</text:p>
        <text:p text:style-name="P1">Hannh?</text:p>
        <text:p text:style-name="P1"/>
        <text:p text:style-name="P1">啥物？</text:p>
        <text:p text:style-name="P1">Siánn-mih? </text:p>
        <text:p text:style-name="P1"/>
        <text:p text:style-name="P1">恁大姊？</text:p>
        <text:p text:style-name="P1">Lín tuā-tsí?</text:p>
        <text:p text:style-name="P1"/>
        <text:p text:style-name="P1">是，</text:p>
        <text:p text:style-name="P1">Sī, </text:p>
        <text:p text:style-name="P1"/>
        <text:p text:style-name="P1">無毋著，</text:p>
        <text:p text:style-name="P1">bô m̄-tio̍h, </text:p>
        <text:p text:style-name="P1"/>
        <text:p text:style-name="P1">瑞雲是我的大姊，</text:p>
        <text:p text:style-name="P1">Suī-hûn sī guá ê tuā-tsí, </text:p>
        <text:p text:style-name="P1"/>
        <text:p text:style-name="P1">我是專工欲來調查伊的死因。</text:p>
        <text:p text:style-name="P1">guá sī tsuan-kang beh lâi tiâu-tsa i ê sí-in.</text:p>
        <text:p text:style-name="P1"/>
        <text:p text:style-name="P1">瑞雲，</text:p>
        <text:p text:style-name="P1">Suī-hûn, </text:p>
        <text:p text:style-name="P1"/>
        <text:p text:style-name="P1">我冤枉你矣，</text:p>
        <text:p text:style-name="P1">guá uan-óng --lí --ah, </text:p>
        <text:p text:style-name="P1"/>
        <text:p text:style-name="P1">對不住。</text:p>
        <text:p text:style-name="P1">tuì-put-tsū.</text:p>
        <text:p text:style-name="P1"/>
        <text:p text:style-name="P1">嘿嘿，</text:p>
        <text:p text:style-name="P1">Heh heh, </text:p>
        <text:p text:style-name="P1"/>
        <text:p text:style-name="P1"><text:soft-page-break/>你看，</text:p>
        <text:p text:style-name="P1">lí khuànn, </text:p>
        <text:p text:style-name="P1"/>
        <text:p text:style-name="P1">壁遐哪有字？</text:p>
        <text:p text:style-name="P1">piah hia ná ū jī?</text:p>
        <text:p text:style-name="P1"/>
        <text:p text:style-name="P1">唅？</text:p>
        <text:p text:style-name="P1">Hannh?</text:p>
        <text:p text:style-name="P1"/>
        <text:p text:style-name="P1">佇遐啦，</text:p>
        <text:p text:style-name="P1">Tī hia --lah, </text:p>
        <text:p text:style-name="P1"/>
        <text:p text:style-name="P1">佇彼爿。</text:p>
        <text:p text:style-name="P1">tī hit pîng.</text:p>
        <text:p text:style-name="P1"/>
        <text:p text:style-name="P1">啥字？</text:p>
        <text:p text:style-name="P1">Siánn jī?</text:p>
        <text:p text:style-name="P1"/>
        <text:p text:style-name="P1">鳳嬌是一个狼毒的女人，</text:p>
        <text:p text:style-name="P1">Hōng kiau sī tsi̍t ê lông-to̍k ê lú-jîn,</text:p>
        <text:p text:style-name="P1"/>
        <text:p text:style-name="P1">我被伊騙來這間地下室，</text:p>
        <text:p text:style-name="P1">guá pī i phiàn lâi tsit king tē-hā-sik, </text:p>
        <text:p text:style-name="P1"/>
        <text:p text:style-name="P1">四月三十日下晡五點四十分，</text:p>
        <text:p text:style-name="P1">sì-gue̍h sann-tsa̍p ji̍t e-poo gōo tiám sì-tsa̍p hun, </text:p>
        <text:p text:style-name="P1"/>
        <text:p text:style-name="P1">瑞雲留。</text:p>
        <text:p text:style-name="P1">Suī-hûn lâu.</text:p>
        <text:p text:style-name="P1"/>
        <text:p text:style-name="P1">好，</text:p>
        <text:p text:style-name="P1">Hó, </text:p>
        <text:p text:style-name="P1"/>
        <text:p text:style-name="P1">明仔載我有拍算佇咧。</text:p>
        <text:p text:style-name="P1">bîn-á-tsài guá ū phah-sǹg tī--leh.</text:p>
        <text:p text:style-name="P1"/>
        <text:p text:style-name="P1">好，</text:p>
        <text:p text:style-name="P1">Hó, </text:p>
        <text:p text:style-name="P1"/>
        <text:p text:style-name="P1">請請請，</text:p>
        <text:p text:style-name="P1">tshiánn tshiánn tshiánn, </text:p>
        <text:p text:style-name="P1"/>
        <text:p text:style-name="P1">內面坐啦。</text:p>
        <text:p text:style-name="P1">lāi-bīn tsē --lah. </text:p>
        <text:p text:style-name="P1"/>
        <text:p text:style-name="P1">逐家𤆬𤆬咧去內面坐。</text:p>
        <text:p text:style-name="P1">Ta̍k-ke tshuā-tshuā--leh khì lāi-bīn tsē.</text:p>
        <text:p text:style-name="P1"/>
        <text:p text:style-name="P1">好、好。</text:p>
        <text:p text:style-name="P1">Hó, hó.</text:p>
        <text:p text:style-name="P1"/>
        <text:p text:style-name="P1">頭家，</text:p>
        <text:p text:style-name="P1">Thâu-ke, </text:p>
        <text:p text:style-name="P1"/>
        <text:p text:style-name="P1">這位人客欲揣你。</text:p>
        <text:p text:style-name="P1">tsit uī lâng-kheh beh tshē --lí.</text:p>
        <text:p text:style-name="P1"/>
        <text:p text:style-name="P1">喔，</text:p>
        <text:p text:style-name="P1">Ooh, </text:p>
        <text:p text:style-name="P1"/>
        <text:p text:style-name="P1">黃⿰先生，</text:p>
        <text:p text:style-name="P1">N̂g --sia̋n, </text:p>
        <text:p text:style-name="P1"/>
        <text:p text:style-name="P1">你誠久無來矣。</text:p>
        <text:p text:style-name="P1">lí tsiânn kú bô lâi --ah.</text:p>
        <text:p text:style-name="P1"/>
        <text:p text:style-name="P1">王先生，</text:p>
        <text:p text:style-name="P1">Ông --sian-sinn, </text:p>
        <text:p text:style-name="P1"/>
        <text:p text:style-name="P1">恭喜喔。</text:p>
        <text:p text:style-name="P1">kiong-hí --ooh.</text:p>
        <text:p text:style-name="P1"/>
        <text:p text:style-name="P1">啊！</text:p>
        <text:p text:style-name="P1">Ah!</text:p>
        <text:p text:style-name="P1"><text:soft-page-break/></text:p>
        <text:p text:style-name="P1">高小姐，</text:p>
        <text:p text:style-name="P1">Ko sió-tsiá, </text:p>
        <text:p text:style-name="P1"/>
        <text:p text:style-name="P1">人咧等你講，</text:p>
        <text:p text:style-name="P1">lâng leh tán lí kóng, </text:p>
        <text:p text:style-name="P1"/>
        <text:p text:style-name="P1">請請請。</text:p>
        <text:p text:style-name="P1">tshiánn tshiánn tshiánn.</text:p>
        <text:p text:style-name="P1"/>
        <text:p text:style-name="P1">請請請。</text:p>
        <text:p text:style-name="P1">Tshiánn tshiánn tshiánn.</text:p>
        <text:p text:style-name="P1"/>
        <text:p text:style-name="P1">表兄，</text:p>
        <text:p text:style-name="P1">Piáu-hiann, </text:p>
        <text:p text:style-name="P1"/>
        <text:p text:style-name="P1">恭喜乎。</text:p>
        <text:p text:style-name="P1">kiong-hí --honnh.</text:p>
        <text:p text:style-name="P1"/>
        <text:p text:style-name="P1">恭喜啥物咧？</text:p>
        <text:p text:style-name="P1">Kiong-hí siánn-mih --leh?</text:p>
        <text:p text:style-name="P1"/>
        <text:p text:style-name="P1">瑞美昨暗失蹤，</text:p>
        <text:p text:style-name="P1">Suī-bí tsa-àm sit-tsong,</text:p>
        <text:p text:style-name="P1"/>
        <text:p text:style-name="P1">我佇咧揣無人。</text:p>
        <text:p text:style-name="P1">guá tī-leh tshuē bô lâng.</text:p>
        <text:p text:style-name="P1"/>
        <text:p text:style-name="P1">唅？</text:p>
        <text:p text:style-name="P1">Hannh? </text:p>
        <text:p text:style-name="P1"/>
        <text:p text:style-name="P1">誠實的？</text:p>
        <text:p text:style-name="P1">Tsiânn-si̍t --ê? </text:p>
        <text:p text:style-name="P1"/>
        <text:p text:style-name="P1">啊，</text:p>
        <text:p text:style-name="P1">Ah, </text:p>
        <text:p text:style-name="P1"/>
        <text:p text:style-name="P1">我知影矣，</text:p>
        <text:p text:style-name="P1">guá tsai-iánn --ah, </text:p>
        <text:p text:style-name="P1"/>
        <text:p text:style-name="P1">一定是愛阮二兄，</text:p>
        <text:p text:style-name="P1">it-tīng sī ài gún jī-hiann, </text:p>
        <text:p text:style-name="P1"/>
        <text:p text:style-name="P1">綴阮二兄偷走去香港。</text:p>
        <text:p text:style-name="P1">tuè gún jī-hiann thau tsáu-khì Hiong-káng. </text:p>
        <text:p text:style-name="P1"/>
        <text:p text:style-name="P1">表兄，</text:p>
        <text:p text:style-name="P1">Piáu-hiann, </text:p>
        <text:p text:style-name="P1"/>
        <text:p text:style-name="P1">男女的愛情實在是真微妙，</text:p>
        <text:p text:style-name="P1">lâm-lú ê ài-tsîng si̍t-tsāi sī tsin bî-miāu, </text:p>
        <text:p text:style-name="P1"/>
        <text:p text:style-name="P1">予人想袂到乎？</text:p>
        <text:p text:style-name="P1">hōo lâng siūnn bē kàu --honnh?</text:p>
        <text:p text:style-name="P1"/>
        <text:p text:style-name="P1">才阿爸若睏起來矣來，</text:p>
        <text:p text:style-name="P1">Tsiah a-pah nā khùn --khí-lâi --ah lâi, </text:p>
        <text:p text:style-name="P1"/>
        <text:p text:style-name="P1">敢袂用得無新娘呢。</text:p>
        <text:p text:style-name="P1">kám buē-īng-eh bô sin-niû --neh.</text:p>
        <text:p text:style-name="P1"/>
        <text:p text:style-name="P1">啊新娘呢？</text:p>
        <text:p text:style-name="P1">Ah sin-niû --neh ?</text:p>
        <text:p text:style-name="P1"/>
        <text:p text:style-name="P1">新娘就是你啦。</text:p>
        <text:p text:style-name="P1">Sin-niû tiō sī lí --lah.</text:p>
        <text:p text:style-name="P1"/>
        <text:p text:style-name="P1">我？</text:p>
        <text:p text:style-name="P1">Guá?</text:p>
        <text:p text:style-name="P1"/>
        <text:p text:style-name="P1">表兄，</text:p>
        <text:p text:style-name="P1">Piáu-hiann, </text:p>
        <text:p text:style-name="P1"/>
        <text:p text:style-name="P1">我這句話，</text:p>
        <text:p text:style-name="P1"><text:soft-page-break/>guá tsit kù uē, </text:p>
        <text:p text:style-name="P1"/>
        <text:p text:style-name="P1">等你四五年矣。</text:p>
        <text:p text:style-name="P1">tán lí sì gōo nî --ah.</text:p>
        <text:p text:style-name="P1"/>
        <text:p text:style-name="P1">劉媽新娘衫緊咧共我提出來。</text:p>
        <text:p text:style-name="P1">Lâu má sin-niû-sann kín --leh kā guá the̍h --tshut-lâi.</text:p>
        <text:p text:style-name="P1"/>
        <text:p text:style-name="P1">好，</text:p>
        <text:p text:style-name="P1">Hó, </text:p>
        <text:p text:style-name="P1"/>
        <text:p text:style-name="P1">請！</text:p>
        <text:p text:style-name="P1">tshiánn!</text:p>
        <text:p text:style-name="P1"/>
        <text:p text:style-name="P1">唅？</text:p>
        <text:p text:style-name="P1">Hannh? </text:p>
        <text:p text:style-name="P1"/>
        <text:p text:style-name="P1">你、</text:p>
        <text:p text:style-name="P1">Lí, </text:p>
        <text:p text:style-name="P1"/>
        <text:p text:style-name="P1">你！</text:p>
        <text:p text:style-name="P1">lí!</text:p>
        <text:p text:style-name="P1"/>
        <text:p text:style-name="P1">欲走佗去？</text:p>
        <text:p text:style-name="P1">Beh tsáu tó khì?</text:p>
        <text:p text:style-name="P1"/>
        <text:p text:style-name="P1">仁慈的鳳嬌小姐，</text:p>
        <text:p text:style-name="P1">Jîn-tsû ê Hōng-kiau sió-tsiá, </text:p>
        <text:p text:style-name="P1"/>
        <text:p text:style-name="P1">我就是地獄轉來的新娘。</text:p>
        <text:p text:style-name="P1">guá tō sī tē-ga̍k tńg--lâi ê sin-niû.</text:p>
        <text:p text:style-name="P1"/>
        <text:p text:style-name="P1">伊是瑞雲的小妹，</text:p>
        <text:p text:style-name="P1">I sī Suī-hûn ê sió-bē, </text:p>
        <text:p text:style-name="P1"/>
        <text:p text:style-name="P1">瑞美，</text:p>
        <text:p text:style-name="P1">Suī-bí, </text:p>
        <text:p text:style-name="P1"/>
        <text:p text:style-name="P1">就是華僑，</text:p>
        <text:p text:style-name="P1">tō sī huâ-kiâu, </text:p>
        <text:p text:style-name="P1"/>
        <text:p text:style-name="P1">伊是姓in姑丈的姓，</text:p>
        <text:p text:style-name="P1">i sī sìnn in koo-tiūnn ê sìnn, </text:p>
        <text:p text:style-name="P1"/>
        <text:p text:style-name="P1">所以你的計算毋著囉。</text:p>
        <text:p text:style-name="P1">sóo-í lí ê kè-suàn m̄-tio̍h --looh. </text:p>
        <text:p text:style-name="P1"/>
        <text:p text:style-name="P1">這次伊倒轉來臺灣，</text:p>
        <text:p text:style-name="P1">Tsit tshù i tò-tńg--lâi Tâi-uân, </text:p>
        <text:p text:style-name="P1"/>
        <text:p text:style-name="P1">是欲專工調查in大姊失蹤的代誌，</text:p>
        <text:p text:style-name="P1">sī beh tsuan-kang tiâu-tsa in tuā-tsí sit-tsong ê tāi-tsì, </text:p>
        <text:p text:style-name="P1"/>
        <text:p text:style-name="P1">你這盤棋行了錯了。</text:p>
        <text:p text:style-name="P1">lí tsit puânn kî kiânn-liáu tshò --liáu.</text:p>
        <text:p text:style-name="P1"/>
        <text:p text:style-name="P1">哼，</text:p>
        <text:p text:style-name="P1">Hngh, </text:p>
        <text:p text:style-name="P1"/>
        <text:p text:style-name="P1">酒杯下藥的時陣，</text:p>
        <text:p text:style-name="P1">tsiú-pue hē io̍h ê sî-tsūn, </text:p>
        <text:p text:style-name="P1"/>
        <text:p text:style-name="P1">也有阿蘭看著，</text:p>
        <text:p text:style-name="P1">iā ū A-lân khuànn--tio̍h, </text:p>
        <text:p text:style-name="P1"/>
        <text:p text:style-name="P1">你大概想袂到惡有惡報的日子乎？</text:p>
        <text:p text:style-name="P1">lí tāi-khài siūnn bē kàu ok-iú-ok-pò ê ji̍t-tsí --honnh?</text:p>
        <text:p text:style-name="P1"/>
        <text:p text:style-name="P1"><text:soft-page-break/>你為著驚我調查祕密室，</text:p>
        <text:p text:style-name="P1">Lí uī-tio̍h kiann guá tiâu-tsa pì-bi̍t-sik, </text:p>
        <text:p text:style-name="P1"/>
        <text:p text:style-name="P1">才會偷提連太太的皮包，</text:p>
        <text:p text:style-name="P1">tsiah ē thau-the̍h Liân thài-thài ê phê-pau, </text:p>
        <text:p text:style-name="P1"/>
        <text:p text:style-name="P1">囥咧我的屜仔底，</text:p>
        <text:p text:style-name="P1">khǹg leh guá ê thuah-á-té,</text:p>
        <text:p text:style-name="P1"/>
        <text:p text:style-name="P1">才會替我解圍，</text:p>
        <text:p text:style-name="P1">tsiah ē thè guá kái-uî, </text:p>
        <text:p text:style-name="P1"/>
        <text:p text:style-name="P1">提錢予我，</text:p>
        <text:p text:style-name="P1">the̍h tsînn hōo --guá, </text:p>
        <text:p text:style-name="P1"/>
        <text:p text:style-name="P1">介紹職業，</text:p>
        <text:p text:style-name="P1">kài-siāu tsit-gia̍p, </text:p>
        <text:p text:style-name="P1"/>
        <text:p text:style-name="P1">原來你就是一个偽善者，</text:p>
        <text:p text:style-name="P1">guân-lâi lí tō sī tsi̍t ê guī-siān tsiá, </text:p>
        <text:p text:style-name="P1"/>
        <text:p text:style-name="P1">真想袂到。</text:p>
        <text:p text:style-name="P1">tsin siūnn buē kàu.</text:p>
        <text:p text:style-name="P1"/>
        <text:p text:style-name="P1">表兄，</text:p>
        <text:p text:style-name="P1">Piáu-hiann, </text:p>
        <text:p text:style-name="P1"/>
        <text:p text:style-name="P1">我會做這款代誌，</text:p>
        <text:p text:style-name="P1">guá ē tsuè tsit khuán tāi-tsì, </text:p>
        <text:p text:style-name="P1"/>
        <text:p text:style-name="P1">也是我愛你。</text:p>
        <text:p text:style-name="P1">iā-sī guá ài lí.</text:p>
        <text:p text:style-name="P1"/>
        <text:p text:style-name="P1">真正的愛毋是玩弄手段來奪取的。</text:p>
        <text:p text:style-name="P1">tsin-tsiànn ê ài m̄ sī uán-lōng tshiú-tuānn lâi tua̍t-tshú --ê.</text:p>
        <text:p text:style-name="P1"/>
        <text:p text:style-name="P1">行。</text:p>
        <text:p text:style-name="P1">Kiânn.</text:p>
        <text:p text:style-name="P1"/>
        <text:p text:style-name="P1">你害死阮媽媽，</text:p>
        <text:p text:style-name="P1">Lí hāi-sí gún má-mah, </text:p>
        <text:p text:style-name="P1"/>
        <text:p text:style-name="P1">媽媽還我啦，</text:p>
        <text:p text:style-name="P1">má-mah hîng --guá --lah, </text:p>
        <text:p text:style-name="P1"/>
        <text:p text:style-name="P1">媽媽還我啦，</text:p>
        <text:p text:style-name="P1">má-mah hîng --guá --lah, </text:p>
        <text:p text:style-name="P1"/>
        <text:p text:style-name="P1">毋管伊矣啦。</text:p>
        <text:p text:style-name="P1">m̄-kuán --i --ah --lah.</text:p>
        <text:p text:style-name="P1"/>
        <text:p text:style-name="P1">淑媛、</text:p>
        <text:p text:style-name="P1">Siok-luán, </text:p>
        <text:p text:style-name="P1"/>
        <text:p text:style-name="P1">淑媛，</text:p>
        <text:p text:style-name="P1">Siok-luán, </text:p>
        <text:p text:style-name="P1"/>
        <text:p text:style-name="P1">毋好按呢。</text:p>
        <text:p text:style-name="P1">m̄-hó án-ne. </text:p>
        <text:p text:style-name="P1"/>
        <text:p text:style-name="P1">毋好按呢，</text:p>
        <text:p text:style-name="P1">M̄-hó án-ne, </text:p>
        <text:p text:style-name="P1"/>
        <text:p text:style-name="P1">恁媽媽的死，</text:p>
        <text:p text:style-name="P1">lín má-mah ê sí,</text:p>
        <text:p text:style-name="P1"/>
        <text:p text:style-name="P1">官廳會替咱辦，</text:p>
        <text:p text:style-name="P1">kuann-thiann ē thè lán pān, </text:p>
        <text:p text:style-name="P1"/>
        <text:p text:style-name="P1">老師，</text:p>
        <text:p text:style-name="P1">lāu-su, </text:p>
        <text:p text:style-name="P1"/>
        <text:p text:style-name="P1">媽媽會疼你，</text:p>
        <text:p text:style-name="P1"><text:soft-page-break/>má-mah ē thiànn --lí, </text:p>
        <text:p text:style-name="P1"/>
        <text:p text:style-name="P1">乎？</text:p>
        <text:p text:style-name="P1">honnh?</text:p>
        <text:p text:style-name="P1"/>
        <text:p text:style-name="P1">啊哈，</text:p>
        <text:p text:style-name="P1">Ah ha, </text:p>
        <text:p text:style-name="P1"/>
        <text:p text:style-name="P1">呃，</text:p>
        <text:p text:style-name="P1">eh,</text:p>
        <text:p text:style-name="P1"/>
        <text:p text:style-name="P1">予各位受驚真對不住，</text:p>
        <text:p text:style-name="P1">hōo kok-uī siū-kiann tsin tuì-put-tsū, </text:p>
        <text:p text:style-name="P1"/>
        <text:p text:style-name="P1">啊，</text:p>
        <text:p text:style-name="P1">ah, </text:p>
        <text:p text:style-name="P1"/>
        <text:p text:style-name="P1">對不住。</text:p>
        <text:p text:style-name="P1">tuì-put-tsū. </text:p>
        <text:p text:style-name="P1"/>
        <text:p text:style-name="P1">劉媽！</text:p>
        <text:p text:style-name="P1">Lâu má!</text:p>
        <text:p text:style-name="P1"/>
        <text:p text:style-name="P1">唅？</text:p>
        <text:p text:style-name="P1">Hannh?</text:p>
        <text:p text:style-name="P1"/>
        <text:p text:style-name="P1">準備結婚典禮！</text:p>
        <text:p text:style-name="P1">Tsún-pī kiat-hun tián-lé!</text:p>
        <text:p text:style-name="P1"/>
        <text:p text:style-name="P1">好，</text:p>
        <text:p text:style-name="P1">Hó, </text:p>
        <text:p text:style-name="P1"/>
        <text:p text:style-name="P1">結婚典禮開始！</text:p>
        <text:p text:style-name="P1">kiat-hun tián-lé khai-sí!</text:p>
        <text:p text:style-name="P1"/>
        <text:p text:style-name="P1">好好！</text:p>
        <text:p text:style-name="P1">Hó hó!</text:p>
        <text:p text:style-name="P1"/>
        <text:p text:style-name="P1"><text:s/>歷經了一切事後 ，</text:p>
        <text:p text:style-name="P1"><text:s/>歷經了一切事後 , </text:p>
        <text:p text:style-name="P1"/>
        <text:p text:style-name="P1">從今以後心輕鬆，</text:p>
        <text:p text:style-name="P1">tsiông-kim í-āu sim khin-sang, </text:p>
        <text:p text:style-name="P1"/>
        <text:p text:style-name="P1">過車一日無看日，</text:p>
        <text:p text:style-name="P1">kè tshia tsi̍t ji̍t bô khuànn ji̍t, </text:p>
        <text:p text:style-name="P1"/>
        <text:p text:style-name="P1">快樂心茫茫，</text:p>
        <text:p text:style-name="P1">khuài-lo̍k sim bâng-bâng, </text:p>
        <text:p text:style-name="P1"/>
        <text:p text:style-name="P1">妖嬌美麗好青春，</text:p>
        <text:p text:style-name="P1">iau-kiau bí-lē hó tshing-tshun, </text:p>
        <text:p text:style-name="P1"/>
        <text:p text:style-name="P1"><text:s/>就好像在 咱兩人，</text:p>
        <text:p text:style-name="P1"><text:s/>就好像在 <text:s/>lán nn̄g lâng, </text:p>
        <text:p text:style-name="P1"/>
        <text:p text:style-name="P1">沿路接受溫柔風，</text:p>
        <text:p text:style-name="P1">iân-lōo tsiap-siū un-jiû hong, </text:p>
        <text:p text:style-name="P1"/>
        <text:p text:style-name="P1">溫暖青春夢，</text:p>
        <text:p text:style-name="P1">un-luán tshing-tshun bāng, </text:p>
        <text:p text:style-name="P1"/>
        <text:p text:style-name="P1">當做是一場好夢，</text:p>
        <text:p text:style-name="P1">tòng-tsuè sī tsi̍t tiûnn hó bāng, </text:p>
        <text:p text:style-name="P1"/>
        <text:p text:style-name="P1">無事趕來相思夢，</text:p>
        <text:p text:style-name="P1">bô sū kuánn lâi siunn-si bāng, </text:p>
        <text:p text:style-name="P1"/>
        <text:p text:style-name="P1">你在幸福好將來，</text:p>
        <text:p text:style-name="P1">lí tsāi hīng-hok hó tsiong-lâi, </text:p>
        <text:p text:style-name="P1"/>
        <text:p text:style-name="P1">快樂笑情朗，</text:p>
        <text:p text:style-name="P1"><text:soft-page-break/>khuài-lo̍k tshiò tsîng láng, </text:p>
        <text:p text:style-name="P1"/>
        <text:p text:style-name="P1">妖嬌美麗好青春，</text:p>
        <text:p text:style-name="P1">iau-kiau bí-lē hó tshing-tshun, </text:p>
        <text:p text:style-name="P1"/>
        <text:p text:style-name="P1"><text:s/>就好像在 咱兩人。</text:p>
        <text:p text:style-name="P1"><text:s/>就好像在 <text:s/>lán nn̄g lân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64cd" officeooo:paragraph-rsid="000464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660-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1:29:17.598967173</dc:date>
    <meta:editing-duration>PT5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0" meta:paragraph-count="3282" meta:word-count="16881" meta:character-count="46397" meta:non-whitespace-character-count="39905"/>
  </office:meta>
</office:document-meta>
</file>